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204cm" fo:margin-left="2.233cm" fo:margin-right="1.563cm" table:align="margins" style:writing-mode="lr-tb"/>
    </style:style>
    <style:style style:name="表3.A" style:family="table-column">
      <style:table-column-properties style:column-width="1.058cm" style:rel-column-width="5252*"/>
    </style:style>
    <style:style style:name="表3.B" style:family="table-column">
      <style:table-column-properties style:column-width="12.146cm" style:rel-column-width="6028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3.204cm" fo:margin-left="2.233cm" fo:margin-right="1.563cm" table:align="margins" style:writing-mode="lr-tb"/>
    </style:style>
    <style:style style:name="表6.A" style:family="table-column">
      <style:table-column-properties style:column-width="1.058cm" style:rel-column-width="5252*"/>
    </style:style>
    <style:style style:name="表6.B" style:family="table-column">
      <style:table-column-properties style:column-width="12.146cm" style:rel-column-width="60283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2.508cm" fo:margin-left="1.871cm" fo:margin-right="2.621cm" table:align="margins" style:writing-mode="lr-tb"/>
    </style:style>
    <style:style style:name="表8.A" style:family="table-column">
      <style:table-column-properties style:column-width="1.348cm" style:rel-column-width="7060*"/>
    </style:style>
    <style:style style:name="表8.B" style:family="table-column">
      <style:table-column-properties style:column-width="11.16cm" style:rel-column-width="58475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none" fo:border-right="0.002cm solid #000000" fo:border-top="none" fo:border-bottom="0.002cm solid #000000"/>
    </style:style>
    <style:style style:name="表9" style:family="table">
      <style:table-properties style:width="12.508cm" fo:margin-left="1.871cm" fo:margin-right="2.621cm" table:align="margins" style:writing-mode="lr-tb"/>
    </style:style>
    <style:style style:name="表9.A" style:family="table-column">
      <style:table-column-properties style:column-width="1.348cm" style:rel-column-width="7060*"/>
    </style:style>
    <style:style style:name="表9.B" style:family="table-column">
      <style:table-column-properties style:column-width="11.16cm" style:rel-column-width="58475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none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0.938cm" style:rel-column-width="3617*"/>
    </style:style>
    <style:style style:name="表11.B" style:family="table-column">
      <style:table-column-properties style:column-width="16.062cm" style:rel-column-width="6191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254cm" fo:margin-left="1.367cm" fo:margin-right="2.379cm" table:align="margins" style:writing-mode="lr-tb"/>
    </style:style>
    <style:style style:name="表13.A" style:family="table-column">
      <style:table-column-properties style:column-width="1.034cm" style:rel-column-width="5110*"/>
    </style:style>
    <style:style style:name="表13.B" style:family="table-column">
      <style:table-column-properties style:column-width="12.22cm" style:rel-column-width="60425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254cm" fo:margin-left="1.367cm" fo:margin-right="2.379cm" table:align="margins" style:writing-mode="lr-tb"/>
    </style:style>
    <style:style style:name="表14.A" style:family="table-column">
      <style:table-column-properties style:column-width="1.034cm" style:rel-column-width="5110*"/>
    </style:style>
    <style:style style:name="表14.B" style:family="table-column">
      <style:table-column-properties style:column-width="12.22cm" style:rel-column-width="60425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5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.49cm" style:rel-column-width="5745*"/>
    </style:style>
    <style:style style:name="表15.B" style:family="table-column">
      <style:table-column-properties style:column-width="15.51cm" style:rel-column-width="59790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.49cm" style:rel-column-width="5745*"/>
    </style:style>
    <style:style style:name="表16.B" style:family="table-column">
      <style:table-column-properties style:column-width="15.51cm" style:rel-column-width="59790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.49cm" style:rel-column-width="5745*"/>
    </style:style>
    <style:style style:name="表17.B" style:family="table-column">
      <style:table-column-properties style:column-width="15.51cm" style:rel-column-width="59790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10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able_20_Contents">
      <style:text-properties style:font-name="Arial" fo:font-size="14pt" style:font-name-asian="Arial" style:font-size-asian="14pt" style:language-asian="ja" style:country-asian="JP" style:font-size-complex="14pt"/>
    </style:style>
    <style:style style:name="P4" style:family="paragraph" style:parent-style-name="Table_20_Contents">
      <style:text-properties style:font-name="Arial" fo:font-size="14pt" fo:background-color="#33ff99" style:font-name-asian="Arial" style:font-size-asian="14pt" style:font-size-complex="14pt"/>
    </style:style>
    <style:style style:name="P5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6" style:family="paragraph" style:parent-style-name="Table_20_Contents">
      <style:text-properties style:font-name="Arial" fo:font-size="14pt" style:text-underline-style="solid" style:text-underline-type="double" style:text-underline-width="auto" style:text-underline-color="font-color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3pt" fo:font-style="normal" style:text-underline-style="none" fo:font-weight="bold" style:text-blinking="false" fo:background-color="#ffff00" style:font-name-asian="Arial" style:font-size-asian="13pt" style:language-asian="ja" style:country-asian="JP" style:font-weight-asian="bold" style:font-size-complex="13pt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weight-asian="bold" style:font-size-complex="20pt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2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style:font-size-asian="14pt" style:font-size-complex="14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4pt" fo:background-color="#ffffff" style:font-size-asian="14pt" style:font-size-complex="14pt"/>
    </style:style>
    <style:style style:name="P29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0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31" style:family="paragraph" style:parent-style-name="Preformatted_20_Text"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32" style:family="paragraph" style:parent-style-name="Table_20_Contents">
      <style:paragraph-properties fo:background-color="#996600">
        <style:background-image/>
      </style:paragraph-properties>
      <style:text-properties style:font-name="Verdana" fo:font-size="14pt" style:font-size-asian="14pt" style:font-size-complex="14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style:font-name="Verdana" fo:font-size="20pt" style:font-size-asian="20pt" style:font-size-complex="20pt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4pt" fo:background-color="transparent" style:font-size-asian="14pt" style:font-size-complex="14pt"/>
    </style:style>
    <style:style style:name="P35" style:family="paragraph" style:parent-style-name="Table_20_Contents" style:list-style-name="L7">
      <style:text-properties style:font-name="Arial" fo:font-size="14pt" style:font-name-asian="Arial" style:font-size-asian="14pt" style:language-asian="ja" style:country-asian="JP" style:font-size-complex="14pt"/>
    </style:style>
    <style:style style:name="P36" style:family="paragraph" style:parent-style-name="Table_20_Contents" style:list-style-name="L7">
      <style:text-properties style:font-name="Arial" fo:font-size="14pt" style:font-name-asian="Arial" style:font-size-asian="14pt" style:font-size-complex="14pt"/>
    </style:style>
    <style:style style:name="P37" style:family="paragraph" style:parent-style-name="Table_20_Contents" style:list-style-name="L14">
      <style:text-properties style:font-name="Arial" fo:font-size="14pt" style:font-name-asian="Arial" style:font-size-asian="14pt" style:font-size-complex="14pt"/>
    </style:style>
    <style:style style:name="P38" style:family="paragraph" style:parent-style-name="Table_20_Contents" style:list-style-name="L21">
      <style:text-properties style:font-name="Arial" fo:font-size="14pt" style:font-name-asian="Arial" style:font-size-asian="14pt" style:font-size-complex="14pt"/>
    </style:style>
    <style:style style:name="P39" style:family="paragraph" style:parent-style-name="Table_20_Contents" style:list-style-name="L22">
      <style:text-properties style:font-name="Arial" fo:font-size="14pt" style:font-name-asian="Arial" style:font-size-asian="14pt" style:font-size-complex="14pt"/>
    </style:style>
    <style:style style:name="P40" style:family="paragraph" style:parent-style-name="Table_20_Contents" style:list-style-name="L23">
      <style:text-properties style:font-name="Arial" fo:font-size="14pt" style:font-name-asian="Arial" style:font-size-asian="14pt" style:font-size-complex="14pt"/>
    </style:style>
    <style:style style:name="P41" style:family="paragraph" style:parent-style-name="Table_20_Contents" style:list-style-name="L24">
      <style:text-properties style:font-name="Arial" fo:font-size="14pt" style:font-name-asian="Arial" style:font-size-asian="14pt" style:font-size-complex="14pt"/>
    </style:style>
    <style:style style:name="P42" style:family="paragraph" style:parent-style-name="Table_20_Contents" style:list-style-name="L124">
      <style:text-properties style:font-name="Verdana" fo:font-size="14pt" style:font-size-asian="14pt" style:font-size-complex="14pt"/>
    </style:style>
    <style:style style:name="P43" style:family="paragraph" style:parent-style-name="Table_20_Contents" style:list-style-name="L125">
      <style:text-properties style:font-name="Verdana" fo:font-size="14pt" style:font-size-asian="14pt" style:font-size-complex="14pt"/>
    </style:style>
    <style:style style:name="P44" style:family="paragraph" style:parent-style-name="Table_20_Contents" style:list-style-name="L126">
      <style:text-properties style:font-name="Verdana" fo:font-size="14pt" style:font-size-asian="14pt" style:font-size-complex="14pt"/>
    </style:style>
    <style:style style:name="P45" style:family="paragraph" style:parent-style-name="Table_20_Contents" style:list-style-name="L127">
      <style:text-properties style:font-name="Verdana" fo:font-size="14pt" style:font-size-asian="14pt" style:font-size-complex="14pt"/>
    </style:style>
    <style:style style:name="P46" style:family="paragraph" style:parent-style-name="Table_20_Contents" style:list-style-name="L124">
      <style:text-properties style:font-name="Verdana" fo:font-size="14pt" fo:background-color="#996600" style:font-size-asian="14pt" style:font-size-complex="14pt"/>
    </style:style>
    <style:style style:name="P47" style:family="paragraph" style:parent-style-name="Text_20_body" style:list-style-name="L123">
      <style:paragraph-properties fo:line-height="150%"/>
      <style:text-properties style:font-name="Arial" style:font-name-asian="Arial"/>
    </style:style>
    <style:style style:name="P4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33">
      <style:paragraph-properties fo:margin-top="0cm" fo:margin-bottom="0cm" fo:line-height="150%" fo:text-align="start" style:justify-single-word="false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5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6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7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8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9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0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1" style:family="paragraph" style:parent-style-name="Text_20_body" style:list-style-name="L6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2" style:family="paragraph" style:parent-style-name="Text_20_body" style:list-style-name="L7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3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4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5" style:family="paragraph" style:parent-style-name="Text_20_body" style:list-style-name="L7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6" style:family="paragraph" style:parent-style-name="Text_20_body" style:list-style-name="L7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7" style:family="paragraph" style:parent-style-name="Text_20_body" style:list-style-name="L7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8" style:family="paragraph" style:parent-style-name="Text_20_body" style:list-style-name="L7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9" style:family="paragraph" style:parent-style-name="Text_20_body" style:list-style-name="L7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0" style:family="paragraph" style:parent-style-name="Text_20_body" style:list-style-name="L7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1" style:family="paragraph" style:parent-style-name="Text_20_body" style:list-style-name="L7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2" style:family="paragraph" style:parent-style-name="Text_20_body" style:list-style-name="L8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3" style:family="paragraph" style:parent-style-name="Text_20_body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4" style:family="paragraph" style:parent-style-name="Text_20_body" style:list-style-name="L8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5" style:family="paragraph" style:parent-style-name="Text_20_body" style:list-style-name="L8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6" style:family="paragraph" style:parent-style-name="Text_20_body" style:list-style-name="L8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7" style:family="paragraph" style:parent-style-name="Text_20_body" style:list-style-name="L8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8" style:family="paragraph" style:parent-style-name="Text_20_body" style:list-style-name="L8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29" style:family="paragraph" style:parent-style-name="Text_20_body" style:list-style-name="L8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0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1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2" style:family="paragraph" style:parent-style-name="Text_20_body" style:list-style-name="L9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3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4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5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6" style:family="paragraph" style:parent-style-name="Text_20_body" style:list-style-name="L9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7" style:family="paragraph" style:parent-style-name="Text_20_body" style:list-style-name="L9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8" style:family="paragraph" style:parent-style-name="Text_20_body" style:list-style-name="L9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9" style:family="paragraph" style:parent-style-name="Text_20_body" style:list-style-name="L9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0" style:family="paragraph" style:parent-style-name="Text_20_body" style:list-style-name="L9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1" style:family="paragraph" style:parent-style-name="Text_20_body" style:list-style-name="L9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2" style:family="paragraph" style:parent-style-name="Text_20_body" style:list-style-name="L10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3" style:family="paragraph" style:parent-style-name="Text_20_body" style:list-style-name="L10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4" style:family="paragraph" style:parent-style-name="Text_20_body" style:list-style-name="L10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5" style:family="paragraph" style:parent-style-name="Text_20_body" style:list-style-name="L10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6" style:family="paragraph" style:parent-style-name="Text_20_body" style:list-style-name="L10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7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8" style:family="paragraph" style:parent-style-name="Text_20_body" style:list-style-name="L10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9" style:family="paragraph" style:parent-style-name="Text_20_body" style:list-style-name="L10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0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1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2" style:family="paragraph" style:parent-style-name="Text_20_body" style:list-style-name="L1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3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4" style:family="paragraph" style:parent-style-name="Text_20_body" style:list-style-name="L1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5" style:family="paragraph" style:parent-style-name="Text_20_body" style:list-style-name="L1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6" style:family="paragraph" style:parent-style-name="Text_20_body" style:list-style-name="L1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7" style:family="paragraph" style:parent-style-name="Text_20_body" style:list-style-name="L1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2" style:family="paragraph" style:parent-style-name="Text_20_body" style:list-style-name="L1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3" style:family="paragraph" style:parent-style-name="Text_20_body" style:list-style-name="L1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4" style:family="paragraph" style:parent-style-name="Text_20_body" style:list-style-name="L1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5" style:family="paragraph" style:parent-style-name="Text_20_body" style:list-style-name="L1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6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7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8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69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0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2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3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5" style:family="paragraph" style:parent-style-name="Text_20_body" style:list-style-name="L10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6" style:family="paragraph" style:parent-style-name="Text_20_body" style:list-style-name="L10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7" style:family="paragraph" style:parent-style-name="Text_20_body" style:list-style-name="L1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8" style:family="paragraph" style:parent-style-name="Text_20_body" style:list-style-name="L1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79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0" style:family="paragraph" style:parent-style-name="Text_20_body" style:list-style-name="L1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1" style:family="paragraph" style:parent-style-name="Text_20_body" style:list-style-name="L1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82" style:family="paragraph" style:parent-style-name="Text_20_body" style:list-style-name="L1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3" style:family="paragraph" style:parent-style-name="Text_20_body" style:list-style-name="L1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8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85" style:family="paragraph" style:parent-style-name="Text_20_body" style:list-style-name="L88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6" style:family="paragraph" style:parent-style-name="Text_20_body" style:list-style-name="L89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7" style:family="paragraph" style:parent-style-name="Text_20_body" style:list-style-name="L91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8" style:family="paragraph" style:parent-style-name="Text_20_body" style:list-style-name="L92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89" style:family="paragraph" style:parent-style-name="Text_20_body" style:list-style-name="L93">
      <style:paragraph-properties fo:margin-top="0cm" fo:margin-bottom="0cm" fo:line-height="150%" style:writing-mode="lr-tb"/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P190" style:family="paragraph" style:parent-style-name="Text_20_body" style:list-style-name="L105">
      <style:paragraph-properties fo:margin-top="0cm" fo:margin-bottom="0cm" fo:line-height="150%" style:writing-mode="lr-tb"/>
      <style:text-properties fo:font-variant="normal" fo:text-transform="none" fo:color="#6600ff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1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2" style:family="paragraph" style:parent-style-name="Text_20_body" style:list-style-name="L11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9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0pt" fo:font-style="normal" style:text-underline-style="none" fo:font-weight="bold" style:text-blinking="false" fo:background-color="#ffff00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4" style:family="paragraph" style:parent-style-name="Text_20_body" style:list-style-name="L29">
      <style:paragraph-properties fo:margin-top="0cm" fo:margin-bottom="0cm" fo:line-height="150%" style:writing-mode="lr-tb"/>
      <style:text-properties style:text-line-through-style="none" style:font-name="Arial" fo:font-size="14pt" fo:font-style="normal" style:text-underline-style="none" fo:font-weight="normal" style:font-name-asian="Arial" style:font-size-asian="14pt" style:font-size-complex="14pt"/>
    </style:style>
    <style:style style:name="P195" style:family="paragraph" style:parent-style-name="Text_20_body" style:list-style-name="L8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6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7" style:family="paragraph" style:parent-style-name="Text_20_body" style:list-style-name="L93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8" style:family="paragraph" style:parent-style-name="Text_20_body" style:list-style-name="L95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199" style:family="paragraph" style:parent-style-name="Text_20_body" style:list-style-name="L97">
      <style:paragraph-properties fo:margin-top="0cm" fo:margin-bottom="0cm" fo:line-height="150%" style:writing-mode="lr-tb"/>
      <style:text-properties fo:color="#000000" style:font-name="Arial" fo:font-size="14pt" style:font-name-asian="Arial" style:font-size-asian="14pt" style:font-size-complex="14pt"/>
    </style:style>
    <style:style style:name="P200" style:family="paragraph" style:parent-style-name="Text_20_body" style:list-style-name="L88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1" style:family="paragraph" style:parent-style-name="Text_20_body" style:list-style-name="L89">
      <style:paragraph-properties fo:margin-top="0cm" fo:margin-bottom="0cm" fo:line-height="150%" style:writing-mode="lr-tb"/>
      <style:text-properties fo:color="#000000" style:font-name="Arial" fo:font-size="14pt" fo:font-style="normal" style:font-name-asian="Arial" style:font-size-asian="14pt" style:font-size-complex="14pt"/>
    </style:style>
    <style:style style:name="P202" style:family="paragraph" style:parent-style-name="Text_20_body" style:list-style-name="L90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3" style:family="paragraph" style:parent-style-name="Text_20_body" style:list-style-name="L91">
      <style:paragraph-properties fo:margin-top="0cm" fo:margin-bottom="0cm" fo:line-height="150%" style:writing-mode="lr-tb"/>
      <style:text-properties fo:color="#557f5f" style:font-name="Consolas" fo:font-size="10pt" style:font-name-asian="Consolas" style:font-size-asian="10pt" style:font-name-complex="Consolas" style:font-size-complex="10pt"/>
    </style:style>
    <style:style style:name="P204" style:family="paragraph" style:parent-style-name="Text_20_body">
      <style:paragraph-properties fo:margin-top="0cm" fo:margin-bottom="0cm" fo:line-height="150%" style:writing-mode="lr-tb"/>
      <style:text-properties style:font-name="Arial" fo:font-size="14pt" fo:font-weight="normal" style:font-name-asian="Arial" style:font-size-asian="14pt" style:font-size-complex="14pt"/>
    </style:style>
    <style:style style:name="P20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206" style:family="paragraph" style:parent-style-name="Standard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7" style:family="paragraph" style:parent-style-name="Standard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8" style:family="paragraph" style:parent-style-name="Standard" style:list-style-name="L8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color="#ff0000" fo:font-size="13pt" fo:background-color="#f4cccc" style:font-size-asian="13pt" style:font-size-complex="13pt"/>
    </style:style>
    <style:style style:name="T4" style:family="text">
      <style:text-properties fo:font-size="13pt" fo:font-style="italic" fo:font-weight="bold" fo:background-color="#ffcc00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style:style style:name="T8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font-name="Arial" fo:font-size="15pt" fo:font-style="italic" style:text-underline-style="none" fo:font-weight="bold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13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fo:background-color="#ffcc00" style:language-asian="ja" style:country-asian="JP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fo:font-size="13pt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blinking="false" fo:background-color="transparent"/>
    </style:style>
    <style:style style:name="T16" style:family="text">
      <style:text-properties fo:font-variant="normal" fo:text-transform="none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style:text-line-through-style="none" style:text-underline-style="none" fo:font-weight="normal" style:text-blinking="false" fo:background-color="transparent"/>
    </style:style>
    <style:style style:name="T18" style:family="text">
      <style:text-properties fo:font-variant="normal" fo:text-transform="none" fo:color="#ff0000" style:text-line-through-style="none" fo:font-size="15pt" fo:font-style="normal" style:text-underline-style="none" fo:font-weight="normal" style:text-blinking="false" fo:background-color="#f4cccc"/>
    </style:style>
    <style:style style:name="T19" style:family="text">
      <style:text-properties fo:font-variant="normal" fo:text-transform="none" fo:color="#ff0000" style:text-line-through-style="none" fo:font-size="15pt" style:text-underline-style="none" fo:font-weight="normal" style:text-blinking="false" fo:background-color="#f4cccc"/>
    </style:style>
    <style:style style:name="T20" style:family="text">
      <style:text-properties fo:font-variant="normal" fo:text-transform="none" fo:color="#557f5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1" style:family="text">
      <style:text-properties fo:font-variant="normal" fo:text-transform="none" fo:color="#3f55bf" style:text-line-through-style="none" style:font-name="Consolas" fo:font-size="10pt" fo:font-style="normal" style:text-underline-style="none" fo:font-weight="normal" style:text-blinking="false" fo:background-color="transparent" style:font-name-asian="Consolas" style:font-size-asian="10pt" style:font-name-complex="Consolas" style:font-size-complex="10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5pt" fo:background-color="#ccff66" style:font-size-asian="15pt" style:font-size-complex="15pt"/>
    </style:style>
    <style:style style:name="T24" style:family="text">
      <style:text-properties fo:font-size="15pt" fo:background-color="#ccff66" style:font-size-asian="15pt" style:font-weight-asian="normal" style:font-size-complex="15pt" style:font-weight-complex="normal"/>
    </style:style>
    <style:style style:name="T25" style:family="text">
      <style:text-properties style:text-line-through-style="none" style:text-underline-style="none" style:text-blinking="false" fo:background-color="transparent"/>
    </style:style>
    <style:style style:name="T26" style:family="text">
      <style:text-properties style:language-asian="ja" style:country-asian="JP"/>
    </style:style>
    <style:style style:name="T27" style:family="text">
      <style:text-properties fo:background-color="#33ff99"/>
    </style:style>
    <style:style style:name="T28" style:family="text">
      <style:text-properties style:text-outline="false" fo:font-size="12pt" fo:text-shadow="none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29" style:family="text">
      <style:text-properties style:text-position="super 58%"/>
    </style:style>
    <style:style style:name="T30" style:family="text">
      <style:text-properties style:font-name="Verdana"/>
    </style:style>
    <style:style style:name="T31" style:family="text">
      <style:text-properties fo:color="#9966cc"/>
    </style:style>
    <style:style style:name="T32" style:family="text">
      <style:text-properties fo:color="#557f5f" style:font-name="Consolas" fo:font-size="10pt" style:font-name-asian="Consolas" style:font-size-asian="10pt" style:font-name-complex="Consolas" style:font-size-complex="10pt"/>
    </style:style>
    <style:style style:name="T33" style:family="text">
      <style:text-properties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4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35" style:family="text">
      <style:text-properties fo:color="#3f55bf" style:font-name="Consolas" fo:font-size="10pt" style:font-name-asian="Consolas" style:font-size-asian="10pt" style:font-name-complex="Consolas" style:font-size-complex="10pt"/>
    </style:style>
    <style:style style:name="T36" style:family="text">
      <style:text-properties fo:color="#0084d1" fo:font-size="20pt" fo:font-weight="bold" fo:background-color="#ffff00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T37" style:family="text">
      <style:text-properties fo:color="#9933ff"/>
    </style:style>
    <style:style style:name="T3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3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表4" table:style-name="表4">
        <table:table-column table:style-name="表4.A"/>
        <table:table-row>
          <table:table-cell table:style-name="表4.A1" office:value-type="string">
            <text:p text:style-name="P9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admin/slice_Raw_Data_By_Week" text:style-name="Internet_20_link" text:visited-style-name="Visited_20_Internet_20_Link">http://localhost/Eclipse_Luna/Cake_IFM11/fx_admin/slice_Raw_Data_By_Week</text:a></text:p>
          </table:table-cell>
        </table:table-row>
        <table:table-row>
          <table:table-cell table:style-name="表4.A2" office:value-type="string">
            <text:p text:style-name="P20"><text:a xlink:type="simple" xlink:href="https://www.gaitamefinest.com/services/tol_dem_entry_mt4.php" text:style-name="Internet_20_link" text:visited-style-name="Visited_20_Internet_20_Link">https://www.gaitamefinest.com/services/tol_dem_entry_mt4.php</text:a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0"><text:a xlink:type="simple" xlink:href="http://localhost/Eclipse_Luna/Cake_IFM11/fx_utilities/util_3__Gen_Trading_Result_List" text:style-name="Internet_20_link" text:visited-style-name="Visited_20_Internet_20_Link">http://localhost/Eclipse_Luna/Cake_IFM11/fx_utilities/util_3__Gen_Trading_Result_List</text:a></text:p>
          </table:table-cell>
        </table:table-row>
        <table:table-row>
          <table:table-cell table:style-name="表4.A2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4.A2" office:value-type="string">
            <text:p text:style-name="P6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11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<text:soft-page-break/>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1">f C:\Users\iwabuchiken\AppData\Roaming\MetaQuotes\Terminal\34B08C83A5AAE27A4079DE708E60511E\MQL4\Files\Report_Trades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C</text:a><text:span text:style-name="T25">:\Users\iwabuchiken\AppData\Roaming\MetaQuotes\Terminal\34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1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9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<text:p text:style-name="P9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<text:p text:style-name="P9"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9"/>
      <text:p text:style-name="P10"><text:span text:style-name="T4">12.1_1</text:span>---------------------------------------------------------------------------</text:p>
      <text:p text:style-name="P8">res free# JVEMV6 44#12.1_1 / 44. currency / 12. admin / 1. setup-mt4-in-note-pc / 20200514_141558</text:p>
      <text:p text:style-name="P9"/>
      <text:p text:style-name="P9">[do] <text:span text:style-name="T1">#_ </text:span></text:p>
      <text:list xml:id="list4623203816644230230" text:style-name="L1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<text:soft-page-break/>==&gt; see memo (log file in “shortcut...”)</text:p>
            </text:list-item>
          </text:list>
        </text:list-item>
      </text:list>
      <text:p text:style-name="P9"/>
      <text:p text:style-name="P9">[next]</text:p>
      <text:list xml:id="list2033446526658587353" text:style-name="L2">
        <text:list-item>
          <text:p text:style-name="P50">TASK : COMP</text:p>
        </text:list-item>
      </text:list>
      <text:p text:style-name="P9">[further]</text:p>
      <text:p text:style-name="P19"><text:span text:style-name="T22"><text:line-break/></text:span><text:span text:style-name="T23">[/ XXX] 20200514_141625</text:span></text:p>
      <text:p text:style-name="P29"/>
      <text:p text:style-name="P15"/>
      <text:p text:style-name="P7"/>
      <text:p text:style-name="P9"><text:span text:style-name="T5">11.1_ X</text:span>---------------------------------------------------------------------------</text:p>
      <text:p text:style-name="P23">res free# JVEMV6 44#11.3_1.1_1 / 44. currency / 11. prog-mt4 / 3. ea / 1.1 ea-5.1 / 20200515_115452</text:p>
      <text:p text:style-name="P9"/>
      <text:p text:style-name="P9">[do] <text:span text:style-name="T1">#_ </text:span></text:p>
      <text:list xml:id="list4789168980148786261" text:style-name="L3">
        <text:list-item>
          <text:p text:style-name="P51">REVIEW </text:p>
        </text:list-item>
        <text:list-item>
          <text:p text:style-name="P51">TASK-1 : start</text:p>
          <text:list>
            <text:list-item>
              <text:p text:style-name="P51"><text:span text:style-name="T1">#_ </text:span>T-1.1</text:p>
              <text:list>
                <text:list-item>
                  <text:p text:style-name="P51">DUP ==&gt; ea-4.mq4</text:p>
                </text:list-item>
                <text:list-item>
                  <text:p text:style-name="P51">func list</text:p>
                  <text:list>
                    <text:list-item>
                      <text:p text:style-name="P51">gen-func-list.bat // (C:\Users\iwabuchiken\AppData\Roaming\MetaQuotes\Terminal\34B08C83A5AAE27A4079DE708E60511E\MQL4\utils)</text:p>
                      <text:list>
                        <text:list-item>
                          <text:p text:style-name="P51">edit</text:p>
                        </text:list-item>
                      </text:list>
                    </text:list-item>
                  </text:list>
                </text:list-item>
                <text:list-item>
                  <text:p text:style-name="P51">compile ==&gt; OK</text:p>
                </text:list-item>
                <text:list-item>
                  <text:p text:style-name="P51">EXEC ==&gt; OK</text:p>
                </text:list-item>
              </text:list>
            </text:list-item>
            <text:list-item>
              <text:p text:style-name="P51">T-1.2 : new FUNC : dp_Dispatch(int idOf_DP) : bool</text:p>
              <text:list>
                <text:list-item>
                  <text:list>
                    <text:list-item>
                      <text:p text:style-name="P51">//_20200515_120722:tmp (ea-5.1.mq4)</text:p>
                    </text:list-item>
                    <text:list-item>
                      <text:p text:style-name="P51">libfx_dp_1.mqh</text:p>
                    </text:list-item>
                  </text:list>
                </text:list-item>
                <text:list-item>
                  <text:p text:style-name="P51"><text:soft-page-break/>CODE</text:p>
                  <text:list>
                    <text:list-item>
                      <text:p text:style-name="P51">signature</text:p>
                    </text:list-item>
                    <text:list-item>
                      <text:p text:style-name="P51">labels</text:p>
                    </text:list-item>
                    <text:list-item>
                      <text:p text:style-name="P51">caller</text:p>
                    </text:list-item>
                  </text:list>
                </text:list-item>
                <text:list-item>
                  <text:p text:style-name="P51">COMPILE : OK</text:p>
                </text:list-item>
                <text:list-item>
                  <text:p text:style-name="P51">TEST :==&gt; OK</text:p>
                </text:list-item>
              </text:list>
            </text:list-item>
            <text:list-item>
              <text:p text:style-name="P51"><text:span text:style-name="T1">#_ </text:span>T-1.3 : libfx_dp_1.mqh ==&gt; funclist</text:p>
            </text:list-item>
            <text:list-item>
              <text:p text:style-name="P51">T-1.4 : func “dp_Dispatch” ==&gt; if sentence → coding</text:p>
              <text:list>
                <text:list-item>
                  <text:p text:style-name="P51"><text:span text:style-name="T1">#_ </text:span>CODE : //_20200515_123508:tmp</text:p>
                  <text:list>
                    <text:list-item>
                      <text:p text:style-name="P51">new FUNC : dp_5_1_PrevBar_BB_egt_2()</text:p>
                      <text:list>
                        <text:list-item>
                          <text:p text:style-name="P51"><text:span text:style-name="T1">#_ </text:span>sig</text:p>
                        </text:list-item>
                        <text:list-item>
                          <text:p text:style-name="P51"><text:span text:style-name="T1">#_ </text:span>labels</text:p>
                        </text:list-item>
                        <text:list-item>
                          <text:p text:style-name="P51"><text:span text:style-name="T1">#_ </text:span>caller</text:p>
                        </text:list-item>
                      </text:list>
                    </text:list-item>
                    <text:list-item>
                      <text:p text:style-name="P51">COMPILE ==&gt; OK</text:p>
                    </text:list-item>
                    <text:list-item>
                      <text:p text:style-name="P51"><text:span text:style-name="T1">#_ </text:span>TEST ==&gt; </text:p>
                      <text:list>
                        <text:list-item>
                          <text:p text:style-name="P51">==&gt; OK</text:p>
                        </text:list-item>
                      </text:list>
                    </text:list-item>
                  </text:list>
                </text:list-item>
                <text:list-item>
                  <text:p text:style-name="P51">CODE : actual lines : //_20200515_124341:tmp</text:p>
                </text:list-item>
                <text:list-item>
                  <text:p text:style-name="P51">COMPILE : OK</text:p>
                </text:list-item>
                <text:list-item>
                  <text:p text:style-name="P51">TEST :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44404220295820229" text:style-name="L4">
        <text:list-item>
          <text:p text:style-name="P52">TASK : TASKS-22</text:p>
        </text:list-item>
      </text:list>
      <text:p text:style-name="P9">[further]</text:p>
      <text:p text:style-name="P19"><text:span text:style-name="T22"><text:line-break/></text:span><text:span text:style-name="T23">[/ XXX] 20200515_125731</text:span></text:p>
      <text:p text:style-name="P29"/>
      <text:p text:style-name="P10"><text:span text:style-name="T4">12.2_X</text:span>---------------------------------------------------------------------------</text:p>
      <text:p text:style-name="P8">res free# JVEMV6 44#12.2_1 / 44. currency / 12. admin / 2. introduce-mq4-file-from-desktop-to-note / 20200515_125850</text:p>
      <text:p text:style-name="P7"><text:soft-page-break/></text:p>
      <text:p text:style-name="P9">[do] <text:span text:style-name="T1">#_ </text:span></text:p>
      <text:list xml:id="list37458696" text:continue-list="list4623203816644230230" text:style-name="L1">
        <text:list-item>
          <text:p text:style-name="P49">REVIEW </text:p>
        </text:list-item>
        <text:list-item>
          <text:p text:style-name="P49">TASK-1</text:p>
          <text:list>
            <text:list-item>
              <text:p text:style-name="P49">T-1.1 : steps</text:p>
              <text:list>
                <text:list-item>
                  <text:p text:style-name="P49">desktop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"/>
          </table:table-cell>
          <table:table-cell table:style-name="表3.B1" office:value-type="string">
            <text:p text:style-name="P2">e &amp;&amp; p</text:p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  <table:table-row>
          <table:table-cell table:style-name="表3.A2" office:value-type="string">
            <text:p text:style-name="P2"/>
          </table:table-cell>
          <table:table-cell table:style-name="表3.B2" office:value-type="string">
            <text:p text:style-name="P2"/>
          </table:table-cell>
        </table:table-row>
      </table:table>
      <text:list xml:id="list37452950" text:continue-numbering="true" text:style-name="L1">
        <text:list-item>
          <text:list>
            <text:list-item>
              <text:list>
                <text:list-item>
                  <text:p text:style-name="P49">note</text:p>
                  <text:list>
                    <text:list-item>
                      <text:p text:style-name="P49">git pull</text:p>
                    </text:list-item>
                  </text:list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"/>
          </table:table-cell>
          <table:table-cell table:style-name="表6.B1" office:value-type="string">
            <text:p text:style-name="P2">pushd </text:p>
          </table:table-cell>
        </table:table-row>
        <table:table-row>
          <table:table-cell table:style-name="表6.A2" office:value-type="string">
            <text:p text:style-name="P2"/>
          </table:table-cell>
          <table:table-cell table:style-name="表6.B2" office:value-type="string">
            <text:p text:style-name="P2"/>
          </table:table-cell>
        </table:table-row>
      </table:table>
      <text:list xml:id="list3744789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49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520921090794452545" text:style-name="L5">
        <text:list-item>
          <text:p text:style-name="P53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15"/>
      <text:p text:style-name="P9"><text:span text:style-name="T5">10.4_X</text:span>---------------------------------------------------------------------------</text:p>
      <text:p text:style-name="P23">res free# JVEMV6 44#10.4_7 / 44. currency / 10. prog-php / 4. gen-trading-result-list-file / 20200516_122949</text:p>
      <text:p text:style-name="P9"/>
      <text:p text:style-name="P9">[do] <text:span text:style-name="T1">#_ </text:span></text:p>
      <text:list xml:id="list3730549287661160743" text:style-name="L6">
        <text:list-item>
          <text:p text:style-name="P54">REVIEW </text:p>
        </text:list-item>
        <text:list-item>
          <text:p text:style-name="P54">TASK-1</text:p>
          <text:list>
            <text:list-item>
              <text:p text:style-name="P54"><text:soft-page-break/>steps</text:p>
              <text:list>
                <text:list-item>
                  <text:p text:style-name="P54">gen : trade report</text:p>
                  <text:list>
                    <text:list-item>
                      <text:p text:style-name="P54">C:\Users\iwabuchiken\AppData\Roaming\MetaQuotes\Terminal\34B08C83A5AAE27A4079DE708E60511E\MQL4\Logs\logs_trading\DetailedStatement.[XXX].htm</text:p>
                    </text:list-item>
                  </text:list>
                </text:list-item>
                <text:list-item>
                  <text:p text:style-name="P54">find : target ticket data file ==&gt; somewhere under : C:\Users\iwabuchiken\AppData\Roaming\MetaQuotes\Terminal\34B08C83A5AAE27A4079DE708E60511E\MQL4\Files\Logs</text:p>
                </text:list-item>
                <text:list-item>
                  <text:p text:style-name="P54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15_120201[eap-2.id-1].[AUDJPY-5].dir&amp;param_Fname_File_Tickets_Data=[ea-4_tester-1].(20200515_120201).(tickets-data).log&amp;param_Fname_File_Statement=DetailedStatement.[20200516_122618].htm</text:p>
          </table:table-cell>
        </table:table-row>
        <table:table-row>
          <table:table-cell table:style-name="表7.A2" office:value-type="string">
            <text:p text:style-name="P2"/>
          </table:table-cell>
        </table:table-row>
      </table:table>
      <text:list xml:id="list37461358" text:continue-numbering="true" text:style-name="L6">
        <text:list-item>
          <text:list>
            <text:list-item>
              <text:list>
                <text:list-item>
                  <text:p text:style-name="P54">PROBLEM : “'$cntOf_Ticket_Num_Match : 0'”</text:p>
                  <text:list>
                    <text:list-item>
                      <text:p text:style-name="P54">TRY-1</text:p>
                      <text:list>
                        <text:list-item>
                          <text:p text:style-name="P54">==&gt; SOLVED : file had no entries</text:p>
                        </text:list-item>
                      </text:list>
                    </text:list-item>
                  </text:list>
                </text:list-item>
                <text:list-item>
                  <text:p text:style-name="P54">sheet</text:p>
                  <text:list>
                    <text:list-item>
                      <text:p text:style-name="P54">log_JVE_44_10_3_4.[session-3].ods</text:p>
                    </text:list-item>
                    <text:list-item>
                      <text:p text:style-name="P54">DUP : tab “4”</text:p>
                    </text:list-item>
                    <text:list-item>
                      <text:p text:style-name="P54">delete : entries</text:p>
                    </text:list-item>
                    <text:list-item>
                      <text:p text:style-name="P54">C/P : file content</text:p>
                    </text:list-item>
                    <text:list-item>
                      <text:p text:style-name="P54">DUP : tab ==&gt; “5.1”</text:p>
                    </text:list-item>
                    <text:list-item>
                      <text:p text:style-name="P54">entries ==&gt; sort : BB-loc.-1 ~ -3</text:p>
                    </text:list-item>
                  </text:list>
                </text:list-item>
              </text:list>
            </text:list-item>
            <text:list-item>
              <text:p text:style-name="P54">OBSERVE : log_JVE_44_10_3_4.[session-3].ods &gt; tab '4'</text:p>
            </text:list-item>
          </text:list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float" office:value="1">
            <text:p text:style-name="P2">1</text:p>
          </table:table-cell>
          <table:table-cell table:style-name="表8.B1" office:value-type="string">
            <text:p text:style-name="P2">5/8 ==&gt; BB.Z2 <text:span text:style-name="T26">以上の範囲のもの　=&gt;　13</text:span></text:p>
          </table:table-cell>
        </table:table-row>
        <table:table-row>
          <table:table-cell table:style-name="表8.A2" office:value-type="float" office:value="2">
            <text:p text:style-name="P2">2</text:p>
          </table:table-cell>
          <table:table-cell table:style-name="表8.B2" office:value-type="string">
            <text:p text:style-name="P2">BB-loc.-1 ~ -3 ==&gt; 2-2-1</text:p>
            <text:p text:style-name="P2">total = 2</text:p>
            <text:p text:style-name="P2"><text:soft-page-break/>plus = 0</text:p>
            <text:p text:style-name="P2">minus = 2</text:p>
          </table:table-cell>
        </table:table-row>
        <table:table-row>
          <table:table-cell table:style-name="表8.A2">
            <text:p text:style-name="P2"/>
          </table:table-cell>
          <table:table-cell table:style-name="表8.B2" office:value-type="string">
            <text:p text:style-name="P2">BB-loc.-1 ~ -3 ==&gt; 2-2-2</text:p>
            <text:p text:style-name="P2">total = 6</text:p>
            <text:p text:style-name="P2">plus = 4 (66 %)</text:p>
            <text:p text:style-name="P2">minus = 2 (33 %)</text:p>
          </table:table-cell>
        </table:table-row>
      </table:table>
      <text:list xml:id="list37451523" text:continue-numbering="true" text:style-name="L6">
        <text:list-item>
          <text:list>
            <text:list-item>
              <text:p text:style-name="P54">OBSERVE : tab '5' ==&gt; #20200516_131352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2">1</text:p>
          </table:table-cell>
          <table:table-cell table:style-name="表9.B1" office:value-type="string">
            <text:p text:style-name="P2">5/15 ==&gt; BB.Z2 <text:span text:style-name="T26">以上の範囲のもの　=&gt;　11</text:span></text:p>
          </table:table-cell>
        </table:table-row>
        <table:table-row>
          <table:table-cell table:style-name="表9.A2" office:value-type="float" office:value="2">
            <text:p text:style-name="P2">2</text:p>
          </table:table-cell>
          <table:table-cell table:style-name="表9.B2" office:value-type="string">
            <text:p text:style-name="P2">BB-loc.-1 ~ -3 ==&gt; 2-2-1 (Z-A order)</text:p>
            <text:p text:style-name="P2">total = 1</text:p>
            <text:p text:style-name="P2">plus = 0</text:p>
            <text:p text:style-name="P2">minus = 1</text:p>
          </table:table-cell>
        </table:table-row>
        <table:table-row>
          <table:table-cell table:style-name="表9.A2" office:value-type="float" office:value="3">
            <text:p text:style-name="P2">3</text:p>
          </table:table-cell>
          <table:table-cell table:style-name="表9.B2" office:value-type="string">
            <text:p text:style-name="P2">BB-loc.-1 ~ -3 ==&gt; 2-2-2</text:p>
            <text:p text:style-name="P2">total = 4</text:p>
            <text:p text:style-name="P2">plus = 1 (66 %)</text:p>
            <text:p text:style-name="P2">minus = 3 (33 %)</text:p>
          </table:table-cell>
        </table:table-row>
        <table:table-row>
          <table:table-cell table:style-name="表9.A2" office:value-type="float" office:value="4">
            <text:p text:style-name="P2">4</text:p>
          </table:table-cell>
          <table:table-cell table:style-name="表9.B2" office:value-type="string">
            <text:list xml:id="list5178598948375488357" text:style-name="L7">
              <text:list-item>
                <text:p text:style-name="P35">この sequence は、プラスか？</text:p>
                <text:list>
                  <text:list-item>
                    <text:p text:style-name="P36">4-4-4-2-2 (A-Z order)</text:p>
                  </text:list-item>
                </text:list>
              </text:list-item>
              <text:list-item>
                <text:p text:style-name="P35">この sequence は、マイナスか？</text:p>
                <text:list>
                  <text:list-item>
                    <text:p text:style-name="P35">2-2-2-2 (A-Z order)</text:p>
                  </text:list-item>
                </text:list>
              </text:list-item>
            </text:list>
          </table:table-cell>
        </table:table-row>
      </table:table>
      <text:list xml:id="list37460507" text:continue-list="list37451523" text:style-name="L6">
        <text:list-item>
          <text:list>
            <text:list-item>
              <text:p text:style-name="P54"/>
            </text:list-item>
          </text:list>
        </text:list-item>
      </text:list>
      <text:p text:style-name="P9"/>
      <text:p text:style-name="P9">[next]</text:p>
      <text:list xml:id="list8944640631779425878" text:style-name="L8">
        <text:list-item>
          <text:p text:style-name="P55">TASK : slice bar data file ==&gt; </text:p>
          <text:list>
            <text:list-item>
              <text:p text:style-name="P55">TASKS-13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30"/>
      <text:p text:style-name="P15"/>
      <text:p text:style-name="P9"><text:span text:style-name="T5">13.X_X</text:span>---------------------------------------------------------------------------</text:p>
      <text:p text:style-name="P23">res free# JVEMV6 44#13.24_1 / 44. currency / 13. TASKS / 24. gen-technical-data / 20200518_124246</text:p>
      <text:p text:style-name="P7"/>
      <text:p text:style-name="P9"><text:soft-page-break/>[do] <text:span text:style-name="T1">#_ </text:span></text:p>
      <text:list xml:id="list5894965826214488835" text:style-name="L9">
        <text:list-item>
          <text:p text:style-name="P56">REVIEW </text:p>
        </text:list-item>
        <text:list-item>
          <text:p text:style-name="P56">TASK-1</text:p>
          <text:list>
            <text:list-item>
              <text:list>
                <text:list-item>
                  <text:p text:style-name="P56">//_20200518_124428:tmp (init())</text:p>
                </text:list-item>
                <text:list-item>
                  <text:p text:style-name="P56">//_20200428_144229:head</text:p>
                </text:list-item>
                <text:list-item>
                  <text:p text:style-name="P56">//_20200518_124948:tmp ==&gt; data : body</text:p>
                </text:list-item>
                <text:list-item>
                  <text:p text:style-name="P56">//_20200518_125012:tmp ==&gt; data : header</text:p>
                </text:list-item>
              </text:list>
            </text:list-item>
            <text:list-item>
              <text:p text:style-name="P56"><text:span text:style-name="T1">#_ </text:span>T-1.1 : data : body ==&gt; MFI</text:p>
              <text:list>
                <text:list-item>
                  <text:p text:style-name="P56"><text:span text:style-name="T1">#_ </text:span>CODE</text:p>
                  <text:list>
                    <text:list-item>
                      <text:p text:style-name="P56">TEST ==&gt; OK</text:p>
                    </text:list-item>
                  </text:list>
                </text:list-item>
                <text:list-item>
                  <text:p text:style-name="P56"><text:span text:style-name="T1">#_ </text:span>CODE : normalize double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<text:span text:style-name="T1">#_ </text:span>T-1.2 : data : body ==&gt; RSI</text:p>
              <text:list>
                <text:list-item>
                  <text:p text:style-name="P56">CODE : //_20200518_131109:tmp</text:p>
                  <text:list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3 : data : body ==&gt; Force</text:p>
              <text:list>
                <text:list-item>
                  <text:p text:style-name="P56">CODE : //_20200518_132500:tmp</text:p>
                  <text:list>
                    <text:list-item>
                      <text:p text:style-name="P56">==&gt; OK</text:p>
                    </text:list-item>
                  </text:list>
                </text:list-item>
                <text:list-item>
                  <text:p text:style-name="P56">CODE</text:p>
                  <text:list>
                    <text:list-item>
                      <text:p text:style-name="P56">Force ==&gt; period → to 20</text:p>
                    </text:list-item>
                    <text:list-item>
                      <text:p text:style-name="P56">==&gt; OK</text:p>
                    </text:list-item>
                  </text:list>
                </text:list-item>
              </text:list>
            </text:list-item>
            <text:list-item>
              <text:p text:style-name="P56">T-1.4 : sheet</text:p>
              <text:list>
                <text:list-item>
                  <text:p text:style-name="P56">log_JVE_44_13_24.[session-1].ods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727426489740475044" text:style-name="L10">
        <text:list-item>
          <text:p text:style-name="P57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><text:soft-page-break/></text:p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6. combined-list-external-file / 20200519_185739</text:p>
      <text:p text:style-name="P7"/>
      <text:p text:style-name="P9">[do] <text:span text:style-name="T1">#_ </text:span></text:p>
      <text:list xml:id="list3480626142516979205" text:style-name="L11">
        <text:list-item>
          <text:p text:style-name="P58">REVIEW </text:p>
        </text:list-item>
        <text:list-item>
          <text:p text:style-name="P58">TASK-1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float" office:value="1">
            <text:p text:style-name="P2">1</text:p>
          </table:table-cell>
          <table:table-cell table:style-name="表11.B1" office:value-type="string">
            <text:p text:style-name="P2"><text:span text:style-name="T26">ref : </text:span><text:span text:style-name="T13">res free# JVEMV6 44#10.3.4_4 </text:span></text:p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http://localhost/Eclipse_Luna/Cake_IFM11/fx_utilities/util_3__Gen_Trading_Result_List?param_Dpath_File_Tickets_Data=C</text:a>:\Users\iwabuchiken\AppData\Roaming\MetaQuotes\Terminal\34B08C83A5AAE27A4079DE708E60511E\MQL4\Files\Logs\20200506_133310[eap-2.id-1].[AUDJPY-5].dir&amp;param_Fname_File_Tickets_Data=[ea-4_tester-1].(20200506_133310).(tickets-data).log&amp;param_Fname_File_Statement=DetailedStatement.[20200509_123535].htm</text:p>
          </table:table-cell>
        </table:table-row>
      </table:table>
      <text:list xml:id="list37462093" text:continue-numbering="true" text:style-name="L11">
        <text:list-item>
          <text:list>
            <text:list-item>
              <text:p text:style-name="P58">T-1.1 : controller</text:p>
              <text:list>
                <text:list-item>
                  <text:p text:style-name="P58">CODE : new FUNC : “tasks_26_Gen_Combined_Trade_Result_List”</text:p>
                </text:list-item>
                <text:list-item>
                  <text:p text:style-name="P58">TEST</text:p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2"><text:a xlink:type="simple" xlink:href="http://localhost/Eclipse_Luna/Cake_IFM11/fx_utilities/tasks_26_Gen_Combi" text:style-name="Internet_20_link" text:visited-style-name="Visited_20_Internet_20_Link">http://localhost/Eclipse_Luna/Cake_IFM11/fx_utilities/tasks_26_Gen_Combi</text:a><text:a xlink:type="simple" xlink:href="http://localhost/Eclipse_Luna/Cake_IFM11/fx_utilities/tasks_26_Gen_Combined_Trade_Result_List" text:style-name="Internet_20_link" text:visited-style-name="Visited_20_Internet_20_Link">ned_Trade_Result_List</text:a></text:p>
          </table:table-cell>
        </table:table-row>
        <table:table-row>
          <table:table-cell table:style-name="表12.A2" office:value-type="string">
            <text:p text:style-name="P2"/>
          </table:table-cell>
        </table:table-row>
      </table:table>
      <text:list xml:id="list37454479" text:continue-numbering="true" text:style-name="L11">
        <text:list-item>
          <text:list>
            <text:list-item>
              <text:list>
                <text:list-item>
                  <text:list>
                    <text:list-item>
                      <text:p text:style-name="P58">==&gt; OK : “Missing View”</text:p>
                    </text:list-item>
                  </text:list>
                </text:list-item>
              </text:list>
            </text:list-item>
            <text:list-item>
              <text:p text:style-name="P58">T-1.2 : view</text:p>
              <text:list>
                <text:list-item>
                  <text:p text:style-name="P58">DUP : util_3___gen__trading__result__list.ctp</text:p>
                </text:list-item>
                <text:list-item>
                  <text:p text:style-name="P58">edit</text:p>
                </text:list-item>
                <text:list-item>
                  <text:p text:style-name="P58">TEST ==&gt; OK</text:p>
                </text:list-item>
              </text:list>
            </text:list-item>
            <text:list-item>
              <text:p text:style-name="P58">T-1.3 : logic</text:p>
              <text:list>
                <text:list-item>
                  <text:p text:style-name="P58"><text:soft-page-break/>//_20200519_191713:tmp (\Controller\FxUtilitiesController.php)</text:p>
                </text:list-item>
                <text:list-item>
                  <text:p text:style-name="P58"/>
                </text:list-item>
              </text:list>
            </text:list-item>
          </text:list>
        </text:list-item>
      </text:list>
      <text:p text:style-name="P9">[next]</text:p>
      <text:list xml:id="list6293284361243017988" text:style-name="L12">
        <text:list-item>
          <text:p text:style-name="P59">TASK : cont. (TASKS-26)</text:p>
          <text:list>
            <text:list-item>
              <text:p text:style-name="P59">//_20200519_192026:next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19_192120</text:span></text:p>
      <text:p text:style-name="P29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2 / 44. currency / 13. TASKS / 26. combined-list-external-file / 20200520_113457</text:p>
      <text:p text:style-name="P11"/>
      <text:p text:style-name="P9">[do] <text:span text:style-name="T1">#_ </text:span></text:p>
      <text:list xml:id="list5726817805545679482" text:style-name="L13">
        <text:list-item>
          <text:p text:style-name="P60">REVIEW </text:p>
        </text:list-item>
        <text:list-item>
          <text:p text:style-name="P60">TASK-1 : cont. (TASKS-26)</text:p>
          <text:list>
            <text:list-item>
              <text:list>
                <text:list-item>
                  <text:p text:style-name="P60">//_20200519_192026:next</text:p>
                </text:list-item>
              </text:list>
            </text:list-item>
            <text:list-item>
              <text:p text:style-name="P60">T-1.1</text:p>
              <text:list>
                <text:list-item>
                  <text:p text:style-name="P60">CODE : upto ==&gt; get list of keywords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2 : upto current ==&gt; to a function</text:p>
              <text:list>
                <text:list-item>
                  <text:p text:style-name="P60">CODE : </text:p>
                  <text:list>
                    <text:list-item>
                      <text:p text:style-name="P60">new FUNC ==&gt; “tasks_26_Gen_Combined_Trade_Result_List__Get_Keyword_List”</text:p>
                    </text:list-item>
                  </text:list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T-1.3 : build ==&gt; url </text:p>
              <text:list>
                <text:list-item>
                  <text:p text:style-name="P60"><text:soft-page-break/>CODE</text:p>
                </text:list-item>
                <text:list-item>
                  <text:p text:style-name="P60">TEST ==&gt; OK</text:p>
                </text:list-item>
              </text:list>
            </text:list-item>
            <text:list-item>
              <text:p text:style-name="P60">steps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">1</text:p>
          </table:table-cell>
          <table:table-cell table:style-name="表13.B1" office:value-type="string">
            <text:p text:style-name="P2">edit :</text:p>
            <text:p text:style-name="P2">C:\WORKS_2\WS\Eclipse_Luna\Cake_IFM11\app\Lib\data\data_fx\data_gen_combined_list.dat</text:p>
            <text:list xml:id="list4988572681925885132" text:style-name="L14">
              <text:list-item>
                <text:p text:style-name="P37">ticket data : dpath</text:p>
                <text:list>
                  <text:list-item>
                    <text:p text:style-name="P37">somewhere in : C:\Users\iwabuchiken\AppData\Roaming\MetaQuotes\Terminal\34B08C83A5AAE27A4079DE708E60511E\MQL4\Files\Logs</text:p>
                  </text:list-item>
                </text:list>
              </text:list-item>
              <text:list-item>
                <text:p text:style-name="P37">ticket data : fname</text:p>
                <text:list>
                  <text:list-item>
                    <text:p text:style-name="P37">C:\Users\iwabuchiken\AppData\Roaming\MetaQuotes\Terminal\34B08C83A5AAE27A4079DE708E60511E\MQL4\Files\Logs\XXX</text:p>
                  </text:list-item>
                </text:list>
              </text:list-item>
              <text:list-item>
                <text:p text:style-name="P37">statement file : file name</text:p>
                <text:list>
                  <text:list-item>
                    <text:p text:style-name="P37">C:\Users\iwabuchiken\AppData\Roaming\MetaQuotes\Terminal\34B08C83A5AAE27A4079DE708E60511E\MQL4\Files\Report_Trades\XXX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2">
            <text:p text:style-name="P2">2</text:p>
          </table:table-cell>
          <table:table-cell table:style-name="表13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3.A2" office:value-type="float" office:value="3">
            <text:p text:style-name="P2">3</text:p>
          </table:table-cell>
          <table:table-cell table:style-name="表13.B2" office:value-type="string">
            <text:p text:style-name="P2">click ==&gt; link</text:p>
          </table:table-cell>
        </table:table-row>
      </table:table>
      <text:list xml:id="list37450714" text:continue-list="list5726817805545679482" text:style-name="L13">
        <text:list-item>
          <text:list>
            <text:list-item>
              <text:p text:style-name="P60"/>
            </text:list-item>
          </text:list>
        </text:list-item>
      </text:list>
      <text:p text:style-name="P9"/>
      <text:p text:style-name="P9">[next]</text:p>
      <text:list xml:id="list3535181869707397246" text:style-name="L15">
        <text:list-item>
          <text:p text:style-name="P61">TASK : TASKS-26</text:p>
        </text:list-item>
      </text:list>
      <text:p text:style-name="P9">[further]</text:p>
      <text:p text:style-name="P19"><text:span text:style-name="T22"><text:line-break/></text:span><text:span text:style-name="T23">[/ XXX] 20200520_163236</text:span></text:p>
      <text:p text:style-name="P11"/>
      <text:p text:style-name="P11"/>
      <text:p text:style-name="P9"><text:span text:style-name="T5">13.26_X</text:span>---------------------------------------------------------------------------</text:p>
      <text:p text:style-name="P23">res free# JVEMV6 44#13.26_1 / 44. currency / 13. TASKS / 25. file-from-note-to-desktop / 20200520_162308</text:p>
      <text:p text:style-name="P7"><text:soft-page-break/></text:p>
      <text:p text:style-name="P9">[do] <text:span text:style-name="T1">#_ </text:span></text:p>
      <text:list xml:id="list1535573292450233746" text:style-name="L16">
        <text:list-item>
          <text:p text:style-name="P62">REVIEW </text:p>
        </text:list-item>
        <text:list-item>
          <text:p text:style-name="P62">TASK-1</text:p>
          <text:list>
            <text:list-item>
              <text:p text:style-name="P62">T-1.1</text:p>
              <text:list>
                <text:list-item>
                  <text:p text:style-name="P62">==&gt; see memo : C:\WORKS_2\shortcuts_docs\log_files\log_20200520_160805.[fx_TASKS-26_move-statement-files-from-note-pc-to-desktop].txt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514623738080715831" text:style-name="L17">
        <text:list-item>
          <text:p text:style-name="P63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1"/>
      <text:p text:style-name="P15"/>
      <text:p text:style-name="P11"/>
      <text:p text:style-name="P9"><text:span text:style-name="T5">13.26_X</text:span>---------------------------------------------------------------------------</text:p>
      <text:p text:style-name="P23">res free# JVEMV6 44#13.26_3 / 44. currency / 13. TASKS / 26. combined-list-external-file / 20200520_162506</text:p>
      <text:p text:style-name="P11"/>
      <text:p text:style-name="P9">[do] <text:span text:style-name="T1">#_ </text:span></text:p>
      <text:list xml:id="list7237026429552862746" text:style-name="L18">
        <text:list-item>
          <text:p text:style-name="P64">REVIEW </text:p>
        </text:list-item>
        <text:list-item>
          <text:p text:style-name="P64">TASK-1</text:p>
          <text:list>
            <text:list-item>
              <text:p text:style-name="P64">steps</text:p>
            </text:list-item>
          </text:list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table:number-rows-spanned="4" office:value-type="float" office:value="1">
            <text:p text:style-name="P2">1</text:p>
          </table:table-cell>
          <table:table-cell table:style-name="表14.B1" office:value-type="string">
            <text:p text:style-name="P2">edit :</text:p>
            <text:p text:style-name="P2">C:\WORKS_2\WS\Eclipse_Luna\Cake_IFM11\app\Lib\data\data_fx\data_gen_combined_list.dat</text:p>
            <text:p text:style-name="P2">ticket data : dpath</text:p>
            <text:p text:style-name="P2">somewhere in : <text:soft-page-break/><text:span text:style-name="T27">C:\Users\iwabuchiken\AppData\Roaming\MetaQuotes\Terminal\34B08C83A5AAE27A4079DE708E60511E\MQL4\Files\Logs</text:span></text:p>
          </table:table-cell>
        </table:table-row>
        <table:table-row>
          <table:covered-table-cell/>
          <table:table-cell table:style-name="表14.B2" office:value-type="string">
            <text:p text:style-name="P2">sakura C:\WORKS_2\WS\Eclipse_Luna\Cake_IFM11\app\Lib\data\data_fx\data_gen_combined_list.dat</text:p>
          </table:table-cell>
        </table:table-row>
        <table:table-row>
          <table:covered-table-cell/>
          <table:table-cell table:style-name="表14.B2" office:value-type="string">
            <text:p text:style-name="P2">ticket data : fname</text:p>
            <text:p text:style-name="P4">C:\Users\iwabuchiken\AppData\Roaming\MetaQuotes\Terminal\34B08C83A5AAE27A4079DE708E60511E\MQL4\Files\Logs\XXX</text:p>
          </table:table-cell>
        </table:table-row>
        <table:table-row>
          <table:covered-table-cell/>
          <table:table-cell table:style-name="表14.B2" office:value-type="string">
            <text:p text:style-name="P2">statement file : file name</text:p>
            <text:p text:style-name="P4">C:\Users\iwabuchiken\AppData\Roaming\MetaQuotes\Terminal\34B08C83A5AAE27A4079DE708E60511E\MQL4\Files\Report_Trades\XXX</text:p>
          </table:table-cell>
        </table:table-row>
        <table:table-row>
          <table:table-cell table:style-name="表14.A5" office:value-type="float" office:value="2">
            <text:p text:style-name="P2">2</text:p>
          </table:table-cell>
          <table:table-cell table:style-name="表14.B2" office:value-type="string">
            <text:p text:style-name="P2">reload url :</text:p>
            <text:p text:style-name="P2"><text:a xlink:type="simple" xlink:href="http://localhost/Eclipse_Luna/Cake_IFM11/fx_utilities/tasks_26_Gen_Combined_Trade_Result_List" text:style-name="Internet_20_link" text:visited-style-name="Visited_20_Internet_20_Link">http://localhost/Eclipse_Luna/Cake_IFM11/fx_utilities/tasks_26_Gen_Combined_Trade_Result_List</text:a></text:p>
          </table:table-cell>
        </table:table-row>
        <table:table-row>
          <table:table-cell table:style-name="表14.A5" office:value-type="float" office:value="3">
            <text:p text:style-name="P2">3</text:p>
          </table:table-cell>
          <table:table-cell table:style-name="表14.B2" office:value-type="string">
            <text:p text:style-name="P2">click ==&gt; link</text:p>
          </table:table-cell>
        </table:table-row>
        <table:table-row>
          <table:table-cell table:style-name="表14.A5" office:value-type="float" office:value="4">
            <text:p text:style-name="P2">4</text:p>
          </table:table-cell>
          <table:table-cell table:style-name="表14.B2" office:value-type="string">
            <text:p text:style-name="P2">combined file gen-ed at :</text:p>
            <text:p text:style-name="P2">C:\Users\iwabuchiken\AppData\Roaming\MetaQuotes\Terminal\34B08C83A5AAE27A4079DE708E60511E\MQL4\Files\Logs\XXX[XXX].[XXX-X].dir</text:p>
          </table:table-cell>
        </table:table-row>
      </table:table>
      <text:list xml:id="list37434498" text:continue-numbering="true" text:style-name="L18">
        <text:list-item>
          <text:list>
            <text:list-item>
              <text:p text:style-name="P64"/>
            </text:list-item>
          </text:list>
        </text:list-item>
      </text:list>
      <text:p text:style-name="P9"/>
      <text:p text:style-name="P9">[next]</text:p>
      <text:list xml:id="list7378933835868083180" text:style-name="L19">
        <text:list-item>
          <text:p text:style-name="P65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15"/>
      <text:p text:style-name="P8"/>
      <text:p text:style-name="P9"><text:span text:style-name="T5">13.27_X</text:span>---------------------------------------------------------------------------</text:p>
      <text:p text:style-name="P23">res free# JVEMV6 44#13.27_1 / 44. currency / 13. TASKS / 27. observe-trade-result-list / 20200520_163451</text:p>
      <text:p text:style-name="P7"><text:soft-page-break/></text:p>
      <text:p text:style-name="P9">[do] <text:span text:style-name="T1">#_ </text:span></text:p>
      <text:list xml:id="list5958769058390855348" text:style-name="L20">
        <text:list-item>
          <text:p text:style-name="P66">REVIEW </text:p>
        </text:list-item>
        <text:list-item>
          <text:p text:style-name="P66">TASK-1 : prep ==&gt; sheet</text:p>
          <text:list>
            <text:list-item>
              <text:p text:style-name="P66">T-1.1</text:p>
              <text:list>
                <text:list-item>
                  <text:p text:style-name="P66">steps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>
            <text:p text:style-name="P2"/>
          </table:table-cell>
          <table:table-cell table:style-name="表15.B1" office:value-type="string">
            <text:p text:style-name="P2">open ==&gt; sheet file</text:p>
            <text:p text:style-name="P2">C:\WORKS_2\WS\WS_Others.JVEMV6\JVEMV6\44_currency\10_prog-php\2_tester\log_JVE_44_13_27.[session-X].ods</text:p>
          </table:table-cell>
        </table:table-row>
        <table:table-row>
          <table:table-cell table:style-name="表15.A2">
            <text:p text:style-name="P2"/>
          </table:table-cell>
          <table:table-cell table:style-name="表15.B2" office:value-type="string">
            <text:p text:style-name="P2">sheet</text:p>
            <text:list xml:id="list854564085430479237" text:style-name="L21">
              <text:list-item>
                <text:p text:style-name="P38">DUP tab</text:p>
              </text:list-item>
              <text:list-item>
                <text:p text:style-name="P38">delete ==&gt; data area</text:p>
              </text:list-item>
            </text:list>
          </table:table-cell>
        </table:table-row>
        <table:table-row>
          <table:table-cell table:style-name="表15.A2" office:value-type="float" office:value="1">
            <text:p text:style-name="P2">1</text:p>
          </table:table-cell>
          <table:table-cell table:style-name="表15.B2" office:value-type="string">
            <text:p text:style-name="P2">open ==&gt; combined list file</text:p>
            <text:p text:style-name="P2">C:\Users\iwabuchiken\AppData\Roaming\MetaQuotes\Terminal\34B08C83A5AAE27A4079DE708E60511E\MQL4\Files\Logs\XXX[XXX].[XXX-X].dir\[ea-4_tester-1].(20200507_140530).(combined-data).(20200520_134342_510097).dat</text:p>
          </table:table-cell>
        </table:table-row>
        <table:table-row>
          <table:table-cell table:style-name="表15.A2" office:value-type="float" office:value="2">
            <text:p text:style-name="P2">2</text:p>
          </table:table-cell>
          <table:table-cell table:style-name="表15.B2" office:value-type="string">
            <text:p text:style-name="P2">C/P</text:p>
            <text:p text:style-name="P2">to ==&gt; DUP-ed tab</text:p>
          </table:table-cell>
        </table:table-row>
        <table:table-row>
          <table:table-cell table:style-name="表15.A2" office:value-type="float" office:value="3">
            <text:p text:style-name="P2">3</text:p>
          </table:table-cell>
          <table:table-cell table:style-name="表15.B2" office:value-type="string">
            <text:p text:style-name="P2">sort data</text:p>
            <text:list xml:id="list8357927559797190349" text:style-name="L22">
              <text:list-item>
                <text:p text:style-name="P39">tab “X” : BB-loc.-1 ~ -3 ==&gt; col : BW – BV – BU</text:p>
              </text:list-item>
              <text:list-item>
                <text:p text:style-name="P39">tab “X.1” : profit ==&gt; col : CH</text:p>
              </text:list-item>
            </text:list>
          </table:table-cell>
        </table:table-row>
      </table:table>
      <text:list xml:id="list37445372" text:continue-list="list5958769058390855348" text:style-name="L20">
        <text:list-item>
          <text:p text:style-name="P66">TASK-2 : OBSERVE</text:p>
          <text:list>
            <text:list-item>
              <text:p text:style-name="P66">FOUND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2">1</text:p>
          </table:table-cell>
          <table:table-cell table:style-name="表16.B1" office:value-type="string">
            <text:p text:style-name="P2">tab '1'</text:p>
            <text:list xml:id="list5634653685182608775" text:style-name="L23">
              <text:list-item>
                <text:p text:style-name="P40">2-2-2 ==&gt; </text:p>
                <text:list>
                  <text:list-item>
                    <text:p text:style-name="P40">total = 52</text:p>
                  </text:list-item>
                  <text:list-item>
                    <text:p text:style-name="P40">2-2-2 ==&gt; 3</text:p>
                  </text:list-item>
                  <text:list-item>
                    <text:p text:style-name="P40">of 3 incidents, plus ==&gt; 3</text:p>
                  </text:list-item>
                </text:list>
              </text:list-item>
            </text:list>
            <text:p text:style-name="P2"/>
            <text:p text:style-name="P2"><draw:frame draw:style-name="fr1" draw:name="オブジェクト2" text:anchor-type="paragraph" svg:width="10.504cm" svg:height="5.909cm" draw:z-index="0"><draw:object xlink:href="./Object 2" xlink:type="simple" xlink:show="embed" xlink:actuate="onLoad"/><draw:image xlink:href="./ObjectReplacements/Object 2" xlink:type="simple" xlink:show="embed" xlink:actuate="onLoad"/></draw:frame><text:soft-page-break/></text:p>
          </table:table-cell>
        </table:table-row>
        <table:table-row>
          <table:table-cell table:style-name="表16.A2" office:value-type="float" office:value="2">
            <text:p text:style-name="P2">2</text:p>
          </table:table-cell>
          <table:table-cell table:style-name="表16.B2" office:value-type="string">
            <text:p text:style-name="P2">5/6 (log_JVE_44_10_3_4.[session-3].ods / tab '2.1'</text:p>
            <text:list xml:id="list8856013051737215822" text:style-name="L24">
              <text:list-item>
                <text:p text:style-name="P41">2-2-2</text:p>
                <text:list>
                  <text:list-item>
                    <text:p text:style-name="P41">total = 66</text:p>
                  </text:list-item>
                  <text:list-item>
                    <text:p text:style-name="P41">2-2-2 ==&gt; 5</text:p>
                    <text:list>
                      <text:list-item>
                        <text:p text:style-name="P41">plus =&gt; 2</text:p>
                      </text:list-item>
                      <text:list-item>
                        <text:p text:style-name="P41">minus =&gt; 3</text:p>
                      </text:list-item>
                    </text:list>
                  </text:list-item>
                </text:list>
              </text:list-item>
            </text:list>
            <text:p text:style-name="P2"/>
            <text:p text:style-name="P2"><draw:frame draw:style-name="fr1" draw:name="オブジェクト1" text:anchor-type="paragraph" svg:width="11.587cm" svg:height="6.518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表16.A2">
            <text:p text:style-name="P2"/>
          </table:table-cell>
          <table:table-cell table:style-name="表16.B2" office:value-type="string">
            <text:p text:style-name="P2">#graph_20200520_173001 (log_JVE_44_13_27.[session-1].ods)</text:p>
            <text:p text:style-name="P2">BB-loc.-1 ~ -2 ==&gt; 2-2</text:p>
            <text:p text:style-name="P2">Force vals</text:p>
            <text:p text:style-name="P2"/>
            <text:p text:style-name="P2"><draw:frame draw:style-name="fr1" draw:name="オブジェクト3" text:anchor-type="paragraph" svg:width="9.703cm" svg:height="5.45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      <text:p text:style-name="P2"/>
          </table:table-cell>
        </table:table-row>
      </table:table>
      <text:list xml:id="list37444735" text:continue-list="list37445372" text:style-name="L20">
        <text:list-item>
          <text:list>
            <text:list-item>
              <text:p text:style-name="P66">THOUGHTS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2">1</text:p>
          </table:table-cell>
          <table:table-cell table:style-name="表17.B1" office:value-type="string">
            <text:p text:style-name="P2">plus <text:span text:style-name="T26">で終わるもの　=&gt;　直前の９本、上げのbarが、比較的、多数か？</text:span></text:p>
          </table:table-cell>
        </table:table-row>
        <table:table-row>
          <table:table-cell table:style-name="表17.A2" office:value-type="float" office:value="2">
            <text:p text:style-name="P2">2</text:p>
          </table:table-cell>
          <table:table-cell table:style-name="表17.B2" office:value-type="string">
            <text:p text:style-name="P2">Force <text:span text:style-name="T26">のグラフ。#graph_20200520_173001</text:span></text:p>
            <text:p text:style-name="P3">　=&gt;　BB sequence 。他の sequenceについても、見よう。</text:p>
          </table:table-cell>
        </table:table-row>
        <table:table-row>
          <table:table-cell table:style-name="表17.A2" office:value-type="float" office:value="3">
            <text:p text:style-name="P2">3</text:p>
          </table:table-cell>
          <table:table-cell table:style-name="表17.B2" office:value-type="string">
            <text:p text:style-name="P3">今回の、Forceのグラフ。#graph_20200520_173001</text:p>
            <text:p text:style-name="P3">　=&gt;　MFIについて、同じようなグラフ。作ろう。</text:p>
          </table:table-cell>
        </table:table-row>
      </table:table>
      <text:list xml:id="list37447322" text:continue-numbering="true" text:style-name="L20">
        <text:list-item>
          <text:list>
            <text:list-item>
              <text:p text:style-name="P66"/>
            </text:list-item>
          </text:list>
        </text:list-item>
      </text:list>
      <text:p text:style-name="P9"/>
      <text:p text:style-name="P9">[next]</text:p>
      <text:list xml:id="list8622540254662628151" text:style-name="L25">
        <text:list-item>
          <text:p text:style-name="P67">TASK-1</text:p>
          <text:list>
            <text:list-item>
              <text:p text:style-name="P67">this : THOUGHTS-2</text:p>
            </text:list-item>
          </text:list>
        </text:list-item>
        <text:list-item>
          <text:p text:style-name="P67">TASK-2 : <text:span text:style-name="T26">13.27</text:span></text:p>
          <text:list>
            <text:list-item>
              <text:p text:style-name="P67">==&gt; 5/19<text:span text:style-name="T26">の分</text:span>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15"/>
      <text:p text:style-name="P9"><text:span text:style-name="T5">13.28_X</text:span>---------------------------------------------------------------------------</text:p>
      <text:p text:style-name="P23">res free# JVEMV6 44#13.28_2 / 44. currency / 13. TASKS / 28. gen-raw-data-more-data / 20200521_144254</text:p>
      <text:p text:style-name="P7"><text:soft-page-break/></text:p>
      <text:p text:style-name="P9">[do] <text:span text:style-name="T1">#_ </text:span></text:p>
      <text:list xml:id="list698698796050074246" text:style-name="L26">
        <text:list-item>
          <text:p text:style-name="P68">REVIEW </text:p>
        </text:list-item>
        <text:list-item>
          <text:p text:style-name="P68">TASK-1</text:p>
          <text:list>
            <text:list-item>
              <text:list>
                <text:list-item>
                  <text:p text:style-name="P68">file : C:\Users\iwabuchiken\AppData\Roaming\MetaQuotes\Terminal\34B08C83A5AAE27A4079DE708E60511E\MQL4\Indicators\lab\obs\49_8\gen-raw-data\A_\obs_49_8.(A-J).(M5-55000).mq4</text:p>
                </text:list-item>
              </text:list>
            </text:list-item>
            <text:list-item>
              <text:p text:style-name="P68">T-1.1 : review file</text:p>
              <text:list>
                <text:list-item>
                  <text:p text:style-name="P68">CODE</text:p>
                  <text:list>
                    <text:list-item>
                      <text:p text:style-name="P68">init() ==&gt; setup() ==&gt; </text:p>
                      <text:list>
                        <text:list-item>
                          <text:p text:style-name="P68">//_20200521_144515:tmp</text:p>
                        </text:list-item>
                      </text:list>
                    </text:list-item>
                    <text:list-item>
                      <text:p text:style-name="P68">exec()</text:p>
                      <text:list>
                        <text:list-item>
                          <text:p text:style-name="P68">get_BasicData_with_RSI_BB_MFI (utils.mqh)</text:p>
                          <text:list>
                            <text:list-item>
                              <text:p text:style-name="P68">_get_FNAME</text:p>
                            </text:list-item>
                            <text:list-item>
                              <text:p text:style-name="P68">get_AryOf_RSI_BB_MFI</text:p>
                            </text:list-item>
                            <text:list-item>
                              <text:p text:style-name="P68">write2File_AryOf_BasicData_With_RSI_BB_MFI</text:p>
                            </text:list-item>
                            <text:list-item>
                              <text:p text:style-name="P68">ArrayFre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2 : add column ==&gt; “force”</text:p>
              <text:list>
                <text:list-item>
                  <text:p text:style-name="P68">current : “no;Open;High;Low;Close;RSI;MFI;BB.2s;BB.1s;BB.main;BB.-1s;BB.-2s;Diff;High/Low;datetime”</text:p>
                </text:list-item>
                <text:list-item>
                  <text:p text:style-name="P68">new :</text:p>
                  <text:list>
                    <text:list-item>
                      <text:p text:style-name="P68">1;<text:tab/>2;<text:tab/>3;<text:tab/>4;<text:tab/>5;<text:tab/>6; 7; <text:s text:c="3"/>8; <text:s text:c="2"/><text:tab/><text:tab/>9;<text:tab/>10; <text:s/>11</text:p>
                    </text:list-item>
                    <text:list-item>
                      <text:p text:style-name="P68">“no;Open;High;Low;Close;RSI;MFI;Force;BB.2s;BB.1s;BB.main;BB.-1s;BB.-2s;Diff;High/Low;datetime”</text:p>
                    </text:list-item>
                  </text:list>
                </text:list-item>
              </text:list>
            </text:list-item>
            <text:list-item>
              <text:p text:style-name="P68">T-1.3 : edit ==&gt; get_AryOf_RSI_BB_MFI</text:p>
              <text:list>
                <text:list-item>
                  <text:p text:style-name="P68">//_20200521_145524:tmp</text:p>
                  <text:list>
                    <text:list-item>
                      <text:p text:style-name="P68">dec<text:span text:style-name="T26">lare var</text:span></text:p>
                    </text:list-item>
                  </text:list>
                </text:list-item>
                <text:list-item>
                  <text:p text:style-name="P68">//_20200521_145459:tmp (utils.mqh)</text:p>
                  <text:list>
                    <text:list-item>
                      <text:p text:style-name="P68"><text:soft-page-break/>set val</text:p>
                    </text:list-item>
                  </text:list>
                </text:list-item>
                <text:list-item>
                  <text:p text:style-name="P68">“AryOf_Data” ==&gt; add “Force” val</text:p>
                  <text:list>
                    <text:list-item>
                      <text:p text:style-name="P68">change ==&gt; param : array length</text:p>
                      <text:list>
                        <text:list-item>
                          <text:p text:style-name="P68">//_20200521_150611:tmp</text:p>
                        </text:list-item>
                        <text:list-item>
                          <text:p text:style-name="P68">11 → 12</text:p>
                        </text:list-item>
                      </text:list>
                    </text:list-item>
                    <text:list-item>
                      <text:p text:style-name="P68">change ==&gt; caller line</text:p>
                      <text:list>
                        <text:list-item>
                          <text:p text:style-name="P68">//_20200521_150728:tmp (func caller)</text:p>
                        </text:list-item>
                        <text:list-item>
                          <text:p text:style-name="P68">//20200521_150747:tmp ==&gt; dec<text:span text:style-name="T26">lare array</text:span></text:p>
                          <text:list>
                            <text:list-item>
                              <text:p text:style-name="P68"><text:span text:style-name="T2">#_ </text:span><text:span text:style-name="T26">length : 11 → 12 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<text:span text:style-name="T2">#_ </text:span>add val : in-func lines</text:p>
                      <text:list>
                        <text:list-item>
                          <text:p text:style-name="P68">//_20200521_150925:tmp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4 : edit ==&gt; write2File_AryOf_BasicData_With_RSI_BB_MFI</text:p>
              <text:list>
                <text:list-item>
                  <text:p text:style-name="P68">CODE </text:p>
                  <text:list>
                    <text:list-item>
                      <text:p text:style-name="P68"><text:span text:style-name="T2">#_ </text:span>header : _file_write__header_With_RSI_BB_MFI</text:p>
                      <text:list>
                        <text:list-item>
                          <text:p text:style-name="P68">caller : //_20200521_151117:tmp</text:p>
                        </text:list-item>
                        <text:list-item>
                          <text:p text:style-name="P68"><text:span text:style-name="T2">#_ </text:span>in-func line</text:p>
                          <text:list>
                            <text:list-item>
                              <text:p text:style-name="P68">//_20200521_151203:tmp</text:p>
                            </text:list-item>
                            <text:list-item>
                              <text:p text:style-name="P68">//_20200521_151237:tmp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8"><text:span text:style-name="T2">#_ </text:span>“write : data”</text:p>
                      <text:list>
                        <text:list-item>
                          <text:p text:style-name="P68">//_20200521_151335:tmp ==&gt; section</text:p>
                        </text:list-item>
                        <text:list-item>
                          <text:p text:style-name="P68">//_20200521_151404:tmp ==&gt; lin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T-1.5 : TEST</text:p>
              <text:list>
                <text:list-item>
                  <text:p text:style-name="P68"><text:span text:style-name="T2">#_ </text:span>COMPILE </text:p>
                </text:list-item>
                <text:list-item>
                  <text:p text:style-name="P68">EXEC : obs_49_8.(A-J).(M5-55000).mq4</text:p>
                  <text:list>
                    <text:list-item>
                      <text:p text:style-name="P68">==&gt; <text:span text:style-name="T26">OK ]::20200521_15430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99469783852188626" text:style-name="L27">
        <text:list-item>
          <text:p text:style-name="P69">TASK : <text:s/><text:span text:style-name="T5">44#13.28</text:span></text:p>
          <text:list>
            <text:list-item>
              <text:p text:style-name="P69">php coding</text:p>
            </text:list-item>
          </text:list>
        </text:list-item>
      </text:list>
      <text:p text:style-name="P9">[further]</text:p>
      <text:p text:style-name="P19"><text:soft-page-break/><text:span text:style-name="T22"><text:line-break/></text:span><text:span text:style-name="T23">[/ XXX] </text:span></text:p>
      <text:p text:style-name="P29"/>
      <text:p text:style-name="P15"/>
      <text:p text:style-name="P9"><text:span text:style-name="T5">13.28_2</text:span>---------------------------------------------------------------------------</text:p>
      <text:p text:style-name="P23">res free# JVEMV6 44#13.28_3 / 44. currency / 13. TASKS / 28. gen-raw-data-more-data / 20200522_113911</text:p>
      <text:p text:style-name="P9"/>
      <text:p text:style-name="P23">res free# JVEMV6 44#13.28.1_1 / 44. currency / 13. TASKS / 28.1 func_get_ListOf_BarDatas__V2() / 20200522_113952</text:p>
      <text:p text:style-name="P9"/>
      <text:p text:style-name="P9">[do] <text:span text:style-name="T1">#_ </text:span></text:p>
      <text:list xml:id="list509475551023815440" text:style-name="L28">
        <text:list-item>
          <text:p text:style-name="P70">REVIEW </text:p>
        </text:list-item>
        <text:list-item>
          <text:p text:style-name="P70">TASK-1 : <text:s/><text:span text:style-name="T5">44#13.28</text:span></text:p>
          <text:list>
            <text:list-item>
              <text:list>
                <text:list-item>
                  <text:p text:style-name="P70">php coding</text:p>
                </text:list-item>
              </text:list>
            </text:list-item>
            <text:list-item>
              <text:p text:style-name="P70">T-1.1 : look around for files </text:p>
              <text:list>
                <text:list-item>
                  <text:p text:style-name="P70">==&gt; convert from csv to list of bardatas → where ?</text:p>
                </text:list-item>
                <text:list-item>
                  <text:p text:style-name="P70">//_20200522_114017:tmp (\FxTestController.php)</text:p>
                </text:list-item>
              </text:list>
            </text:list-item>
            <text:list-item>
              <text:p text:style-name="P70">T-1.2</text:p>
            </text:list-item>
          </text:list>
        </text:list-item>
        <text:list-item>
          <text:p text:style-name="P70">TASK-2 : TASKS-28.1</text:p>
        </text:list-item>
      </text:list>
      <table:table table:name="表18" table:style-name="表18">
        <table:table-column table:style-name="表18.A"/>
        <table:table-row>
          <table:table-cell table:style-name="表18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</table:table>
      <text:list xml:id="list37458971" text:continue-numbering="true" text:style-name="L28">
        <text:list-item>
          <text:list>
            <text:list-item>
              <text:p text:style-name="P70">T-2.1 : new FUNC : slice_Raw_Data()</text:p>
              <text:list>
                <text:list-item>
                  <text:list>
                    <text:list-item>
                      <text:p text:style-name="P70">//_20200522_115734:head</text:p>
                    </text:list-item>
                  </text:list>
                </text:list-item>
                <text:list-item>
                  <text:p text:style-name="P70">DUP</text:p>
                </text:list-item>
                <text:list-item>
                  <text:p text:style-name="P70">sig</text:p>
                </text:list-item>
                <text:list-item>
                  <text:p text:style-name="P70">labels</text:p>
                </text:list-item>
                <text:list-item>
                  <text:p text:style-name="P70">skeleton</text:p>
                </text:list-item>
                <text:list-item>
                  <text:p text:style-name="P70">TEST ==&gt; OK</text:p>
                </text:list-item>
              </text:list>
            </text:list-item>
            <text:list-item>
              <text:p text:style-name="P70"><text:span text:style-name="T1">#_ </text:span>T-2.2 : look-around</text:p>
              <text:list>
                <text:list-item>
                  <text:p text:style-name="P70"><text:soft-page-break/>TREE</text:p>
                  <text:list>
                    <text:list-item>
                      <text:p text:style-name="P70">_slice_Raw_Data_By_Week</text:p>
                      <text:list>
                        <text:list-item>
                          <text:p text:style-name="P70">LibFxAdmin::slice_Raw_Data_By_Week</text:p>
                          <text:list>
                            <text:list-item>
                              <text:p text:style-name="P70">//_20200425_162559:he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<text:span text:style-name="T1">#_ </text:span>T-2.3 : func : conv_CSV_Lines_To_BarDatas ==&gt; review</text:p>
            </text:list-item>
            <text:list-item>
              <text:p text:style-name="P70"><text:span text:style-name="T1">#_ </text:span>T-2.4 : class “BarData” ==&gt; add field</text:p>
              <text:list>
                <text:list-item>
                  <text:p text:style-name="P70">//_20200522_120533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42955637322006671" text:style-name="L29">
        <text:list-item>
          <text:p text:style-name="P194"><text:span text:style-name="T15">TASK : TASKS-28.1 : “</text:span><text:span text:style-name="T28">get_ListOf_BarDatas</text:span><text:span text:style-name="T15">” ==&gt; DUP</text:span></text:p>
          <text:list>
            <text:list-item>
              <text:p text:style-name="P194">//_20200105_171836:head (\Lib\utils\libfx.php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2_121518</text:span></text:p>
      <text:p text:style-name="P29"/>
      <text:p text:style-name="P16"/>
      <text:p text:style-name="P11"/>
      <text:p text:style-name="P9"><text:span text:style-name="T5">13.28.1_1</text:span>---------------------------------------------------------------------------</text:p>
      <text:p text:style-name="P23">res free# JVEMV6 44#13.28.1_2 / 44. currency / 13. TASKS / 28.1 func_get_ListOf_BarDatas__V2() / XXX</text:p>
      <text:p text:style-name="P11"/>
      <text:p text:style-name="P9">[do] <text:span text:style-name="T1">#_ </text:span></text:p>
      <text:list xml:id="list37449013" text:continue-list="list37447899" text:style-name="L1">
        <text:list-item>
          <text:p text:style-name="P49">REVIEW </text:p>
        </text:list-item>
        <text:list-item>
          <text:p text:style-name="P49">TASK-1</text:p>
        </text:list-item>
      </text:list>
      <text:p text:style-name="P9"/>
      <text:p text:style-name="P9">[next]</text:p>
      <text:list xml:id="list90107509450359105" text:style-name="L30">
        <text:list-item>
          <text:p text:style-name="P71">TASK</text:p>
        </text:list-item>
      </text:list>
      <text:p text:style-name="P9">[further]</text:p>
      <text:p text:style-name="P19"><text:span text:style-name="T22"><text:line-break/></text:span><text:soft-page-break/><text:span text:style-name="T23">[/ XXX] </text:span></text:p>
      <text:p text:style-name="P29"/>
      <text:p text:style-name="P11"/>
      <text:p text:style-name="P11"/>
      <text:p text:style-name="P9"><text:span text:style-name="T5">13.25_X</text:span>---------------------------------------------------------------------------</text:p>
      <text:p text:style-name="P23">res free# JVEMV6 44#13.25_1 / 44. currency / 13. TASKS / 25. gen-stats-data-to-log-file / 20200522_171329</text:p>
      <text:p text:style-name="P7"/>
      <text:p text:style-name="P9">[do] <text:span text:style-name="T3">#_ </text:span></text:p>
      <text:list xml:id="list3331124258915902511" text:style-name="L31">
        <text:list-item>
          <text:p text:style-name="P72">REVIEW </text:p>
        </text:list-item>
        <text:list-item>
          <text:p text:style-name="P72">TASK-1 : TASKS-28.1 : “<text:span text:style-name="T28">get_ListOf_BarDatas</text:span>” ==&gt; DUP</text:p>
          <text:list>
            <text:list-item>
              <text:list>
                <text:list-item>
                  <text:p text:style-name="P72">//_20200105_171836:head (\Lib\utils\libfx.php) </text:p>
                </text:list-item>
              </text:list>
            </text:list-item>
            <text:list-item>
              <text:p text:style-name="P72"><text:span text:style-name="T3">#_ </text:span>T-1.1 : DUP ==&gt; func : conv_CSV_Lines_To_BarDatas</text:p>
              <text:list>
                <text:list-item>
                  <text:p text:style-name="P72">conv_CSV_Lines_To_BarDatas__V2</text:p>
                  <text:list>
                    <text:list-item>
                      <text:p text:style-name="P72">//_20200522_164054:tmp</text:p>
                    </text:list-item>
                  </text:list>
                </text:list-item>
              </text:list>
            </text:list-item>
            <text:list-item>
              <text:p text:style-name="P72">T-1.2 : new FUNC : _slice_Raw_Data_By_Day (FxAdminController)</text:p>
              <text:list>
                <text:list-item>
                  <text:p text:style-name="P72">DUP : _slice_Raw_Data_By_Week</text:p>
                </text:list-item>
                <text:list-item>
                  <text:p text:style-name="P72">skeleton</text:p>
                </text:list-item>
                <text:list-item>
                  <text:p text:style-name="P72">TEST ==&gt; </text:p>
                </text:list-item>
              </text:list>
            </text:list-item>
          </text:list>
        </text:list-item>
      </text:list>
      <table:table table:name="表19" table:style-name="表19">
        <table:table-column table:style-name="表19.A"/>
        <table:table-row>
          <table:table-cell table:style-name="表19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19.A2" office:value-type="string">
            <text:p text:style-name="P2"/>
          </table:table-cell>
        </table:table-row>
      </table:table>
      <text:p text:style-name="P9"/>
      <text:list xml:id="list37432954" text:continue-numbering="true" text:style-name="L31">
        <text:list-item>
          <text:list>
            <text:list-item>
              <text:list>
                <text:list-item>
                  <text:list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T-1.3 : use ==&gt; conv_CSV_Lines_To_BarDatas__V2</text:p>
              <text:list>
                <text:list-item>
                  <text:p text:style-name="P72">CODE </text:p>
                  <text:list>
                    <text:list-item>
                      <text:p text:style-name="P72">new FUNC : LibFxAdmin::slice_Raw_Data_By_Day__V2</text:p>
                    </text:list-item>
                    <text:list-item>
                      <text:p text:style-name="P72"><text:span text:style-name="T3">#_ </text:span>DUP</text:p>
                    </text:list-item>
                    <text:list-item>
                      <text:p text:style-name="P72"><text:span text:style-name="T3">#_ </text:span>skeleton</text:p>
                    </text:list-item>
                    <text:list-item>
                      <text:p text:style-name="P72">caller lines </text:p>
                    </text:list-item>
                    <text:list-item>
                      <text:p text:style-name="P72">TEST ==&gt; OK</text:p>
                    </text:list-item>
                  </text:list>
                </text:list-item>
                <text:list-item>
                  <text:p text:style-name="P72"><text:soft-page-break/>TEST : //_20200522_170915:tmp</text:p>
                  <text:list>
                    <text:list-item>
                      <text:p text:style-name="P72">return val : $lo_BarDatas ==&gt; show the 1<text:span text:style-name="T29">st</text:span> line</text:p>
                    </text:list-item>
                    <text:list-item>
                      <text:p text:style-name="P72">==&gt; PROBLEM : “object(BarData) {</text:p>
                    </text:list-item>
                    <text:list-item>
                      <text:p text:style-name="P72"><text:tab/>no =&gt; '1'</text:p>
                    </text:list-item>
                    <text:list-item>
                      <text:p text:style-name="P72"><text:tab/>price_Open =&gt; ';'</text:p>
                    </text:list-item>
                    <text:list-item>
                      <text:p text:style-name="P72"><text:tab/>price_High =&gt; '7'</text:p>
                    </text:list-item>
                    <text:list-item>
                      <text:p text:style-name="P72"><text:tab/>price_Low =&gt; '0'</text:p>
                    </text:list-item>
                    <text:list-item>
                      <text:p text:style-name="P72"><text:tab/>price_Close =&gt; '.'</text:p>
                    </text:list-item>
                    <text:list-item>
                      <text:p text:style-name="P72"><text:tab/>rsi =&gt; '6'</text:p>
                    </text:list-item>
                    <text:list-item>
                      <text:p text:style-name="P72"><text:tab/>mfi =&gt; '2'</text:p>
                    </text:list-item>
                    <text:list-item>
                      <text:p text:style-name="P72"><text:tab/>force =&gt; '7'</text:p>
                    </text:list-item>
                    <text:list-item>
                      <text:p text:style-name="P72"><text:tab/>bb_2S =&gt; ';'</text:p>
                    </text:list-item>
                    <text:list-item>
                      <text:p text:style-name="P72"><text:tab/>bb_1S =&gt; '7'”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91753093562751053" text:style-name="L32">
        <text:list-item>
          <text:p text:style-name="P73">TASK : continue ==&gt; fix problem</text:p>
          <text:list>
            <text:list-item>
              <text:p text:style-name="P73">//_20200522_171234:next (LibFxAdmin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2_171305</text:span></text:p>
      <text:p text:style-name="P29"/>
      <text:p text:style-name="P15"/>
      <text:p text:style-name="P9"><text:span text:style-name="T5">13.25_X</text:span>---------------------------------------------------------------------------</text:p>
      <text:p text:style-name="P23">res free# JVEMV6 44#13.25_2 / 44. currency / 13. TASKS / 25. gen-stats-data-to-log-file / 20200523_161827</text:p>
      <text:p text:style-name="P7"/>
      <text:p text:style-name="P9">[do] <text:span text:style-name="T1">#_ </text:span></text:p>
      <text:list xml:id="list5447360904658419927" text:style-name="L33">
        <text:list-item>
          <text:p text:style-name="P74">REVIEW </text:p>
        </text:list-item>
      </text:list>
      <table:table table:name="表20" table:style-name="表20">
        <table:table-column table:style-name="表20.A"/>
        <table:table-row>
          <table:table-cell table:style-name="表20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0.A2" office:value-type="string">
            <text:p text:style-name="P2"/>
          </table:table-cell>
        </table:table-row>
      </table:table>
      <text:list xml:id="list37450098" text:continue-numbering="true" text:style-name="L33">
        <text:list-item>
          <text:p text:style-name="P74"><text:span text:style-name="T1">#_ </text:span>TASK-1 : continue ==&gt; fix problem</text:p>
          <text:list>
            <text:list-item>
              <text:list>
                <text:list-item>
                  <text:p text:style-name="P74">//_20200522_171234:next (LibFxAdmin)</text:p>
                </text:list-item>
              </text:list>
            </text:list-item>
            <text:list-item>
              <text:p text:style-name="P74">T-1.1 : debugging</text:p>
              <text:list>
                <text:list-item>
                  <text:p text:style-name="P74">CODE : //debug:20200523_161125</text:p>
                </text:list-item>
                <text:list-item>
                  <text:p text:style-name="P74">==&gt; OK</text:p>
                </text:list-item>
              </text:list>
            </text:list-item>
            <text:list-item>
              <text:p text:style-name="P74">T-1.2 : new FUNC ==&gt; test_Libfx_Conv_CSV_Lines_To_BarDatas__V2</text:p>
              <text:list>
                <text:list-item>
                  <text:p text:style-name="P74">CODE</text:p>
                </text:list-item>
                <text:list-item>
                  <text:p text:style-name="P75">TEST ==&gt; OK</text:p>
                </text:list-item>
              </text:list>
            </text:list-item>
          </text:list>
        </text:list-item>
        <text:list-item>
          <text:p text:style-name="P74">TASK-2 </text:p>
          <text:list>
            <text:list-item>
              <text:p text:style-name="P74">new FUNC : sort_CSV_Lines_BarData__By_Date</text:p>
              <text:list>
                <text:list-item>
                  <text:p text:style-name="P74">caller : //_20200523_163505:tmp</text:p>
                </text:list-item>
                <text:list-item>
                  <text:p text:style-name="P74">ref : //_20200523_163753:ref (LibFxAdmin)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967859074677681942" text:style-name="L34">
        <text:list-item>
          <text:p text:style-name="P76">TASK</text:p>
          <text:list>
            <text:list-item>
              <text:p text:style-name="P76">//_20200523_164309:next (LibFxAdmin)</text:p>
            </text:list-item>
            <text:list-item>
              <text:p text:style-name="P76">ref : //_20200523_163753:ref (LibFxAdmin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30"/>
      <text:p text:style-name="P30"/>
      <text:p text:style-name="P17"/>
      <text:p text:style-name="P9"><text:span text:style-name="T5">13.25_2</text:span>---------------------------------------------------------------------------</text:p>
      <text:p text:style-name="P23">res free# JVEMV6 44#13.25_3 / 44. currency / 13. TASKS / 25. gen-stats-data-to-log-file / 20200524_115830</text:p>
      <text:p text:style-name="P7"/>
      <text:p text:style-name="P9"><text:soft-page-break/>[do] <text:span text:style-name="T1">#_ </text:span></text:p>
      <text:list xml:id="list6931118072399253010" text:style-name="L35">
        <text:list-item>
          <text:p text:style-name="P77">REVIEW </text:p>
        </text:list-item>
        <text:list-item>
          <text:p text:style-name="P77">TASK-1</text:p>
          <text:list>
            <text:list-item>
              <text:list>
                <text:list-item>
                  <text:p text:style-name="P77">//_20200523_164309:next (LibFxAdmin)</text:p>
                </text:list-item>
                <text:list-item>
                  <text:p text:style-name="P77">ref : //_20200523_163753:ref (LibFxAdmin)</text:p>
                </text:list-item>
              </text:list>
            </text:list-item>
            <text:list-item>
              <text:p text:style-name="P77">T-1.1 : upto ==&gt; show datetime vals </text:p>
              <text:list>
                <text:list-item>
                  <text:p text:style-name="P77">CODE</text:p>
                </text:list-item>
                <text:list-item>
                  <text:p text:style-name="P77">TEST ==&gt; OK</text:p>
                </text:list-item>
              </text:list>
            </text:list-item>
            <text:list-item>
              <text:p text:style-name="P77">T-1.2 : upto → compare</text:p>
              <text:list>
                <text:list-item>
                  <text:p text:style-name="P77">//debug:20200524_112305</text:p>
                  <text:list>
                    <text:list-item>
                      <text:p text:style-name="P77">==&gt; OK</text:p>
                    </text:list-item>
                  </text:list>
                </text:list-item>
                <text:list-item>
                  <text:p text:style-name="P77">//debug:20200524_112536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T-1.3 : judge</text:p>
              <text:list>
                <text:list-item>
                  <text:p text:style-name="P77">//debug:20200524_112849</text:p>
                  <text:list>
                    <text:list-item>
                      <text:p text:style-name="P77">==&gt; OK</text:p>
                    </text:list-item>
                  </text:list>
                </text:list-item>
              </text:list>
            </text:list-item>
            <text:list-item>
              <text:p text:style-name="P77">T-1.4 : sort</text:p>
              <text:list>
                <text:list-item>
                  <text:p text:style-name="P77">//_20200524_113854:tmp</text:p>
                </text:list-item>
                <text:list-item>
                  <text:p text:style-name="P77">//debug:20200524_114454</text:p>
                  <text:list>
                    <text:list-item>
                      <text:p text:style-name="P77">==&gt; OK </text:p>
                    </text:list-item>
                  </text:list>
                </text:list-item>
              </text:list>
            </text:list-item>
            <text:list-item>
              <text:p text:style-name="P77"/>
            </text:list-item>
          </text:list>
        </text:list-item>
      </text:list>
      <text:p text:style-name="P9"/>
      <text:p text:style-name="P9">[next]</text:p>
      <text:list xml:id="list5819009486476521123" text:style-name="L36">
        <text:list-item>
          <text:p text:style-name="P78">TASK : slice (TASKS-13)</text:p>
          <text:list>
            <text:list-item>
              <text:p text:style-name="P78">//_20200524_115655:next (LibFxAdmin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17"><text:soft-page-break/></text:p>
      <text:p text:style-name="P29"/>
      <text:p text:style-name="P9"><text:span text:style-name="T5">13.25_3</text:span>---------------------------------------------------------------------------</text:p>
      <text:p text:style-name="P23">[4] res free# JVEMV6 44#13.25_X / 44. currency / 13. TASKS / 25. gen-stats-data-to-log-file / 20200524_155914</text:p>
      <text:p text:style-name="P29"/>
      <text:p text:style-name="P9">[do] <text:span text:style-name="T1">#_ </text:span></text:p>
      <text:list xml:id="list8154991141086856716" text:style-name="L37">
        <text:list-item>
          <text:p text:style-name="P79">REVIEW </text:p>
        </text:list-item>
        <text:list-item>
          <text:p text:style-name="P79">TASK-1 </text:p>
          <text:list>
            <text:list-item>
              <text:list>
                <text:list-item>
                  <text:p text:style-name="P206">slice (TASKS-13)</text:p>
                </text:list-item>
                <text:list-item>
                  <text:p text:style-name="P79">//_20200524_115655:next (LibFxAdmin)</text:p>
                </text:list-item>
              </text:list>
            </text:list-item>
          </text:list>
        </text:list-item>
      </text:list>
      <table:table table:name="表21" table:style-name="表21">
        <table:table-column table:style-name="表21.A"/>
        <table:table-row>
          <table:table-cell table:style-name="表21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1.A2" office:value-type="string">
            <text:p text:style-name="P2"/>
          </table:table-cell>
        </table:table-row>
      </table:table>
      <text:list xml:id="list37457670" text:continue-numbering="true" text:style-name="L37">
        <text:list-item>
          <text:list>
            <text:list-item>
              <text:p text:style-name="P79">T-1.1 : start iteration</text:p>
              <text:list>
                <text:list-item>
                  <text:p text:style-name="P79">CODE</text:p>
                </text:list-item>
                <text:list-item>
                  <text:p text:style-name="P79">TEST : //debug:20200524_160552</text:p>
                  <text:list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<text:span text:style-name="T1">#_ </text:span>T-1.2 : iteration ==&gt; more → 500</text:p>
              <text:list>
                <text:list-item>
                  <text:p text:style-name="P79">//_20200524_162513:tmp</text:p>
                </text:list-item>
                <text:list-item>
                  <text:p text:style-name="P79">==&gt; OK </text:p>
                </text:list-item>
              </text:list>
            </text:list-item>
            <text:list-item>
              <text:p text:style-name="P79">T-1.3 : “$lo_CSV_Lines_By_Day” =&gt; each entry : first line ?</text:p>
              <text:list>
                <text:list-item>
                  <text:p text:style-name="P79">//_20200524_162938:tmp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1.4 : same as T-1.3; max iteration ==&gt; 700</text:p>
              <text:list>
                <text:list-item>
                  <text:p text:style-name="P79">//_20200524_162513:tmp</text:p>
                </text:list-item>
                <text:list-item>
                  <text:p text:style-name="P79">==&gt; OK</text:p>
                </text:list-item>
              </text:list>
            </text:list-item>
            <text:list-item>
              <text:p text:style-name="P79">T-1.5 : max iteration ==&gt; off</text:p>
              <text:list>
                <text:list-item>
                  <text:p text:style-name="P79">//debug:20200524_160552</text:p>
                </text:list-item>
                <text:list-item>
                  <text:p text:style-name="P79">EXEC</text:p>
                </text:list-item>
                <text:list-item>
                  <text:p text:style-name="P79"><text:soft-page-break/>search ==&gt; “$lines_Day[0] =&gt;”</text:p>
                </text:list-item>
                <text:list-item>
                  <text:p text:style-name="P79"><text:span text:style-name="T1">#_ </text:span>PROBLEM : “5/21” → not included</text:p>
                  <text:list>
                    <text:list-item>
                      <text:p text:style-name="P79">TRY-1 : //_20200524_164203:tmp</text:p>
                      <text:list>
                        <text:list-item>
                          <text:p text:style-name="P79">//_20200524_164445:fix</text:p>
                        </text:list-item>
                        <text:list-item>
                          <text:p text:style-name="P79">==&gt; search “$lines_Day[0] =&gt;”</text:p>
                        </text:list-item>
                        <text:list-item>
                          <text:p text:style-name="P79">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166806888738931009" text:style-name="L38">
        <text:list-item>
          <text:p text:style-name="P80">TASK : TASKS-13.1</text:p>
          <text:list>
            <text:list-item>
              <text:p text:style-name="P80">//_20200524_165246:next (FxAdminController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17"/>
      <text:p text:style-name="P9"><text:span text:style-name="T5">13a_X</text:span>---------------------------------------------------------------------------</text:p>
      <text:p text:style-name="P23">[1] res free# JVEMV6 44#13a_1 / 44. currency / 13. TASKS / 13a. slice_Raw_Data_By_Day__V2 / 20200525_164930</text:p>
      <text:p text:style-name="P11"/>
      <text:p text:style-name="P9">[do] <text:span text:style-name="T1">#_ </text:span></text:p>
      <text:list xml:id="list6020355627187694013" text:style-name="L39">
        <text:list-item>
          <text:p text:style-name="P81">REVIEW </text:p>
        </text:list-item>
        <text:list-item>
          <text:p text:style-name="P81">TASK-1<text:span text:style-name="T26"> : TASKS-13.1</text:span></text:p>
          <text:list>
            <text:list-item>
              <text:list>
                <text:list-item>
                  <text:p text:style-name="P166">//_20200524_165246:next (FxAdminController)</text:p>
                </text:list-item>
              </text:list>
            </text:list-item>
            <text:list-item>
              <text:p text:style-name="P81"><text:span text:style-name="T2">#_ </text:span><text:span text:style-name="T26">T-1.1 : func : slice_Raw_Data_By_Day__V2</text:span></text:p>
              <text:list>
                <text:list-item>
                  <text:p text:style-name="P166">CODE</text:p>
                  <text:list>
                    <text:list-item>
                      <text:p text:style-name="P166">//_20200525_160049:tmp (LibFxAdmin)</text:p>
                    </text:list-item>
                    <text:list-item>
                      <text:p text:style-name="P166">//_20200524_165246:next (FxAdminController) </text:p>
                    </text:list-item>
                  </text:list>
                </text:list-item>
                <text:list-item>
                  <text:p text:style-name="P81"><text:span text:style-name="T2">#_ </text:span><text:span text:style-name="T26">TEST ==&gt; </text:span></text:p>
                </text:list-item>
              </text:list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ext:soft-page-break/>
        <table:table-row>
          <table:table-cell table:style-name="表22.A2" office:value-type="string">
            <text:p text:style-name="P2"/>
          </table:table-cell>
        </table:table-row>
      </table:table>
      <text:list xml:id="list37442283" text:continue-numbering="true" text:style-name="L39">
        <text:list-item>
          <text:list>
            <text:list-item>
              <text:p text:style-name="P166">T-1.2 : write to file </text:p>
              <text:list>
                <text:list-item>
                  <text:list>
                    <text:list-item>
                      <text:p text:style-name="P166">//_20200525_161041:tmp</text:p>
                    </text:list-item>
                  </text:list>
                </text:list-item>
              </text:list>
            </text:list-item>
            <text:list-item>
              <text:p text:style-name="P81"><text:span text:style-name="T2">#_ </text:span><text:span text:style-name="T26">T-1.2.1 : build → dst dir path</text:span></text:p>
            </text:list-item>
            <text:list-item>
              <text:p text:style-name="P81"><text:span text:style-name="T2">#_ </text:span><text:span text:style-name="T26">T-1.2.2 : make dirs </text:span></text:p>
              <text:list>
                <text:list-item>
                  <text:p text:style-name="P166">==&gt; OK</text:p>
                </text:list-item>
              </text:list>
            </text:list-item>
            <text:list-item>
              <text:p text:style-name="P81">T-1.2.3 : <text:span text:style-name="T26">build → file path, full</text:span></text:p>
            </text:list-item>
          </text:list>
        </text:list-item>
      </text:list>
      <text:p text:style-name="P22"/>
      <text:p text:style-name="P9">[next]</text:p>
      <text:list xml:id="list2335956799556522774" text:style-name="L40">
        <text:list-item>
          <text:p text:style-name="P82">TASK : this ==&gt; T-1.2.3 (<text:span text:style-name="T26">TASKS-13.1)</text:span></text:p>
          <text:list>
            <text:list-item>
              <text:p text:style-name="P167">//_20200525_164903:tmp (FxAdminController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5_164831</text:span></text:p>
      <text:p text:style-name="P29"/>
      <text:p text:style-name="P17"/>
      <text:p text:style-name="P9"><text:span text:style-name="T5">13a_1</text:span>---------------------------------------------------------------------------</text:p>
      <text:p text:style-name="P23">[2] res free# JVEMV6 44#13.13a_1 / 44. currency / 13. TASKS / 13a. slice_Raw_Data_By_Day__V2 / 20200526_111657</text:p>
      <text:p text:style-name="P11"/>
      <text:p text:style-name="P9">[do] <text:span text:style-name="T1">#_ </text:span></text:p>
      <text:list xml:id="list1101272826106694622" text:style-name="L41">
        <text:list-item>
          <text:p text:style-name="P83">REVIEW </text:p>
        </text:list-item>
      </text:list>
      <table:table table:name="表23" table:style-name="表23">
        <table:table-column table:style-name="表23.A"/>
        <table:table-row>
          <table:table-cell table:style-name="表23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3.A2" office:value-type="string">
            <text:p text:style-name="P2"/>
          </table:table-cell>
        </table:table-row>
      </table:table>
      <text:list xml:id="list37454251" text:continue-numbering="true" text:style-name="L41">
        <text:list-item>
          <text:p text:style-name="P83">TASK-1</text:p>
          <text:list>
            <text:list-item>
              <text:p text:style-name="P83">T-1.1 : build file full path</text:p>
              <text:list>
                <text:list-item>
                  <text:p text:style-name="P83">==&gt; OK : //_20200526_114404:tmp</text:p>
                </text:list-item>
              </text:list>
            </text:list-item>
            <text:list-item>
              <text:p text:style-name="P83">T-1.2 : file ==&gt; wri<text:span text:style-name="T26">te (blank)</text:span></text:p>
              <text:list>
                <text:list-item>
                  <text:p text:style-name="P168">//_20200526_114428:tmp</text:p>
                </text:list-item>
                <text:list-item>
                  <text:p text:style-name="P168"><text:soft-page-break/>==&gt; OK</text:p>
                </text:list-item>
              </text:list>
            </text:list-item>
            <text:list-item>
              <text:p text:style-name="P168">T-1.3 : file → write : header</text:p>
              <text:list>
                <text:list-item>
                  <text:p text:style-name="P168">//_20200526_114637:tmp</text:p>
                </text:list-item>
                <text:list-item>
                  <text:p text:style-name="P168">==&gt; OK</text:p>
                </text:list-item>
              </text:list>
            </text:list-item>
            <text:list-item>
              <text:p text:style-name="P168">T-1.4 : file → write : data</text:p>
              <text:list>
                <text:list-item>
                  <text:p text:style-name="P168">//_20200526_115023:tmp</text:p>
                </text:list-item>
                <text:list-item>
                  <text:p text:style-name="P168">==&gt; OK</text:p>
                </text:list-item>
              </text:list>
            </text:list-item>
          </text:list>
        </text:list-item>
      </text:list>
      <text:p text:style-name="P9">[next]</text:p>
      <text:list xml:id="list6476817892638738195" text:style-name="L42">
        <text:list-item>
          <text:p text:style-name="P84">TASK : continue ==&gt; wri<text:span text:style-name="T26">tten csv lines → reverse order ----&gt; Z-A</text:span></text:p>
          <text:list>
            <text:list-item>
              <text:p text:style-name="P169">//_20200526_115844:next // FxAdminController</text:p>
            </text:list-item>
            <text:list-item>
              <text:p text:style-name="P169">//_20200526_115755:tmp (LibFxAdmin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6_115910</text:span></text:p>
      <text:p text:style-name="P29"/>
      <text:p text:style-name="P17"/>
      <text:p text:style-name="P9"><text:span text:style-name="T5">13a_2</text:span>---------------------------------------------------------------------------</text:p>
      <text:p text:style-name="P23">[3] res free# JVEMV6 44#13.13a_XX / 44. currency / 13. TASKS / 13a. slice_Raw_Data_By_Day__V2 / 20200526_181804</text:p>
      <text:p text:style-name="P11"/>
      <text:p text:style-name="P9">[do] <text:span text:style-name="T1">#_ </text:span></text:p>
      <text:list xml:id="list7887259281902560854" text:style-name="L43">
        <text:list-item>
          <text:p text:style-name="P85">REVIEW <text:s/></text:p>
        </text:list-item>
        <text:list-item>
          <text:p text:style-name="P85">TASK-1 : wri<text:span text:style-name="T26">tten csv lines → reverse order ----&gt; Z-A</text:span></text:p>
          <text:list>
            <text:list-item>
              <text:list>
                <text:list-item>
                  <text:p text:style-name="P170">//_20200526_115844:next // FxAdminController</text:p>
                </text:list-item>
                <text:list-item>
                  <text:p text:style-name="P170">//_20200526_115755:tmp (LibFxAdmin)</text:p>
                </text:list-item>
              </text:list>
            </text:list-item>
          </text:list>
        </text:list-item>
      </text:list>
      <table:table table:name="表24" table:style-name="表24">
        <table:table-column table:style-name="表24.A"/>
        <table:table-row>
          <table:table-cell table:style-name="表24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4.A2" office:value-type="string">
            <text:p text:style-name="P2"/>
          </table:table-cell>
        </table:table-row>
      </table:table>
      <text:list xml:id="list37442964" text:continue-numbering="true" text:style-name="L43">
        <text:list-item>
          <text:list>
            <text:list-item>
              <text:p text:style-name="P85">T-1.1 : conditioning</text:p>
              <text:list>
                <text:list-item>
                  <text:p text:style-name="P85">CODE : //_20200526_183618:tmp</text:p>
                </text:list-item>
                <text:list-item>
                  <text:p text:style-name="P85"><text:soft-page-break/>TEST ==&gt; </text:p>
                  <text:list>
                    <text:list-item>
                      <text:p text:style-name="P8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688603922565985287" text:style-name="L44">
        <text:list-item>
          <text:p text:style-name="P86">TASK : TASKS-13b</text:p>
          <text:list>
            <text:list-item>
              <text:p text:style-name="P86">//_20200526_184754:next<text:tab/>FxAdminController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7"/>
      <text:p text:style-name="P9"><text:span text:style-name="T5">13b_X</text:span>---------------------------------------------------------------------------</text:p>
      <text:p text:style-name="P23">[1] res free# JVEMV6 44#13.13b_XX / 44. currency / 13. TASKS / 13b. slice_Raw_Data : use-parameters / 20200527_100814</text:p>
      <text:p text:style-name="P10"/>
      <text:p text:style-name="P9">[do] <text:span text:style-name="T1">#_ </text:span></text:p>
      <text:list xml:id="list6986364695405389331" text:style-name="L45">
        <text:list-item>
          <text:p text:style-name="P87">REVIEW </text:p>
        </text:list-item>
      </text:list>
      <table:table table:name="表25" table:style-name="表25">
        <table:table-column table:style-name="表25.A"/>
        <table:table-row>
          <table:table-cell table:style-name="表25.A1" office:value-type="string">
            <text:p text:style-name="P2"><text:a xlink:type="simple" xlink:href="http://localhost/Eclipse_Luna/Cake_IFM11/fx_admin/slice_Raw_Data" text:style-name="Internet_20_link" text:visited-style-name="Visited_20_Internet_20_Link">http://localhost/Eclipse_Luna/Cake_IFM11/fx_admin/slice_Raw_Data</text:a></text:p>
          </table:table-cell>
        </table:table-row>
        <table:table-row>
          <table:table-cell table:style-name="表25.A2" office:value-type="string">
            <text:p text:style-name="P2"/>
          </table:table-cell>
        </table:table-row>
      </table:table>
      <text:list xml:id="list37456662" text:continue-numbering="true" text:style-name="L45">
        <text:list-item>
          <text:p text:style-name="P87">TASK-1 : TASKS-13b </text:p>
          <text:list>
            <text:list-item>
              <text:list>
                <text:list-item>
                  <text:p text:style-name="P87">//_20200526_184754:next<text:tab/>FxAdminController</text:p>
                </text:list-item>
                <text:list-item>
                  <text:p text:style-name="P87">use → param vals</text:p>
                </text:list-item>
              </text:list>
            </text:list-item>
            <text:list-item>
              <text:p text:style-name="P87"><text:span text:style-name="T1">#_ </text:span>T-1.1 : show → param vals in debug lines</text:p>
            </text:list-item>
            <text:list-item>
              <text:p text:style-name="P87">T-1.2 : use ==&gt; new csv file</text:p>
              <text:list>
                <text:list-item>
                  <text:p text:style-name="P87">05.15 ~ last</text:p>
                </text:list-item>
                <text:list-item>
                  <text:p text:style-name="P87">url : </text:p>
                </text:list-item>
              </text:list>
            </text:list-item>
          </text:list>
        </text:list-item>
      </text:list>
      <table:table table:name="表26" table:style-name="表26">
        <table:table-column table:style-name="表26.A"/>
        <table:table-row>
          <table:table-cell table:style-name="表26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1">44_5.1_10_rawdata.(AUDJPY).(Period-M5).(NumOfUnits-55000).(Bars-55000).20200521_154244.[SLICE-1_0515-0521].csv</text:span></text:a></text:p>
          </table:table-cell>
        </table:table-row>
        <table:table-row>
          <table:table-cell table:style-name="表26.A2" office:value-type="string">
            <text:p text:style-name="P2"/>
          </table:table-cell>
        </table:table-row>
      </table:table>
      <text:list xml:id="list37462494" text:continue-numbering="true" text:style-name="L45">
        <text:list-item>
          <text:list>
            <text:list-item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>T-1.3 : 5.13 ~</text:p>
              <text:list>
                <text:list-item>
                  <text:p text:style-name="P87"><text:soft-page-break/>new csv</text:p>
                </text:list-item>
                <text:list-item>
                  <text:p text:style-name="P87">url : </text:p>
                </text:list-item>
              </text:list>
            </text:list-item>
          </text:list>
        </text:list-item>
      </text:list>
      <table:table table:name="表27" table:style-name="表27">
        <table:table-column table:style-name="表27.A"/>
        <table:table-row>
          <table:table-cell table:style-name="表27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<text:span text:style-name="T11">44_5.1_10_rawdata.(AUDJPY).(Period-M5).(NumOfUnits-55000).(Bars-55000).20200521_154244.[SLICE-1_0513-0521].csv</text:span></text:a></text:p>
          </table:table-cell>
        </table:table-row>
        <table:table-row>
          <table:table-cell table:style-name="表27.A2" office:value-type="string">
            <text:p text:style-name="P2"/>
          </table:table-cell>
        </table:table-row>
      </table:table>
      <text:list xml:id="list37459664" text:continue-numbering="true" text:style-name="L45">
        <text:list-item>
          <text:list>
            <text:list-item>
              <text:list>
                <text:list-item>
                  <text:p text:style-name="P87">==&gt; OK</text:p>
                </text:list-item>
              </text:list>
            </text:list-item>
            <text:list-item>
              <text:p text:style-name="P87"/>
            </text:list-item>
          </text:list>
        </text:list-item>
      </text:list>
      <text:p text:style-name="P9">[next]</text:p>
      <text:list xml:id="list7866642848356752377" text:style-name="L46">
        <text:list-item>
          <text:p text:style-name="P88">TASK : COMPLETE</text:p>
        </text:list-item>
        <text:list-item>
          <text:p text:style-name="P88">==&gt; start : fx_tester_T_1__V2()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0"/>
      <text:p text:style-name="P18"/>
      <text:p text:style-name="P9"><text:span text:style-name="T5">10.2.2_XX</text:span>---------------------------------------------------------------------------</text:p>
      <text:p text:style-name="P23">[1] res free# JVEMV6 44#10.2.2_XX / 44. currency / 10. prog-php / 2. tester / 2. <text:s/>tester_1__V2 / 20200527_102234</text:p>
      <text:p text:style-name="P23"/>
      <text:p text:style-name="P9">[do] <text:span text:style-name="T1">#_ </text:span></text:p>
      <text:list xml:id="list5514753264973567458" text:style-name="L47">
        <text:list-item>
          <text:p text:style-name="P89">REVIEW </text:p>
        </text:list-item>
        <text:list-item>
          <text:p text:style-name="P89">TASK-1 : setup</text:p>
          <text:list>
            <text:list-item>
              <text:p text:style-name="P89">T-1.1 : DUP ==&gt; fx_tester_T_1</text:p>
              <text:list>
                <text:list-item>
                  <text:p text:style-name="P89">DUP</text:p>
                </text:list-item>
                <text:list-item>
                  <text:p text:style-name="P89">skeleton </text:p>
                </text:list-item>
                <text:list-item>
                  <text:p text:style-name="P89">TEST ==&gt; //_20200527_102338:head</text:p>
                </text:list-item>
              </text:list>
            </text:list-item>
          </text:list>
        </text:list-item>
      </text:list>
      <table:table table:name="表28" table:style-name="表28">
        <table:table-column table:style-name="表28.A"/>
        <table:table-row>
          <table:table-cell table:style-name="表28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</text:p>
          </table:table-cell>
        </table:table-row>
        <table:table-row>
          <table:table-cell table:style-name="表28.A2" office:value-type="string">
            <text:p text:style-name="P2"/>
          </table:table-cell>
        </table:table-row>
      </table:table>
      <text:list xml:id="list37432984" text:continue-numbering="true" text:style-name="L47">
        <text:list-item>
          <text:list>
            <text:list-item>
              <text:list>
                <text:list-item>
                  <text:list>
                    <text:list-item>
                      <text:p text:style-name="P89">==&gt; OK : “Missing View”</text:p>
                    </text:list-item>
                  </text:list>
                </text:list-item>
              </text:list>
            </text:list-item>
            <text:list-item>
              <text:p text:style-name="P89"><text:soft-page-break/>T-1.2 : view</text:p>
              <text:list>
                <text:list-item>
                  <text:p text:style-name="P89">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806099959159597992" text:style-name="L48">
        <text:list-item>
          <text:p text:style-name="P90">TASK<text:span text:style-name="T26"> : TASKS-29.1</text:span></text:p>
          <text:list>
            <text:list-item>
              <text:p text:style-name="P171">//_20200527_103506:next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7_103408</text:span></text:p>
      <text:p text:style-name="P29"/>
      <text:p text:style-name="P18"/>
      <text:p text:style-name="P9"><text:span text:style-name="T5">10.2.2_XX</text:span>---------------------------------------------------------------------------</text:p>
      <text:p text:style-name="P23">[2] res free# JVEMV6 44#10.2.2_XX / 44. currency / 10. prog-php / 2. tester / 2. <text:s/>tester_1__V2 / 20200528_131240</text:p>
      <text:p text:style-name="P11"/>
      <text:p text:style-name="P9">[do] <text:span text:style-name="T1">#_ </text:span></text:p>
      <text:list xml:id="list4191681075517442561" text:style-name="L49">
        <text:list-item>
          <text:p text:style-name="P91">REVIEW </text:p>
        </text:list-item>
      </text:list>
      <table:table table:name="表29" table:style-name="表29">
        <table:table-column table:style-name="表29.A"/>
        <table:table-row>
          <table:table-cell table:style-name="表29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29.A2" office:value-type="string">
            <text:p text:style-name="P2"/>
          </table:table-cell>
        </table:table-row>
      </table:table>
      <text:list xml:id="list37444632" text:continue-numbering="true" text:style-name="L49">
        <text:list-item>
          <text:p text:style-name="P91">TASK-1 : <text:span text:style-name="T26">TASKS-29.1</text:span></text:p>
          <text:list>
            <text:list-item>
              <text:list>
                <text:list-item>
                  <text:p text:style-name="P172">//_20200527_103506:next</text:p>
                </text:list-item>
                <text:list-item>
                  <text:p text:style-name="P172">new FUNC : fx_tester_T_1__Order_Buy__V2()</text:p>
                </text:list-item>
              </text:list>
            </text:list-item>
            <text:list-item>
              <text:p text:style-name="P172"><text:span text:style-name="T1">#_ </text:span>T-1.1</text:p>
              <text:list>
                <text:list-item>
                  <text:p text:style-name="P172">sig / label / caller</text:p>
                </text:list-item>
                <text:list-item>
                  <text:p text:style-name="P172">==&gt; OK</text:p>
                </text:list-item>
              </text:list>
            </text:list-item>
            <text:list-item>
              <text:p text:style-name="P172"><text:span text:style-name="T1">#_ </text:span>T-1.2 : “step : 0 : 0 : A : 1” ==&gt; params</text:p>
              <text:list>
                <text:list-item>
                  <text:p text:style-name="P172">//_20200528_140405:ref</text:p>
                </text:list-item>
                <text:list-item>
                  <text:p text:style-name="P172"><text:soft-page-break/>CODE : //_20200528_140426:tmp</text:p>
                </text:list-item>
                <text:list-item>
                  <text:p text:style-name="P172"/>
                </text:list-item>
              </text:list>
            </text:list-item>
            <text:list-item>
              <text:p text:style-name="P172">T-1.X : “prep : log dir” : </text:p>
              <text:list>
                <text:list-item>
                  <text:p text:style-name="P172">ref : //_20200201_161421:tmp</text:p>
                </text:list-item>
                <text:list-item>
                  <text:p text:style-name="P172">CODE : //_20200528_140148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03336954378080770" text:style-name="L50">
        <text:list-item>
          <text:p text:style-name="P92">TASK-1 : <text:span text:style-name="T26">“prep : log dir” : </text:span></text:p>
          <text:list>
            <text:list-item>
              <text:p text:style-name="P173">ref : //_20200201_161421:tmp</text:p>
            </text:list-item>
            <text:list-item>
              <text:p text:style-name="P173">CODE : //_20200528_140148:tmp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28_142312</text:span></text:p>
      <text:p text:style-name="P11"/>
      <text:p text:style-name="P18"/>
      <text:p text:style-name="P7"/>
      <text:p text:style-name="P9"><text:span text:style-name="T5">10.2.2_2</text:span>---------------------------------------------------------------------------</text:p>
      <text:p text:style-name="P23">[3] res free# JVEMV6 44#10.2.2_XX / 44. currency / 10. prog-php / 2. tester / 2. <text:s/>tester_1__V2 / 20200529_184805</text:p>
      <text:p text:style-name="P7"/>
      <text:p text:style-name="P9">[do] <text:span text:style-name="T1">#_ </text:span></text:p>
      <text:list xml:id="list4424513961986802605" text:style-name="L51">
        <text:list-item>
          <text:p text:style-name="P93">REVIEW </text:p>
        </text:list-item>
      </text:list>
      <table:table table:name="表30" table:style-name="表30">
        <table:table-column table:style-name="表30.A"/>
        <table:table-row>
          <table:table-cell table:style-name="表30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</text:p>
          </table:table-cell>
        </table:table-row>
        <table:table-row>
          <table:table-cell table:style-name="表30.A2" office:value-type="string">
            <text:p text:style-name="P2"/>
          </table:table-cell>
        </table:table-row>
      </table:table>
      <text:list xml:id="list37464847" text:continue-numbering="true" text:style-name="L51">
        <text:list-item>
          <text:p text:style-name="P93">TASK-1</text:p>
          <text:list>
            <text:list-item>
              <text:p text:style-name="P93">T-1.1 : dpath log</text:p>
              <text:list>
                <text:list-item>
                  <text:p text:style-name="P93">//_20200529_181231:tmp</text:p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<text:soft-page-break/>T-1.2 : “prep : log dir” ==&gt; to a func</text:p>
              <text:list>
                <text:list-item>
                  <text:p text:style-name="P93">CODE : //_20200529_182703:tmp</text:p>
                  <text:list>
                    <text:list-item>
                      <text:p text:style-name="P93">fx_tester_T_1__Order_Buy__V2__Log_Dir</text:p>
                    </text:list-item>
                  </text:list>
                </text:list-item>
                <text:list-item>
                  <text:p text:style-name="P93">==&gt; OK</text:p>
                </text:list-item>
              </text:list>
            </text:list-item>
            <text:list-item>
              <text:p text:style-name="P93">T-1.3 : params ==&gt; to a func</text:p>
              <text:list>
                <text:list-item>
                  <text:p text:style-name="P93">CODE : //_20200529_183406:tmp</text:p>
                  <text:list>
                    <text:list-item>
                      <text:p text:style-name="P93">fx_tester_T_1__Order_Buy__V2__Params</text:p>
                    </text:list-item>
                    <text:list-item>
                      <text:p text:style-name="P93">==&gt; OK 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647856993842340953" text:style-name="L52">
        <text:list-item>
          <text:p text:style-name="P94">TASK : //_20200529_185258:next (FxTestController)</text:p>
        </text:list-item>
      </text:list>
      <text:p text:style-name="P9">[further]</text:p>
      <text:p text:style-name="P19"><text:span text:style-name="T22"><text:line-break/></text:span><text:span text:style-name="T23">[/ XXX] 20200529_185429</text:span></text:p>
      <text:p text:style-name="P29"/>
      <text:p text:style-name="P18"/>
      <text:p text:style-name="P7"/>
      <text:p text:style-name="P9"><text:span text:style-name="T5">10.2.2_3</text:span>---------------------------------------------------------------------------</text:p>
      <text:p text:style-name="P23">[4] res free# JVEMV6 44#10.2.2_XX / 44. currency / 10. prog-php / 2. tester / 2. <text:s/>tester_1__V2 / 20200530_143951</text:p>
      <text:p text:style-name="P7"/>
      <text:p text:style-name="P9">[do] <text:span text:style-name="T1">#_ </text:span></text:p>
      <text:list xml:id="list3263351820997846664" text:style-name="L53">
        <text:list-item>
          <text:p text:style-name="P95">REVIEW </text:p>
        </text:list-item>
      </text:list>
      <table:table table:name="表31" table:style-name="表31">
        <table:table-column table:style-name="表31.A"/>
        <table:table-row>
          <table:table-cell table:style-name="表31.A1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1__Source_CSV_File_Name=(slice-by-day).(AUDJPY-M5).(2020-05-13).(20200530_132553_216136).csv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  <table:table-row>
          <table:table-cell table:style-name="表31.A2" office:value-type="string">
            <text:p text:style-name="P9"><text:a xlink:type="simple" xlink:href="http://localhost/Eclipse_Luna/Cake_IFM11/fx_test/fx_tester_T_1_V2" text:style-name="Internet_20_link" text:visited-style-name="Visited_20_Internet_20_Link">http://localhost/Eclipse_Luna/Cake_IFM11/fx_test/fx_tester_T_1_V2</text:a>?_Tester_T_1__Order_Genre=_Tester_T_1__Order_Genre__BUY&amp;Tester_T_<text:soft-page-break/>1__Source_CSV_File_Name=(slice-by-day).(AUDJPY-M5).(2020-05-13).(20200530_134010_951771).csv&amp;Tester_T_1__Source_CSV_Dpath=C:\WORKS_2\WS\WS_Others.prog\prog\D-7\2_2\VIRTUAL\Admin_Projects\curr\data\csv_raw\(slice-by-day).(AUDJPY-M5).(2020-05-13_2020-05-21).(20200530_134010_951771)</text:p>
          </table:table-cell>
        </table:table-row>
        <table:table-row>
          <table:table-cell table:style-name="表31.A2" office:value-type="string">
            <text:p text:style-name="P2"/>
          </table:table-cell>
        </table:table-row>
      </table:table>
      <text:list xml:id="list37443081" text:continue-numbering="true" text:style-name="L53">
        <text:list-item>
          <text:p text:style-name="P95">TASK-1 </text:p>
          <text:list>
            <text:list-item>
              <text:list>
                <text:list-item>
                  <text:p text:style-name="P95">//_20200529_185258:next (FxTestController)</text:p>
                </text:list-item>
                <text:list-item>
                  <text:p text:style-name="P95">TASKS-29.2 : get : list of bardatas</text:p>
                </text:list-item>
                <text:list-item>
                  <text:p text:style-name="P95">csv</text:p>
                  <text:list>
                    <text:list-item>
                      <text:p text:style-name="P95"/>
                    </text:list-item>
                  </text:list>
                </text:list-item>
              </text:list>
            </text:list-item>
            <text:list-item>
              <text:p text:style-name="P95">T-1.1 : review the situation</text:p>
              <text:list>
                <text:list-item>
                  <text:p text:style-name="P95">wri<text:span text:style-name="T26">te log : //_20200530_130239:tmp</text:span></text:p>
                </text:list-item>
                <text:list-item>
                  <text:p text:style-name="P174">==&gt; OK</text:p>
                </text:list-item>
              </text:list>
            </text:list-item>
            <text:list-item>
              <text:p text:style-name="P95"><text:span text:style-name="T2">#_ </text:span><text:span text:style-name="T26">SEG-1 : gen → slicded csv files</text:span></text:p>
              <text:list>
                <text:list-item>
                  <text:p text:style-name="P174">S-1.1 : source csvfile</text:p>
                </text:list-item>
              </text:list>
            </text:list-item>
          </text:list>
        </text:list-item>
      </text:list>
      <table:table table:name="表32" table:style-name="表32">
        <table:table-column table:style-name="表32.A"/>
        <table:table-row>
          <table:table-cell table:style-name="表32.A1" office:value-type="string">
            <text:p text:style-name="P2"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http://localhost/Eclipse_Luna/Cake_IFM11/fx_admin/slice_Raw_Data?param_Slice_Raw_Data__Fname_Raw_File_Src=</text:a><text:a xlink:type="simple" xlink:href="http://localhost/Eclipse_Luna/Cake_IFM11/fx_admin/slice_Raw_Data?param_Slice_Raw_Data__Fname_Raw_File_Src=44_5.1_10_rawdata.(AUDJPY).(Period-M5).(NumOfUnits-55000).(Bars-55000" text:style-name="Internet_20_link" text:visited-style-name="Visited_20_Internet_20_Link"><text:span text:style-name="T11">44_5.1_10_rawdata.(AUDJPY).(Period-M5).(NumOfUnits-55000).(Bars-55000</text:span></text:a><text:a xlink:type="simple" xlink:href="http://localhost/Eclipse_Luna/Cake_IFM11/fx_admin/slice_Raw_Data?param_Slice_Raw_Data__Fname_Raw_File_Src=44_5.1_10_rawdata.(AUDJPY).(Period-M5).(NumOfUnits-55000).(Bars-55000).20200521_154244.[SLICE-1_0515-0521].csv" text:style-name="Internet_20_link" text:visited-style-name="Visited_20_Internet_20_Link">).20200521_154244.[SLICE-1_0513-0521].csv</text:a>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  <table:table-row>
          <table:table-cell table:style-name="表32.A2" office:value-type="string">
            <text:p text:style-name="P2">(slice-by-day).(AUDJPY-M5).(2020-05-13_2020-05-21).(20200530_134010_951771)</text:p>
          </table:table-cell>
        </table:table-row>
        <table:table-row>
          <table:table-cell table:style-name="表32.A2" office:value-type="string">
            <text:p text:style-name="P2"/>
          </table:table-cell>
        </table:table-row>
      </table:table>
      <text:p text:style-name="P9"/>
      <text:list xml:id="list37450494" text:continue-numbering="true" text:style-name="L53">
        <text:list-item>
          <text:list>
            <text:list-item>
              <text:p text:style-name="P174">SEG-2 : new param ==&gt; dpath for source csv file</text:p>
              <text:list>
                <text:list-item>
                  <text:p text:style-name="P174">S-2.1 : //_20200528_132032:head</text:p>
                  <text:list>
                    <text:list-item>
                      <text:p text:style-name="P174">CODE</text:p>
                    </text:list-item>
                    <text:list-item>
                      <text:p text:style-name="P174">TEST ==&gt; </text:p>
                    </text:list-item>
                  </text:list>
                </text:list-item>
              </text:list>
            </text:list-item>
            <text:list-item>
              <text:p text:style-name="P174">T-1.2 : review ==&gt; Libfx::get_ListOf_BarDatas</text:p>
              <text:list>
                <text:list-item>
                  <text:p text:style-name="P174">new FUNC : Libfx::get_ListOf_BarDatas__V2</text:p>
                  <text:list>
                    <text:list-item>
                      <text:p text:style-name="P174">DUP / sig / labels / skeleton / </text:p>
                    </text:list-item>
                    <text:list-item>
                      <text:p text:style-name="P174"><text:soft-page-break/>caller </text:p>
                    </text:list-item>
                    <text:list-item>
                      <text:p text:style-name="P174">==&gt; OK</text:p>
                    </text:list-item>
                  </text:list>
                </text:list-item>
              </text:list>
            </text:list-item>
            <text:list-item>
              <text:p text:style-name="P174">T-1.3 : get_ListOf_BarDatas__V2</text:p>
              <text:list>
                <text:list-item>
                  <text:p text:style-name="P174">convert : //_20200530_143426:tmp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71183982708815378" text:style-name="L54">
        <text:list-item>
          <text:p text:style-name="P96">TASK : testing</text:p>
          <text:list>
            <text:list-item>
              <text:p text:style-name="P96">//_20200530_143853:next (FxTestController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530_143931</text:span></text:p>
      <text:p text:style-name="P29"/>
      <text:p text:style-name="P11"/>
      <text:p text:style-name="P18"/>
      <text:p text:style-name="P9"><text:span text:style-name="T5">10.2.2_4</text:span>---------------------------------------------------------------------------</text:p>
      <text:p text:style-name="P23">[5] res free# JVEMV6 44#10.2.2_XX / 44. currency / 10. prog-php / 2. tester / 2. <text:s/>tester_1__V2 / 20200531_130022</text:p>
      <text:p text:style-name="P7"/>
      <text:p text:style-name="P9">[do] <text:span text:style-name="T1">#_ </text:span></text:p>
      <text:list xml:id="list88627607222920681" text:style-name="L55">
        <text:list-item>
          <text:p text:style-name="P97">REVIEW </text:p>
        </text:list-item>
        <text:list-item>
          <text:p text:style-name="P97">TASK-1 : testing</text:p>
          <text:list>
            <text:list-item>
              <text:list>
                <text:list-item>
                  <text:p text:style-name="P97">//_20200530_143853:next (FxTestController)</text:p>
                </text:list-item>
              </text:list>
            </text:list-item>
            <text:list-item>
              <text:p text:style-name="P97">T-1.1 </text:p>
              <text:list>
                <text:list-item>
                  <text:p text:style-name="P97">draw : flowchart</text:p>
                  <text:list>
                    <text:list-item>
                      <text:p text:style-name="P97">ref : </text:p>
                      <text:list>
                        <text:list-item>
                          <text:p text:style-name="P97"><text:a xlink:type="simple" xlink:href="http://benfranklin.chips.jp/cake_apps/Cake_IFM11/images/view/38216" text:style-name="Internet_20_link" text:visited-style-name="Visited_20_Internet_20_Link">http://benfranklin.chips.jp/cake_apps/Cake_IFM11/images/view/38216</text:a> &lt;== this</text:p>
                        </text:list-item>
                        <text:list-item>
                          <text:p text:style-name="P97"><text:a xlink:type="simple" xlink:href="http://benfranklin.chips.jp/cake_apps/Cake_IFM11/images/view/38217" text:style-name="Internet_20_link" text:visited-style-name="Visited_20_Internet_20_Link">http://benfranklin.chips.jp/cake_apps/Cake_IFM11/images/view/38217</text:a></text:p>
                        </text:list-item>
                        <text:list-item>
                          <text:p text:style-name="P97"><text:soft-page-break/><text:a xlink:type="simple" xlink:href="http://benfranklin.chips.jp/cake_apps/Cake_IFM11/images/view/38215" text:style-name="Internet_20_link" text:visited-style-name="Visited_20_Internet_20_Link">http://benfranklin.chips.jp/cake_apps/Cake_IFM11/images/view/38215</text:a></text:p>
                        </text:list-item>
                      </text:list>
                    </text:list-item>
                    <text:list-item>
                      <text:p text:style-name="P97">SEG-1 : while-loop ==&gt; to a func</text:p>
                      <text:list>
                        <text:list-item>
                          <text:p text:style-name="P97">S-1.1</text:p>
                          <text:list>
                            <text:list-item>
                              <text:p text:style-name="P97">//_20200531_132021:tmp</text:p>
                            </text:list-item>
                            <text:list-item>
                              <text:p text:style-name="P97">fx_tester_T_1__Order_Buy__V2__While_Loop</text:p>
                            </text:list-item>
                          </text:list>
                        </text:list-item>
                        <text:list-item>
                          <text:p text:style-name="P97">TEST ==&gt; </text:p>
                          <text:list>
                            <text:list-item>
                              <text:p text:style-name="P97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SEG-2 : new FILE : PD.php (pattern detecter)</text:p>
                      <text:list>
                        <text:list-item>
                          <text:p text:style-name="P97">S-2.1 : new FILE : PD.php</text:p>
                          <text:list>
                            <text:list-item>
                              <text:p text:style-name="P97">DUP</text:p>
                            </text:list-item>
                            <text:list-item>
                              <text:p text:style-name="P97">==&gt; OK</text:p>
                            </text:list-item>
                          </text:list>
                        </text:list-item>
                        <text:list-item>
                          <text:p text:style-name="P97">S-2.2 : new FUNC : dp_All()</text:p>
                          <text:list>
                            <text:list-item>
                              <text:p text:style-name="P9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159152692969868123" text:style-name="L56">
        <text:list-item>
          <text:p text:style-name="P98">TASK : while-loop ==&gt; add → for-loop</text:p>
          <text:list>
            <text:list-item>
              <text:p text:style-name="P98">//_20200531_142253:next</text:p>
            </text:list-item>
          </text:list>
        </text:list-item>
      </text:list>
      <text:p text:style-name="P9"/>
      <text:p text:style-name="P9">[further]</text:p>
      <text:p text:style-name="P19"><text:span text:style-name="T22"><text:line-break/></text:span><text:span text:style-name="T23">[/ XXX] 20200531_142418</text:span></text:p>
      <text:p text:style-name="P29"/>
      <text:p text:style-name="P18"/>
      <text:p text:style-name="P7"/>
      <text:p text:style-name="P9"><text:span text:style-name="T5">10.2.2_5</text:span>---------------------------------------------------------------------------</text:p>
      <text:p text:style-name="P23">[6] res free# JVEMV6 44#10.2.2_XX / 44. currency / 10. prog-php / 2. tester / 2. <text:s/>tester_1__V2 / 20200601_092631</text:p>
      <text:p text:style-name="P7"/>
      <text:p text:style-name="P9"><text:soft-page-break/>[do] <text:span text:style-name="T1">#_ </text:span></text:p>
      <text:list xml:id="list3284250552170576753" text:style-name="L57">
        <text:list-item>
          <text:p text:style-name="P99">REVIEW </text:p>
        </text:list-item>
        <text:list-item>
          <text:p text:style-name="P99">TASK-1 : while-loop ==&gt; add → for-loop</text:p>
          <text:list>
            <text:list-item>
              <text:list>
                <text:list-item>
                  <text:p text:style-name="P99">//_20200531_142253:next</text:p>
                </text:list-item>
              </text:list>
            </text:list-item>
            <text:list-item>
              <text:p text:style-name="P99"><text:span text:style-name="T1">#_ </text:span>T-1.1 </text:p>
              <text:list>
                <text:list-item>
                  <text:p text:style-name="P99">for-loop ==&gt; start coding</text:p>
                </text:list-item>
                <text:list-item>
                  <text:p text:style-name="P99">==&gt; OK</text:p>
                </text:list-item>
              </text:list>
            </text:list-item>
            <text:list-item>
              <text:p text:style-name="P99"><text:span text:style-name="T1">#_ </text:span>T-1.2 : for-loop ==&gt; to a func</text:p>
              <text:list>
                <text:list-item>
                  <text:p text:style-name="P99">new FUNC : fx_tester_T_1__Order_Buy__V2__For_Loop</text:p>
                  <text:list>
                    <text:list-item>
                      <text:p text:style-name="P99">//_20200601_093740:caller</text:p>
                    </text:list-item>
                    <text:list-item>
                      <text:p text:style-name="P99">//_20200601_093744:head</text:p>
                    </text:list-item>
                    <text:list-item>
                      <text:p text:style-name="P99">//_20200601_093747:wl</text:p>
                    </text:list-item>
                  </text:list>
                </text:list-item>
                <text:list-item>
                  <text:p text:style-name="P99">debug : //debug:20200601_094308</text:p>
                </text:list-item>
                <text:list-item>
                  <text:p text:style-name="P99">TEST ==&gt; 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3 : “position ==&gt; taken ?” → in the for-loop</text:p>
              <text:list>
                <text:list-item>
                  <text:p text:style-name="P99"><text:span text:style-name="T1">#_ </text:span>CODE</text:p>
                </text:list-item>
                <text:list-item>
                  <text:p text:style-name="P99">TEST 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  <text:list-item>
              <text:p text:style-name="P99"><text:span text:style-name="T1">#_ </text:span>T-1.4 : loop ==&gt; get total num</text:p>
              <text:list>
                <text:list-item>
                  <text:p text:style-name="P99">CODE : //_20200601_101537:tmp</text:p>
                </text:list-item>
                <text:list-item>
                  <text:p text:style-name="P99">TEST </text:p>
                  <text:list>
                    <text:list-item>
                      <text:p text:style-name="P9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038371994105785799" text:style-name="L58">
        <text:list-item>
          <text:p text:style-name="P100">TASK : pattern detection</text:p>
          <text:list>
            <text:list-item>
              <text:p text:style-name="P100">//_20200601_101636:next</text:p>
            </text:list-item>
            <text:list-item>
              <text:p text:style-name="P100">ref : //_20200601_101723:ref</text:p>
            </text:list-item>
          </text:list>
        </text:list-item>
      </text:list>
      <text:p text:style-name="P9">[further]</text:p>
      <text:p text:style-name="P19"><text:span text:style-name="T22"><text:line-break/></text:span><text:soft-page-break/><text:span text:style-name="T23">[/ XXX] </text:span></text:p>
      <text:p text:style-name="P29"/>
      <text:p text:style-name="P18"/>
      <text:p text:style-name="P9"><text:span text:style-name="T5">10.2.2_6</text:span>---------------------------------------------------------------------------</text:p>
      <text:p text:style-name="P23">[7] res free# JVEMV6 44#10.2.2_XX / 44. currency / 10. prog-php / 2. tester / 2. <text:s/>tester_1__V2 / 20200601_140503</text:p>
      <text:p text:style-name="P7"/>
      <text:p text:style-name="P9">[do] <text:span text:style-name="T1">#_ </text:span></text:p>
      <text:list xml:id="list1699878606149843798" text:style-name="L59">
        <text:list-item>
          <text:p text:style-name="P101">REVIEW </text:p>
        </text:list-item>
        <text:list-item>
          <text:p text:style-name="P101">TASK-1 </text:p>
          <text:list>
            <text:list-item>
              <text:list>
                <text:list-item>
                  <text:p text:style-name="P207">pattern detection</text:p>
                  <text:list>
                    <text:list-item>
                      <text:p text:style-name="P101">//_20200601_101636:next</text:p>
                    </text:list-item>
                    <text:list-item>
                      <text:p text:style-name="P101">ref : //_20200601_101723:ref</text:p>
                    </text:list-item>
                  </text:list>
                </text:list-item>
              </text:list>
            </text:list-item>
            <text:list-item>
              <text:p text:style-name="P101">T-1.1</text:p>
              <text:list>
                <text:list-item>
                  <text:p text:style-name="P101">CODING : C/P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<text:span text:style-name="T1">#_ </text:span>T-1.2 : “//_20200601_142250:tmp” → “j2 : Y : 1” </text:p>
              <text:list>
                <text:list-item>
                  <text:list>
                    <text:list-item>
                      <text:p text:style-name="P101">ref : <text:a xlink:type="simple" xlink:href="http://benfranklin.chips.jp/cake_apps/Cake_IFM11/images/view/38216" text:style-name="Internet_20_link" text:visited-style-name="Visited_20_Internet_20_Link">http://benfranklin.chips.jp/cake_apps/Cake_IFM11/images/view/38216</text:a></text:p>
                    </text:list-item>
                  </text:list>
                </text:list-item>
                <text:list-item>
                  <text:p text:style-name="P101">CODE : //_20200601_142250:tmp</text:p>
                </text:list-item>
                <text:list-item>
                  <text:p text:style-name="P101">TEST</text:p>
                  <text:list>
                    <text:list-item>
                      <text:p text:style-name="P101">==&gt; OK</text:p>
                    </text:list-item>
                  </text:list>
                </text:list-item>
              </text:list>
            </text:list-item>
            <text:list-item>
              <text:p text:style-name="P101">T-1.3: “j2 : Y : 2” : flag</text:p>
              <text:list>
                <text:list-item>
                  <text:p text:style-name="P101"><text:span text:style-name="T1">#_ </text:span>CODE 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T-1.4 : “step : 2 : j2 : choice-1 : Y : 3” → position</text:p>
              <text:list>
                <text:list-item>
                  <text:p text:style-name="P101">CODE : //_20200601_150706:tmp</text:p>
                </text:list-item>
                <text:list-item>
                  <text:p text:style-name="P101">TEST ==&gt; OK</text:p>
                </text:list-item>
              </text:list>
            </text:list-item>
            <text:list-item>
              <text:p text:style-name="P101"><text:soft-page-break/>T-1.5 : “step : 2 : j2 : choice-1 : Y : 4” → flag </text:p>
              <text:list>
                <text:list-item>
                  <text:p text:style-name="P101">CODE : //_20200601_151123:tmp</text:p>
                </text:list-item>
                <text:list-item>
                  <text:p text:style-name="P101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95638319127744723" text:style-name="L60">
        <text:list-item>
          <text:p text:style-name="P102">TASK : for-loop index ==&gt; return var $i → ($i * 2) ==&gt;</text:p>
          <text:list>
            <text:list-item>
              <text:p text:style-name="P102">==&gt; in while-loop → add line</text:p>
              <text:list>
                <text:list-item>
                  <text:p text:style-name="P102">“if $i &gt; $lenOf_LO_BarDatas ==&gt; break while-loop”</text:p>
                </text:list-item>
              </text:list>
            </text:list-item>
            <text:list-item>
              <text:p text:style-name="P102">//_20200601_152352:tmp (FxTestController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1_152719</text:span></text:p>
      <text:p text:style-name="P29"/>
      <text:p text:style-name="P18"/>
      <text:p text:style-name="P9"><text:span text:style-name="T5">10.2.2_7</text:span>---------------------------------------------------------------------------</text:p>
      <text:p text:style-name="P23">[8] res free# JVEMV6 44#10.2.2_XX / 44. currency / 10. prog-php / 2. tester / 2. <text:s/>tester_1__V2 / 20200603_161359</text:p>
      <text:p text:style-name="P7"/>
      <text:p text:style-name="P9">[do] <text:span text:style-name="T1">#_ </text:span></text:p>
      <text:list xml:id="list614906600050003478" text:style-name="L61">
        <text:list-item>
          <text:p text:style-name="P103">REVIEW </text:p>
          <text:list>
            <text:list-item>
              <text:p text:style-name="P103">==&gt; OK</text:p>
            </text:list-item>
          </text:list>
        </text:list-item>
        <text:list-item>
          <text:p text:style-name="P103">TASK-1 : for-loop index ==&gt; return var $i → ($i * 2) ==&gt;</text:p>
          <text:list>
            <text:list-item>
              <text:list>
                <text:list-item>
                  <text:p text:style-name="P103">==&gt; in while-loop → add line</text:p>
                  <text:list>
                    <text:list-item>
                      <text:p text:style-name="P103">“if $i &gt; $lenOf_LO_BarDatas ==&gt; break while-loop”</text:p>
                    </text:list-item>
                  </text:list>
                </text:list-item>
                <text:list-item>
                  <text:p text:style-name="P103">//_20200601_152352:tmp (FxTestController)</text:p>
                </text:list-item>
              </text:list>
            </text:list-item>
            <text:list-item>
              <text:p text:style-name="P103"><text:span text:style-name="T1">#_ </text:span>T-1.1 : //coding:20200603_162120</text:p>
              <text:list>
                <text:list-item>
                  <text:p text:style-name="P103">debug : $idxOf_ForLoop_Last ==&gt; show the val in the while-loop</text:p>
                </text:list-item>
                <text:list-item>
                  <text:p text:style-name="P103">==&gt; OK</text:p>
                </text:list-item>
              </text:list>
            </text:list-item>
            <text:list-item>
              <text:p text:style-name="P103">T-1.2 :</text:p>
              <text:list>
                <text:list-item>
                  <text:list>
                    <text:list-item>
                      <text:p text:style-name="P103"><text:soft-page-break/>fx_tester_T_1__Order_Buy__V2__For_Loop</text:p>
                      <text:list>
                        <text:list-item>
                          <text:p text:style-name="P103">==&gt; return val → add param ~~&gt; $idxOf_Position_Start</text:p>
                        </text:list-item>
                      </text:list>
                    </text:list-item>
                  </text:list>
                </text:list-item>
                <text:list-item>
                  <text:p text:style-name="P103">CODE : </text:p>
                  <text:list>
                    <text:list-item>
                      <text:p text:style-name="P103">//coding:20200603_162557 ==&gt; receiver line</text:p>
                    </text:list-item>
                    <text:list-item>
                      <text:p text:style-name="P103">//code:20200603_162633 ==&gt; func</text:p>
                    </text:list-item>
                  </text:list>
                </text:list-item>
                <text:list-item>
                  <text:p text:style-name="P103">TEST : debug “$idxOf_Position_Start”</text:p>
                  <text:list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3 : </text:p>
              <text:list>
                <text:list-item>
                  <text:list>
                    <text:list-item>
                      <text:p text:style-name="P103">$idxOf_Position_Start ==&gt; </text:p>
                    </text:list-item>
                    <text:list-item>
                      <text:p text:style-name="P103">//coding:20200603_163513 ==&gt; receiver line</text:p>
                    </text:list-item>
                  </text:list>
                </text:list-item>
                <text:list-item>
                  <text:p text:style-name="P103">CODE</text:p>
                </text:list-item>
                <text:list-item>
                  <text:p text:style-name="P103">TEST</text:p>
                  <text:list>
                    <text:list-item>
                      <text:p text:style-name="P103">==&gt; search “$idxOf_ForLoop_Start ==&gt; updated”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4 :</text:p>
              <text:list>
                <text:list-item>
                  <text:list>
                    <text:list-item>
                      <text:p text:style-name="P103">while loop : “$idxOf_ForLoop_Start” ==&gt; if this gets larger than length of $lo_BarDatas ==&gt; break the while loop</text:p>
                    </text:list-item>
                  </text:list>
                </text:list-item>
                <text:list-item>
                  <text:p text:style-name="P103">CODE</text:p>
                  <text:list>
                    <text:list-item>
                      <text:p text:style-name="P103">//code:20200603_164105 ==&gt; while loop</text:p>
                    </text:list-item>
                  </text:list>
                </text:list-item>
                <text:list-item>
                  <text:p text:style-name="P103">TEST</text:p>
                  <text:list>
                    <text:list-item>
                      <text:p text:style-name="P103">==&gt; search “$idxOf_ForLoop_Start &gt;= ”</text:p>
                    </text:list-item>
                    <text:list-item>
                      <text:p text:style-name="P103">==&gt; OK</text:p>
                    </text:list-item>
                  </text:list>
                </text:list-item>
              </text:list>
            </text:list-item>
            <text:list-item>
              <text:p text:style-name="P103">T-1.5 : review </text:p>
              <text:list>
                <text:list-item>
                  <text:list>
                    <text:list-item>
                      <text:p text:style-name="P103">“j2 : choice-1 : Y : 3” ==&gt; init position</text:p>
                    </text:list-item>
                  </text:list>
                </text:list-item>
                <text:list-item>
                  <text:p text:style-name="P103"/>
                </text:list-item>
              </text:list>
            </text:list-item>
          </text:list>
        </text:list-item>
      </text:list>
      <text:p text:style-name="P9">[next]</text:p>
      <text:list xml:id="list6590897721928157981" text:style-name="L62">
        <text:list-item>
          <text:p text:style-name="P104">TASK-1 : “j2 : choice-1 : Y : 3”</text:p>
          <text:list>
            <text:list-item>
              <text:p text:style-name="P104">==&gt; further</text:p>
            </text:list-item>
            <text:list-item>
              <text:p text:style-name="P104">//next:20200603_164949 [FxTestController</text:p>
            </text:list-item>
          </text:list>
        </text:list-item>
      </text:list>
      <text:p text:style-name="P9">[further]</text:p>
      <text:p text:style-name="P19"><text:soft-page-break/><text:span text:style-name="T22"><text:line-break/></text:span><text:span text:style-name="T23">[/ XXX] </text:span></text:p>
      <text:p text:style-name="P29"/>
      <text:p text:style-name="P18"/>
      <text:p text:style-name="P11"/>
      <text:p text:style-name="P9"><text:span text:style-name="T5">10.2.2_8</text:span>---------------------------------------------------------------------------</text:p>
      <text:p text:style-name="P23">[9] res free# JVEMV6 44#10.2.2_XX / 44. currency / 10. prog-php / 2. tester / 2. <text:s/>tester_1__V2 / 20200604_121814</text:p>
      <text:p text:style-name="P7"/>
      <text:p text:style-name="P9">[do] <text:span text:style-name="T1">#_ </text:span></text:p>
      <text:list xml:id="list6200483516588116249" text:style-name="L63">
        <text:list-item>
          <text:p text:style-name="P105">REVIEW </text:p>
        </text:list-item>
        <text:list-item>
          <text:p text:style-name="P105">TASK-1 : “j2 : choice-1 : Y : 3”</text:p>
          <text:list>
            <text:list-item>
              <text:list>
                <text:list-item>
                  <text:p text:style-name="P105">==&gt; further</text:p>
                </text:list-item>
                <text:list-item>
                  <text:p text:style-name="P105">//next:20200603_164949 [FxTestController </text:p>
                  <text:list>
                    <text:list-item>
                      <text:p text:style-name="P105">fx_tester_T_1__Order_Buy__V2__For_Loop</text:p>
                    </text:list-item>
                  </text:list>
                </text:list-item>
                <text:list-item>
                  <text:p text:style-name="P105">ref : </text:p>
                  <text:list>
                    <text:list-item>
                      <text:p text:style-name="P105">LibEaTester::fx_tester_T_1__Exec</text:p>
                    </text:list-item>
                    <text:list-item>
                      <text:p text:style-name="P105">LibEaTester::loop_J1_N (position not taken)</text:p>
                      <text:list>
                        <text:list-item>
                          <text:p text:style-name="P105">//ref:20200604_122301</text:p>
                        </text:list-item>
                        <text:list-item>
                          <text:p text:style-name="P105"/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T-1.1 : new FUNC ==&gt; set_Vals_To_Pos($i, $bardata) : void</text:p>
              <text:list>
                <text:list-item>
                  <text:p text:style-name="P105">CODE</text:p>
                  <text:list>
                    <text:list-item>
                      <text:p text:style-name="P105">LibEaTester_2 : //head:20200604_123006</text:p>
                    </text:list-item>
                    <text:list-item>
                      <text:p text:style-name="P105">caller line : //code:20200604_123320</text:p>
                    </text:list-item>
                    <text:list-item>
                      <text:p text:style-name="P105"><text:span text:style-name="T1">#_ </text:span>new globa vars : //code:20200604_123320</text:p>
                      <text:list>
                        <text:list-item>
                          <text:p text:style-name="P105">$val_TP, $val_SL, $val_SPREAD</text:p>
                        </text:list-item>
                      </text:list>
                    </text:list-item>
                  </text:list>
                </text:list-item>
                <text:list-item>
                  <text:p text:style-name="P105">TEST ==&gt; </text:p>
                  <text:list>
                    <text:list-item>
                      <text:p text:style-name="P105">ADD : new CONS</text:p>
                      <text:list>
                        <text:list-item>
                          <text:p text:style-name="P105">//code:20200604_125131</text:p>
                        </text:list-item>
                      </text:list>
                    </text:list-item>
                    <text:list-item>
                      <text:p text:style-name="P105"><text:soft-page-break/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994849426866665334" text:style-name="L64">
        <text:list-item>
          <text:p text:style-name="P106">TASK : continue ==&gt; “j1 : Y : 2” ~</text:p>
          <text:list>
            <text:list-item>
              <text:p text:style-name="P106">//next:20200604_131159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4_131022</text:span></text:p>
      <text:p text:style-name="P29"/>
      <text:p text:style-name="P18"/>
      <text:p text:style-name="P9"><text:span text:style-name="T5">10.2.2_9</text:span>---------------------------------------------------------------------------</text:p>
      <text:p text:style-name="P23">[10] res free# JVEMV6 44#10.2.2_XX / 44. currency / 10. prog-php / 2. tester / 2. <text:s/>tester_1__V2 / 20200604_173644</text:p>
      <text:p text:style-name="P7"/>
      <text:p text:style-name="P9">[do] <text:span text:style-name="T1">#_ </text:span></text:p>
      <text:list xml:id="list8138569073582020060" text:style-name="L65">
        <text:list-item>
          <text:p text:style-name="P107"><text:span text:style-name="T1">#_ </text:span>REVIEW </text:p>
        </text:list-item>
        <text:list-item>
          <text:p text:style-name="P107">TASK-1 : “j2 : Y : 5”</text:p>
          <text:list>
            <text:list-item>
              <text:list>
                <text:list-item>
                  <text:p text:style-name="P107">//code:20200604_174850</text:p>
                </text:list-item>
              </text:list>
            </text:list-item>
            <text:list-item>
              <text:p text:style-name="P107">T-1.1 : new FUNC ==&gt; “is_SL()” </text:p>
              <text:list>
                <text:list-item>
                  <text:p text:style-name="P107">CODE</text:p>
                </text:list-item>
                <text:list-item>
                  <text:p text:style-name="P107">TEST : search ==&gt; “is_SL ==&gt; ”</text:p>
                  <text:list>
                    <text:list-item>
                      <text:p text:style-name="P10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50893969564230608" text:style-name="L66">
        <text:list-item>
          <text:p text:style-name="P108">TASK : “j3.1 : N : 2”</text:p>
          <text:list>
            <text:list-item>
              <text:p text:style-name="P108">//next:20200604_181437<text:tab/>: FxTestController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4_181625</text:span></text:p>
      <text:p text:style-name="P11"/>
      <text:p text:style-name="P18"><text:soft-page-break/></text:p>
      <text:p text:style-name="P9"><text:span text:style-name="T5">10.2.2_10</text:span>---------------------------------------------------------------------------</text:p>
      <text:p text:style-name="P23">[11] res free# JVEMV6 44#10.2.2_XX / 44. currency / 10. prog-php / 2. tester / 2. <text:s/>tester_1__V2 / 20200605_122507</text:p>
      <text:p text:style-name="P9"/>
      <text:p text:style-name="P9">[do] <text:span text:style-name="T1">#_ </text:span></text:p>
      <text:list xml:id="list1277100698373463525" text:style-name="L67">
        <text:list-item>
          <text:p text:style-name="P109"><text:span text:style-name="T1">#_ </text:span>REVIEW ==&gt; OK</text:p>
        </text:list-item>
        <text:list-item>
          <text:p text:style-name="P109">TASK-1 : “j3.1 : N : 2”</text:p>
          <text:list>
            <text:list-item>
              <text:list>
                <text:list-item>
                  <text:p text:style-name="P109">//next:20200604_181437<text:tab/>: FxTestController <text:s text:c="2"/></text:p>
                </text:list-item>
              </text:list>
            </text:list-item>
            <text:list-item>
              <text:p text:style-name="P109">T-1.1 : “j3.1 : N : 1”</text:p>
              <text:list>
                <text:list-item>
                  <text:p text:style-name="P109">==&gt; OK </text:p>
                </text:list-item>
              </text:list>
            </text:list-item>
            <text:list-item>
              <text:p text:style-name="P109">T-1.2 : new FUNC ==&gt; “LibEaTester_2::is_TP”</text:p>
              <text:list>
                <text:list-item>
                  <text:list>
                    <text:list-item>
                      <text:p text:style-name="P109">//code:20200605_123445</text:p>
                    </text:list-item>
                  </text:list>
                </text:list-item>
                <text:list-item>
                  <text:p text:style-name="P109">DUP / sig / labels</text:p>
                </text:list-item>
                <text:list-item>
                  <text:p text:style-name="P109">caller</text:p>
                </text:list-item>
                <text:list-item>
                  <text:p text:style-name="P109">TEST</text:p>
                  <text:list>
                    <text:list-item>
                      <text:p text:style-name="P109">==&gt; OK</text:p>
                    </text:list-item>
                  </text:list>
                </text:list-item>
              </text:list>
            </text:list-item>
            <text:list-item>
              <text:p text:style-name="P109">==&gt; OK : ~ “j2 : choice-1 : j3-2 : 2 : N : 1”</text:p>
            </text:list-item>
          </text:list>
        </text:list-item>
      </text:list>
      <text:p text:style-name="P9"/>
      <text:p text:style-name="P9">[next]</text:p>
      <text:list xml:id="list8284988495049925804" text:style-name="L68">
        <text:list-item>
          <text:p text:style-name="P110">TASK : “j2 : choice-1 : j3-2 : 2 : N : 2” ~</text:p>
          <text:list>
            <text:list-item>
              <text:p text:style-name="P110">//next:20200605_125122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5_124912</text:span></text:p>
      <text:p text:style-name="P29"/>
      <text:p text:style-name="P18"/>
      <text:p text:style-name="P9"><text:span text:style-name="T5">10.2.2_11</text:span>---------------------------------------------------------------------------</text:p>
      <text:p text:style-name="P23">[12] res free# JVEMV6 44#10.2.2_XX / 44. currency / 10. prog-php / 2. tester / <text:soft-page-break/>2. <text:s/>tester_1__V2 / 20200606_112507</text:p>
      <text:p text:style-name="P9">[do] <text:span text:style-name="T1">#_ </text:span></text:p>
      <text:list xml:id="list5114928711149301292" text:style-name="L69">
        <text:list-item>
          <text:p text:style-name="P111"><text:span text:style-name="T1">#_ </text:span>REVIEW <text:s/></text:p>
        </text:list-item>
        <text:list-item>
          <text:p text:style-name="P111">TASK-1 : “j2 : choice-1 : j3-2 : 2 : N : 2” ~</text:p>
          <text:list>
            <text:list-item>
              <text:list>
                <text:list-item>
                  <text:p text:style-name="P111">//next:20200605_125122</text:p>
                </text:list-item>
                <text:list-item>
                  <text:p text:style-name="P111">==&gt; update pos</text:p>
                </text:list-item>
              </text:list>
            </text:list-item>
            <text:list-item>
              <text:p text:style-name="P111">T-1.1 : new FUNC : update_Pos($_bardata, $_pos, $_strOf_Position_Type, $_dpath_Log, $_fname_Log) / LibEaTester_2</text:p>
              <text:list>
                <text:list-item>
                  <text:p text:style-name="P111">CODE : <text:span text:style-name="T26">//code:20200606_113647</text:span></text:p>
                  <text:list>
                    <text:list-item>
                      <text:p text:style-name="P111">sig / labels</text:p>
                      <text:list>
                        <text:list-item>
                          <text:p text:style-name="P111">//caller:20200606_113407</text:p>
                        </text:list-item>
                        <text:list-item>
                          <text:p text:style-name="P111">//head:20200606_113413</text:p>
                        </text:list-item>
                        <text:list-item>
                          <text:p text:style-name="P111">//wl:20200606_113416</text:p>
                        </text:list-item>
                      </text:list>
                    </text:list-item>
                    <text:list-item>
                      <text:p text:style-name="P111">caller</text:p>
                    </text:list-item>
                    <text:list-item>
                      <text:p text:style-name="P111">debug line</text:p>
                    </text:list-item>
                  </text:list>
                </text:list-item>
                <text:list-item>
                  <text:p text:style-name="P111">TEST </text:p>
                  <text:list>
                    <text:list-item>
                      <text:p text:style-name="P111">==&gt; OK</text:p>
                    </text:list-item>
                  </text:list>
                </text:list-item>
              </text:list>
            </text:list-item>
            <text:list-item>
              <text:p text:style-name="P111">T-1.2 : “j3-3” → trail start ?</text:p>
            </text:list-item>
          </text:list>
        </text:list-item>
      </text:list>
      <text:p text:style-name="P9"/>
      <text:p text:style-name="P9">[next]</text:p>
      <text:list xml:id="list5345022615518966726" text:style-name="L70">
        <text:list-item>
          <text:p text:style-name="P112">TASK : this == T-1.2 : “j3-3” → trail start ?</text:p>
          <text:list>
            <text:list-item>
              <text:p text:style-name="P112">//next:20200606_115039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6_115133</text:span></text:p>
      <text:p text:style-name="P29"/>
      <text:p text:style-name="P18"/>
      <text:p text:style-name="P9"><text:span text:style-name="T5">10.2.2_12</text:span>---------------------------------------------------------------------------</text:p>
      <text:p text:style-name="P23"><text:soft-page-break/>[13] res free# JVEMV6 44#10.2.2_XX / 44. currency / 10. prog-php / 2. tester / 2. <text:s/>tester_1__V2 / 20200606_180332</text:p>
      <text:p text:style-name="P9"/>
      <text:p text:style-name="P9">[do] <text:span text:style-name="T1">#_ </text:span></text:p>
      <text:list xml:id="list5448101653595336563" text:style-name="L71">
        <text:list-item>
          <text:p text:style-name="P113">REVIEW </text:p>
        </text:list-item>
        <text:list-item>
          <text:p text:style-name="P113">TASK-1 : this == T-1.2 : “j3-3” → trail start ?</text:p>
          <text:list>
            <text:list-item>
              <text:list>
                <text:list-item>
                  <text:p text:style-name="P113">//next:20200606_115039:n</text:p>
                </text:list-item>
              </text:list>
            </text:list-item>
            <text:list-item>
              <text:p text:style-name="P113">T-1.1 : new FUNC ==&gt; is_Trailing($_bardata, $pos, $_strOf_Position_Type, $_dpath_Log, $_fname_Log)</text:p>
              <text:list>
                <text:list-item>
                  <text:p text:style-name="P113">CODE</text:p>
                  <text:list>
                    <text:list-item>
                      <text:p text:style-name="P113">DUP / sig / labels</text:p>
                    </text:list-item>
                    <text:list-item>
                      <text:p text:style-name="P113">caller</text:p>
                    </text:list-item>
                    <text:list-item>
                      <text:p text:style-name="P113">debug ==&gt; skeleton</text:p>
                    </text:list-item>
                  </text:list>
                </text:list-item>
                <text:list-item>
                  <text:p text:style-name="P113"><text:span text:style-name="T1">#_ </text:span>SEG-1</text:p>
                  <text:list>
                    <text:list-item>
                      <text:list>
                        <text:list-item>
                          <text:p text:style-name="P113">when init-ing $pos ==&gt; set “trail_starting_pr”, as well</text:p>
                        </text:list-item>
                        <text:list-item>
                          <text:p text:style-name="P113">“j2 : choice-1 : Y : 3”</text:p>
                        </text:list-item>
                      </text:list>
                    </text:list-item>
                    <text:list-item>
                      <text:p text:style-name="P113">S-1.1 </text:p>
                      <text:list>
                        <text:list-item>
                          <text:p text:style-name="P113">CODE</text:p>
                          <text:list>
                            <text:list-item>
                              <text:p text:style-name="P113">//code:20200606_181945:c</text:p>
                            </text:list-item>
                            <text:list-item>
                              <text:p text:style-name="P113">LibEaTester_2::set_Vals_To_Pos__First_Occasion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3">S-1.2 : LibEaTester::show_Basic_Pos_Data__Build_Lines</text:p>
                      <text:list>
                        <text:list-item>
                          <text:p text:style-name="P113">CODE : //code:20200606_183214:c</text:p>
                        </text:list-item>
                      </text:list>
                    </text:list-item>
                    <text:list-item>
                      <text:p text:style-name="P113"><text:span text:style-name="T1">#_ </text:span>TEST </text:p>
                      <text:list>
                        <text:list-item>
                          <text:p text:style-name="P113">==&gt; OK</text:p>
                        </text:list-item>
                      </text:list>
                    </text:list-item>
                  </text:list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  <text:list-item>
              <text:p text:style-name="P113">T-1.2 : func ==&gt; coding </text:p>
              <text:list>
                <text:list-item>
                  <text:p text:style-name="P113">CODE : //head:20200606_181307</text:p>
                </text:list-item>
                <text:list-item>
                  <text:p text:style-name="P113">TEST</text:p>
                  <text:list>
                    <text:list-item>
                      <text:p text:style-name="P11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oft-page-break/>[next]</text:p>
      <text:list xml:id="list4297825901204847243" text:style-name="L72">
        <text:list-item>
          <text:p text:style-name="P114">TASK : “j3-3 : N : 2”</text:p>
          <text:list>
            <text:list-item>
              <text:p text:style-name="P114">//next:20200606_185920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6_185935</text:span></text:p>
      <text:p text:style-name="P29"/>
      <text:p text:style-name="P24"/>
      <text:p text:style-name="P9"><text:span text:style-name="T5">10.2.2_13</text:span>---------------------------------------------------------------------------</text:p>
      <text:p text:style-name="P23">[14] res free# JVEMV6 44#10.2.2_XX / 44. currency / 10. prog-php / 2. tester / 2. <text:s/>tester_1__V2 / 20200607_150816</text:p>
      <text:p text:style-name="P7"/>
      <text:p text:style-name="P9">[do] <text:span text:style-name="T1">#_ </text:span></text:p>
      <text:list xml:id="list7092919876113184411" text:style-name="L73">
        <text:list-item>
          <text:p text:style-name="P115">REVIEW <text:s/></text:p>
          <text:list>
            <text:list-item>
              <text:p text:style-name="P115">==&gt; OK</text:p>
            </text:list-item>
          </text:list>
        </text:list-item>
        <text:list-item>
          <text:p text:style-name="P115">SEG-1</text:p>
          <text:list>
            <text:list-item>
              <text:list>
                <text:list-item>
                  <text:p text:style-name="P115">add for-loop var ==&gt; “statusOf_For_Loop_Exit”</text:p>
                </text:list-item>
                <text:list-item>
                  <text:p text:style-name="P115">//code:20200607_153129 (CONS.php)</text:p>
                </text:list-item>
                <text:list-item>
                  <text:p text:style-name="P115">//code:20200607_153202:c (controller)</text:p>
                </text:list-item>
              </text:list>
            </text:list-item>
            <text:list-item>
              <text:p text:style-name="P115">S-1.1 </text:p>
              <text:list>
                <text:list-item>
                  <text:p text:style-name="P115">CODE : basics</text:p>
                </text:list-item>
                <text:list-item>
                  <text:p text:style-name="P115">TEST ==&gt; OK</text:p>
                </text:list-item>
              </text:list>
            </text:list-item>
            <text:list-item>
              <text:p text:style-name="P115">S-1.1</text:p>
              <text:list>
                <text:list-item>
                  <text:p text:style-name="P115">CODE : exit status ==&gt; use a dummy val</text:p>
                  <text:list>
                    <text:list-item>
                      <text:p text:style-name="P115">//test:20200607_154149:t</text:p>
                    </text:list-item>
                  </text:list>
                </text:list-item>
                <text:list-item>
                  <text:p text:style-name="P115">TEST ==&gt; OK</text:p>
                </text:list-item>
                <text:list-item>
                  <text:p text:style-name="P115">CODE ==&gt; comment out testing lines</text:p>
                </text:list-item>
                <text:list-item>
                  <text:p text:style-name="P115">TEST ==&gt; OK</text:p>
                </text:list-item>
              </text:list>
            </text:list-item>
          </text:list>
        </text:list-item>
        <text:list-item>
          <text:p text:style-name="P115">SEG-2</text:p>
          <text:list>
            <text:list-item>
              <text:list>
                <text:list-item>
                  <text:p text:style-name="P115"><text:soft-page-break/>if for-loop exit status is X ==&gt; while-loop also breaks</text:p>
                </text:list-item>
              </text:list>
            </text:list-item>
            <text:list-item>
              <text:p text:style-name="P115"><text:span text:style-name="T1">#_ </text:span>S-2.1 : var</text:p>
              <text:list>
                <text:list-item>
                  <text:p text:style-name="P115"><text:span text:style-name="T1">#_ </text:span>CODE : <text:s/>CONS.php</text:p>
                  <text:list>
                    <text:list-item>
                      <text:p text:style-name="P115">//code:20200607_155050:c (CONS.php)</text:p>
                    </text:list-item>
                  </text:list>
                </text:list-item>
                <text:list-item>
                  <text:p text:style-name="P115"><text:span text:style-name="T1">#_ </text:span>CODE : while-loop</text:p>
                  <text:list>
                    <text:list-item>
                      <text:p text:style-name="P115">unpack : //code:20200607_155156:c</text:p>
                    </text:list-item>
                  </text:list>
                </text:list-item>
                <text:list-item>
                  <text:p text:style-name="P115"><text:span text:style-name="T1">#_ </text:span>CODE : for-loop func → return val</text:p>
                  <text:list>
                    <text:list-item>
                      <text:p text:style-name="P115">//code:20200607_155305:c (controller</text:p>
                    </text:list-item>
                  </text:list>
                </text:list-item>
                <text:list-item>
                  <text:p text:style-name="P115">CO: receiver line (while loop) </text:p>
                  <text:list>
                    <text:list-item>
                      <text:p text:style-name="P115"><text:span text:style-name="T1">#_ </text:span>//code:20200607_155156:c ==&gt; unpack</text:p>
                    </text:list-item>
                    <text:list-item>
                      <text:p text:style-name="P115">//code:20200607_155707:c ==&gt; break if so</text:p>
                    </text:list-item>
                  </text:list>
                </text:list-item>
                <text:list-item>
                  <text:p text:style-name="P115"><text:span text:style-name="T1">#_ </text:span>TEST ==&gt; //test:20200607_154149:t</text:p>
                  <text:list>
                    <text:list-item>
                      <text:p text:style-name="P11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5">TASK-1 : “j3-3 : N : 2”</text:p>
          <text:list>
            <text:list-item>
              <text:list>
                <text:list-item>
                  <text:p text:style-name="P115">//next:20200606_185920:n</text:p>
                </text:list-item>
              </text:list>
            </text:list-item>
            <text:list-item>
              <text:p text:style-name="P115">T-1.1</text:p>
            </text:list-item>
          </text:list>
        </text:list-item>
      </text:list>
      <text:p text:style-name="P9"/>
      <text:p text:style-name="P9">[next]</text:p>
      <text:list xml:id="list3456155009167749114" text:style-name="L74">
        <text:list-item>
          <text:p text:style-name="P116">TASK : “j3-3 : N : 2”</text:p>
          <text:list>
            <text:list-item>
              <text:p text:style-name="P116">//next:20200606_185920:n</text:p>
            </text:list-item>
          </text:list>
        </text:list-item>
      </text:list>
      <text:p text:style-name="P9"/>
      <text:p text:style-name="P9">[further]</text:p>
      <text:p text:style-name="P9"><text:span text:style-name="T22"><text:line-break/></text:span><text:span text:style-name="T23">[/ XXX] </text:span></text:p>
      <text:p text:style-name="P7"/>
      <text:p text:style-name="P18"/>
      <text:p text:style-name="P7"/>
      <text:p text:style-name="P9"><text:span text:style-name="T5">10.2.2_14</text:span>---------------------------------------------------------------------------</text:p>
      <text:p text:style-name="P23">[15] res free# JVEMV6 44#10.2.2_XX / 44. currency / 10. prog-php / 2. tester / <text:soft-page-break/>2. <text:s/>tester_1__V2 / 20200608_122617</text:p>
      <text:p text:style-name="P7"/>
      <text:p text:style-name="P9">[do] <text:span text:style-name="T1">#_ </text:span></text:p>
      <text:list xml:id="list6735992585509373979" text:style-name="L75">
        <text:list-item>
          <text:p text:style-name="P117">REVIEW </text:p>
          <text:list>
            <text:list-item>
              <text:p text:style-name="P117">==&gt; OK</text:p>
            </text:list-item>
          </text:list>
        </text:list-item>
        <text:list-item>
          <text:p text:style-name="P117">TASK-1 : “j3-3 : N : 2” ==&gt; update → pos</text:p>
          <text:list>
            <text:list-item>
              <text:list>
                <text:list-item>
                  <text:p text:style-name="P117">//next:20200606_185920:n</text:p>
                </text:list-item>
              </text:list>
            </text:list-item>
            <text:list-item>
              <text:p text:style-name="P117"><text:span text:style-name="T1">#_ </text:span>T-1.1 </text:p>
              <text:list>
                <text:list-item>
                  <text:p text:style-name="P117">CODE</text:p>
                </text:list-item>
                <text:list-item>
                  <text:p text:style-name="P117">TEST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<text:span text:style-name="T1">#_ </text:span>T-1.2 : review ==&gt; update_Pos()</text:p>
            </text:list-item>
            <text:list-item>
              <text:p text:style-name="P117"><text:span text:style-name="T1">#_ </text:span>T-1.3 : new FUNC ==&gt; update_Pos__First_Bar</text:p>
              <text:list>
                <text:list-item>
                  <text:p text:style-name="P117">CODE</text:p>
                  <text:list>
                    <text:list-item>
                      <text:p text:style-name="P117">DUP</text:p>
                    </text:list-item>
                    <text:list-item>
                      <text:p text:style-name="P117">labels</text:p>
                    </text:list-item>
                    <text:list-item>
                      <text:p text:style-name="P117">caller : //code:20200608_135549</text:p>
                    </text:list-item>
                    <text:list-item>
                      <text:p text:style-name="P117">skeleton : //code:20200608_135648:c</text:p>
                    </text:list-item>
                  </text:list>
                </text:list-item>
                <text:list-item>
                  <text:p text:style-name="P117">TEST </text:p>
                  <text:list>
                    <text:list-item>
                      <text:p text:style-name="P117">==&gt; OK</text:p>
                    </text:list-item>
                  </text:list>
                </text:list-item>
              </text:list>
            </text:list-item>
            <text:list-item>
              <text:p text:style-name="P117"><text:span text:style-name="T1">#_ </text:span>T-1.4 : “current” params ==&gt; update </text:p>
              <text:list>
                <text:list-item>
                  <text:p text:style-name="P117">CODE : //code:20200608_140904:c</text:p>
                </text:list-item>
                <text:list-item>
                  <text:p text:style-name="P117">TEST</text:p>
                  <text:list>
                    <text:list-item>
                      <text:p text:style-name="P117">==&gt; <text:span text:style-name="T31">PROBLEM</text:span> : post-function line → $pos-&gt;cu_pr ~~&gt; not changed</text:p>
                    </text:list-item>
                    <text:list-item>
                      <text:p text:style-name="P117">TRY ==&gt; flash $msg bar</text:p>
                      <text:list>
                        <text:list-item>
                          <text:p text:style-name="P117">==&gt; OK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p text:style-name="P9">[next]</text:p>
      <text:list xml:id="list6219178601368902257" text:style-name="L76">
        <text:list-item>
          <text:p text:style-name="P118"><text:soft-page-break/>TASK : next loop</text:p>
          <text:list>
            <text:list-item>
              <text:p text:style-name="P118">set val for ==&gt; “$statusOf_For_Loop_Execution”</text:p>
              <text:list>
                <text:list-item>
                  <text:p text:style-name="P118">//next:20200608_141713:n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8_141956</text:span></text:p>
      <text:p text:style-name="P29"/>
      <text:p text:style-name="P18"/>
      <text:p text:style-name="P9"><text:span text:style-name="T5">10.2.2_15</text:span>---------------------------------------------------------------------------</text:p>
      <text:p text:style-name="P23">[16] res free# JVEMV6 44#10.2.2_XX / 44. currency / 10. prog-php / 2. tester / 2. <text:s/>tester_1__V2 / 20200609_162633</text:p>
      <text:p text:style-name="P7"/>
      <text:p text:style-name="P9">[do] <text:span text:style-name="T1">#_ </text:span></text:p>
      <text:list xml:id="list3102850638723926453" text:style-name="L77">
        <text:list-item>
          <text:p text:style-name="P119">REVIEW </text:p>
          <text:list>
            <text:list-item>
              <text:p text:style-name="P119"/>
            </text:list-item>
          </text:list>
        </text:list-item>
        <text:list-item>
          <text:p text:style-name="P119">TASK-1 : next loop</text:p>
          <text:list>
            <text:list-item>
              <text:list>
                <text:list-item>
                  <text:p text:style-name="P119">set val for ==&gt; “$statusOf_For_Loop_Execution”</text:p>
                </text:list-item>
                <text:list-item>
                  <text:p text:style-name="P119">//next:20200608_141713:n</text:p>
                </text:list-item>
              </text:list>
            </text:list-item>
            <text:list-item>
              <text:p text:style-name="P119"><text:span text:style-name="T1">#_ </text:span>T-1.1 : set ==&gt; val </text:p>
              <text:list>
                <text:list-item>
                  <text:list>
                    <text:list-item>
                      <text:p text:style-name="P119">//next:20200608_141713:n</text:p>
                    </text:list-item>
                  </text:list>
                </text:list-item>
                <text:list-item>
                  <text:p text:style-name="P119">CODE</text:p>
                </text:list-item>
              </text:list>
            </text:list-item>
            <text:list-item>
              <text:p text:style-name="P119"><text:span text:style-name="T1">#_ </text:span>T-1.2 : debug </text:p>
              <text:list>
                <text:list-item>
                  <text:list>
                    <text:list-item>
                      <text:p text:style-name="P119">//code:20200609_163152:c</text:p>
                    </text:list-item>
                  </text:list>
                </text:list-item>
                <text:list-item>
                  <text:p text:style-name="P119">CODE</text:p>
                </text:list-item>
              </text:list>
            </text:list-item>
            <text:list-item>
              <text:p text:style-name="P119">TEST </text:p>
              <text:list>
                <text:list-item>
                  <text:p text:style-name="P119">==&gt; OK</text:p>
                </text:list-item>
              </text:list>
            </text:list-item>
          </text:list>
        </text:list-item>
        <text:list-item>
          <text:p text:style-name="P119">TASK-2</text:p>
          <text:list>
            <text:list-item>
              <text:list>
                <text:list-item>
                  <text:p text:style-name="P119">each choice of each judging node ==&gt; if not yet coded → add {“break” or “continue”}, statusOf_For_Loop_Execution, <text:soft-page-break/>statusOf_For_Loop_Exit</text:p>
                </text:list-item>
                <text:list-item>
                  <text:p text:style-name="P119">“j1 : Y”</text:p>
                </text:list-item>
                <text:list-item>
                  <text:p text:style-name="P119">“j2 : N”</text:p>
                </text:list-item>
                <text:list-item>
                  <text:p text:style-name="P119">“j3-2 : 2 : Y”</text:p>
                </text:list-item>
                <text:list-item>
                  <text:p text:style-name="P119">“j3-3 : Y”</text:p>
                </text:list-item>
              </text:list>
            </text:list-item>
            <text:list-item>
              <text:p text:style-name="P119"/>
            </text:list-item>
          </text:list>
        </text:list-item>
      </text:list>
      <text:p text:style-name="P9"/>
      <text:p text:style-name="P9">[next]</text:p>
      <text:list xml:id="list5999356126496057130" text:style-name="L78">
        <text:list-item>
          <text:p text:style-name="P120">TASK : this → TASK-2</text:p>
          <text:list>
            <text:list-item>
              <text:p text:style-name="P120">“j1 : Y”</text:p>
            </text:list-item>
            <text:list-item>
              <text:p text:style-name="P120">//next:20200604_131159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09_164907</text:span></text:p>
      <text:p text:style-name="P11"/>
      <text:p text:style-name="P18"/>
      <text:p text:style-name="P9"><text:span text:style-name="T5">10.2.2_16</text:span>---------------------------------------------------------------------------</text:p>
      <text:p text:style-name="P23">[17] res free# JVEMV6 44#10.2.2_XX / 44. currency / 10. prog-php / 2. tester / 2. <text:s/>tester_1__V2 / 20200610_113043</text:p>
      <text:p text:style-name="P7"/>
      <text:p text:style-name="P9">[do] <text:span text:style-name="T1">#_ </text:span></text:p>
      <text:list xml:id="list1364744062582114028" text:style-name="L79">
        <text:list-item>
          <text:p text:style-name="P121">REVIEW </text:p>
        </text:list-item>
        <text:list-item>
          <text:p text:style-name="P121">TASK-1 : each choice of each judging node ==&gt; if not yet coded → add {“break” or “continue”}, statusOf_For_Loop_Execution, statusOf_For_Loop_Exit</text:p>
          <text:list>
            <text:list-item>
              <text:p text:style-name="P121">T-1.1 : “j1 : Y”</text:p>
              <text:list>
                <text:list-item>
                  <text:list>
                    <text:list-item>
                      <text:p text:style-name="P121">//next:20200604_131159</text:p>
                    </text:list-item>
                    <text:list-item>
                      <text:p text:style-name="P121">==&gt; “break”</text:p>
                    </text:list-item>
                  </text:list>
                </text:list-item>
                <text:list-item>
                  <text:p text:style-name="P121">CODE : //next:20200604_131159</text:p>
                </text:list-item>
                <text:list-item>
                  <text:p text:style-name="P121"><text:soft-page-break/>TEST </text:p>
                  <text:list>
                    <text:list-item>
                      <text:p text:style-name="P121">==&gt; OK</text:p>
                    </text:list-item>
                  </text:list>
                </text:list-item>
              </text:list>
            </text:list-item>
            <text:list-item>
              <text:p text:style-name="P121">T-1.2 : “j2 : N” : </text:p>
              <text:list>
                <text:list-item>
                  <text:p text:style-name="P121">CODE : </text:p>
                  <text:list>
                    <text:list-item>
                      <text:p text:style-name="P121">//code:20200610_115412:c</text:p>
                      <text:list>
                        <text:list-item>
                          <text:p text:style-name="P121">debugm a.o.</text:p>
                        </text:list-item>
                      </text:list>
                    </text:list-item>
                    <text:list-item>
                      <text:p text:style-name="P121">//code:20200610_115528:c</text:p>
                      <text:list>
                        <text:list-item>
                          <text:p text:style-name="P121">for-loop condition ==&gt; dummy : false</text:p>
                        </text:list-item>
                      </text:list>
                    </text:list-item>
                  </text:list>
                </text:list-item>
                <text:list-item>
                  <text:p text:style-name="P121">TEST</text:p>
                  <text:list>
                    <text:list-item>
                      <text:p text:style-name="P121">==&gt; OK </text:p>
                    </text:list-item>
                  </text:list>
                </text:list-item>
                <text:list-item>
                  <text:p text:style-name="P121">CODE : dummy ==&gt; remove</text:p>
                </text:list-item>
                <text:list-item>
                  <text:p text:style-name="P121">TEST</text:p>
                  <text:list>
                    <text:list-item>
                      <text:p text:style-name="P121">==&gt; OK </text:p>
                    </text:list-item>
                  </text:list>
                </text:list-item>
              </text:list>
            </text:list-item>
            <text:list-item>
              <text:p text:style-name="P121">“j3-2 : 2 : Y”</text:p>
            </text:list-item>
          </text:list>
        </text:list-item>
        <text:list-item>
          <text:p text:style-name="P121">“j3-3 : Y”</text:p>
        </text:list-item>
      </text:list>
      <text:p text:style-name="P9"/>
      <text:p text:style-name="P9">[next]</text:p>
      <text:list xml:id="list876078460771526215" text:style-name="L80">
        <text:list-item>
          <text:p text:style-name="P122">TASK : continue</text:p>
          <text:list>
            <text:list-item>
              <text:list>
                <text:list-item>
                  <text:p text:style-name="P122">each choice of each judging node ==&gt; if not yet coded → add {“break” or “continue”}, statusOf_For_Loop_Execution, statusOf_For_Loop_Exit</text:p>
                </text:list-item>
              </text:list>
            </text:list-item>
            <text:list-item>
              <text:p text:style-name="P122">“step : 2 : j2 : choice-1 : j3-1 : 2 : Y”</text:p>
              <text:list>
                <text:list-item>
                  <text:p text:style-name="P122">//next:20200610_122943:n</text:p>
                </text:list-item>
              </text:list>
            </text:list-item>
            <text:list-item>
              <text:p text:style-name="P122">“j3-2 : 2 : Y”</text:p>
            </text:list-item>
            <text:list-item>
              <text:p text:style-name="P122">“j3-3 : Y”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0_122823</text:span></text:p>
      <text:p text:style-name="P11"/>
      <text:p text:style-name="P18"/>
      <text:p text:style-name="P9"><text:soft-page-break/><text:span text:style-name="T5">10.2.2_17</text:span>---------------------------------------------------------------------------</text:p>
      <text:p text:style-name="P23">[18] res free# JVEMV6 44#10.2.2_XX / 44. currency / 10. prog-php / 2. tester / 2. <text:s/>tester_1__V2 / 20200613_143513</text:p>
      <text:p text:style-name="P7"/>
      <text:p text:style-name="P9">[do] <text:span text:style-name="T1">#_ </text:span></text:p>
      <text:list xml:id="list1073051676215372768" text:style-name="L81">
        <text:list-item>
          <text:p text:style-name="P123">REVIEW </text:p>
          <text:list>
            <text:list-item>
              <text:p text:style-name="P123"/>
            </text:list-item>
          </text:list>
        </text:list-item>
        <text:list-item>
          <text:p text:style-name="P123">TASK-1 : continue</text:p>
          <text:list>
            <text:list-item>
              <text:list>
                <text:list-item>
                  <text:list>
                    <text:list-item>
                      <text:p text:style-name="P123">each choice of each judging node ==&gt; if not yet coded → add {“break” or “continue”}, statusOf_For_Loop_Execution, statusOf_For_Loop_Exit</text:p>
                    </text:list-item>
                    <text:list-item>
                      <text:p text:style-name="P123">“j3-3 : Y”“step : 2 : j2 : choice-1 : j3-1 : 2 : Y”</text:p>
                      <text:list>
                        <text:list-item>
                          <text:p text:style-name="P123">//next:20200610_122943:n</text:p>
                        </text:list-item>
                      </text:list>
                    </text:list-item>
                    <text:list-item>
                      <text:p text:style-name="P123"><text:span text:style-name="T1">#_ </text:span>“j3-2 : 2 : Y”</text:p>
                    </text:list-item>
                    <text:list-item>
                      <text:p text:style-name="P123"><text:span text:style-name="T1">#_ </text:span>“j3-3 : Y”</text:p>
                    </text:list-item>
                  </text:list>
                </text:list-item>
              </text:list>
            </text:list-item>
            <text:list-item>
              <text:p text:style-name="P123"><text:span text:style-name="T1">#_ </text:span>T-1.1 : “step : 2 : j2 : choice-1 : j3-1 : 2 : Y”</text:p>
              <text:list>
                <text:list-item>
                  <text:list>
                    <text:list-item>
                      <text:p text:style-name="P123">ref : //ref:20200613_143927:r</text:p>
                    </text:list-item>
                  </text:list>
                </text:list-item>
                <text:list-item>
                  <text:p text:style-name="P123">CODE</text:p>
                  <text:list>
                    <text:list-item>
                      <text:p text:style-name="P123"><text:span text:style-name="T1">#_ </text:span>set val : $statusOf_For_Loop_Execution</text:p>
                      <text:list>
                        <text:list-item>
                          <text:p text:style-name="P123">$statusOf_For_Loop_Execution__J3bar1_Y1</text:p>
                        </text:list-item>
                      </text:list>
                    </text:list-item>
                    <text:list-item>
                      <text:p text:style-name="P123">if close ==&gt; set dummy val</text:p>
                    </text:list-item>
                  </text:list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  <text:list-item>
                      <text:p text:style-name="P123">dummy codes ==&gt; c/o</text:p>
                      <text:list>
                        <text:list-item>
                          <text:p text:style-name="P123">=&gt; TEST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<text:span text:style-name="T1">#_ </text:span>T-1.2 : “j3-2 : 2 : Y”</text:p>
              <text:list>
                <text:list-item>
                  <text:list>
                    <text:list-item>
                      <text:p text:style-name="P123">//code:20200613_145831:c</text:p>
                    </text:list-item>
                  </text:list>
                </text:list-item>
                <text:list-item>
                  <text:p text:style-name="P123">CODE</text:p>
                  <text:list>
                    <text:list-item>
                      <text:p text:style-name="P208"><text:span text:style-name="T1">#_ </text:span>&gt; set val : $statusOf_For_Loop_Execution</text:p>
                      <text:list>
                        <text:list-item>
                          <text:p text:style-name="P123">$statusOf_For_Loop_Execution__J3bar2_Y1</text:p>
                        </text:list-item>
                      </text:list>
                    </text:list-item>
                    <text:list-item>
                      <text:p text:style-name="P123"><text:soft-page-break/><text:span text:style-name="T1">#_ </text:span>&gt; if close ==&gt; set dummy val</text:p>
                    </text:list-item>
                  </text:list>
                </text:list-item>
                <text:list-item>
                  <text:p text:style-name="P123">TEST </text:p>
                  <text:list>
                    <text:list-item>
                      <text:p text:style-name="P123">==&gt; OK</text:p>
                    </text:list-item>
                  </text:list>
                </text:list-item>
                <text:list-item>
                  <text:p text:style-name="P123"><text:span text:style-name="T1">#_ </text:span>post-TEST : comment out 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  <text:list-item>
              <text:p text:style-name="P123"><text:span text:style-name="T1">#_ </text:span>T-1.3 : “j3-3 : Y”</text:p>
              <text:list>
                <text:list-item>
                  <text:list>
                    <text:list-item>
                      <text:p text:style-name="P123">//code:20200613_150624:c</text:p>
                    </text:list-item>
                  </text:list>
                </text:list-item>
                <text:list-item>
                  <text:p text:style-name="P123">CODE</text:p>
                  <text:list>
                    <text:list-item>
                      <text:p text:style-name="P123"><text:span text:style-name="T1">#_ </text:span>&gt; set val : $statusOf_For_Loop_Execution</text:p>
                      <text:list>
                        <text:list-item>
                          <text:p text:style-name="P123">$statusOf_For_Loop_Execution__J3bar3_Y1</text:p>
                        </text:list-item>
                      </text:list>
                    </text:list-item>
                    <text:list-item>
                      <text:p text:style-name="P123"><text:span text:style-name="T1">#_ </text:span>&gt; if close ==&gt; set dummy val</text:p>
                    </text:list-item>
                  </text:list>
                </text:list-item>
                <text:list-item>
                  <text:p text:style-name="P123">TEST</text:p>
                  <text:list>
                    <text:list-item>
                      <text:p text:style-name="P123">==&gt; OK</text:p>
                    </text:list-item>
                  </text:list>
                </text:list-item>
                <text:list-item>
                  <text:p text:style-name="P123">post-TEST ==&gt; c/o</text:p>
                  <text:list>
                    <text:list-item>
                      <text:p text:style-name="P123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165456564607948518" text:style-name="L82">
        <text:list-item>
          <text:p text:style-name="P124">TASK : “j1 : Y : 2” ~ (position taken)</text:p>
          <text:list>
            <text:list-item>
              <text:p text:style-name="P124">//next:20200613_151214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text:span text:style-name="T24">20200613_151510</text:span></text:p>
      <text:p text:style-name="P11"/>
      <text:p text:style-name="P18"/>
      <text:p text:style-name="P11"/>
      <text:p text:style-name="P9"><text:span text:style-name="T5">10.2.2_18</text:span>---------------------------------------------------------------------------</text:p>
      <text:p text:style-name="P23">[19] res free# JVEMV6 44#10.2.2_XX / 44. currency / 10. prog-php / 2. tester / 2. <text:s/>tester_1__V2 / 20200614_125052</text:p>
      <text:p text:style-name="P7"/>
      <text:p text:style-name="P9"><text:soft-page-break/>[do] <text:span text:style-name="T1">#_ </text:span></text:p>
      <text:list xml:id="list1972002682908328655" text:style-name="L83">
        <text:list-item>
          <text:p text:style-name="P125">REVIEW <text:s/></text:p>
          <text:list>
            <text:list-item>
              <text:p text:style-name="P125"/>
            </text:list-item>
          </text:list>
        </text:list-item>
        <text:list-item>
          <text:p text:style-name="P125">TASK-1 : “j1 : Y : 2” ~ (position taken)</text:p>
          <text:list>
            <text:list-item>
              <text:list>
                <text:list-item>
                  <text:p text:style-name="P125">//next:20200613_151214:n</text:p>
                </text:list-item>
              </text:list>
            </text:list-item>
            <text:list-item>
              <text:p text:style-name="P125">T-1.1 : new FUNC ==&gt; judge_Bar_SL_TP_Trail__BUY($bardata, $pos, $_dpath_Log_Fx_Tester__Full, $_fname_Log_Fx_Tester)</text:p>
              <text:list>
                <text:list-item>
                  <text:p text:style-name="P125">CODE</text:p>
                  <text:list>
                    <text:list-item>
                      <text:p text:style-name="P125">sig / labels / caller</text:p>
                    </text:list-item>
                    <text:list-item>
                      <text:p text:style-name="P125">dummy val</text:p>
                    </text:list-item>
                  </text:list>
                </text:list-item>
                <text:list-item>
                  <text:p text:style-name="P125">TEST 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2 : func ==&gt; coding</text:p>
              <text:list>
                <text:list-item>
                  <text:list>
                    <text:list-item>
                      <text:p text:style-name="P125">debug ==&gt; param vals</text:p>
                    </text:list-item>
                  </text:list>
                </text:list-item>
                <text:list-item>
                  <text:p text:style-name="P125">CODE : //code:20200614_132656:c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3 : coding : is SL</text:p>
              <text:list>
                <text:list-item>
                  <text:list>
                    <text:list-item>
                      <text:p text:style-name="P125">//code:20200614_134638:c</text:p>
                    </text:list-item>
                  </text:list>
                </text:list-item>
                <text:list-item>
                  <text:p text:style-name="P125">CODE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  <text:list-item>
              <text:p text:style-name="P125">T-1.4 : is TP</text:p>
              <text:list>
                <text:list-item>
                  <text:list>
                    <text:list-item>
                      <text:p text:style-name="P125">//code:20200614_135039:c</text:p>
                    </text:list-item>
                  </text:list>
                </text:list-item>
                <text:list-item>
                  <text:p text:style-name="P125">CODE</text:p>
                </text:list-item>
                <text:list-item>
                  <text:p text:style-name="P125">TEST</text:p>
                  <text:list>
                    <text:list-item>
                      <text:p text:style-name="P1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862091737471521479" text:style-name="L84">
        <text:list-item>
          <text:p text:style-name="P126">TASK : “is Trail”</text:p>
          <text:list>
            <text:list-item>
              <text:p text:style-name="P126"><text:soft-page-break/>//code:20200614_135508:c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4_135518</text:span></text:p>
      <text:p text:style-name="P29"/>
      <text:p text:style-name="P18"/>
      <text:p text:style-name="P9"><text:span text:style-name="T5">10.2.2_19</text:span>---------------------------------------------------------------------------</text:p>
      <text:p text:style-name="P23">[20] res free# JVEMV6 44#10.2.2_XX / 44. currency / 10. prog-php / 2. tester / 2. <text:s/>tester_1__V2 / 20200615_134356</text:p>
      <text:p text:style-name="P7"/>
      <text:p text:style-name="P9">[do] <text:span text:style-name="T1">#_ </text:span></text:p>
      <text:list xml:id="list21463336460279509" text:style-name="L85">
        <text:list-item>
          <text:p text:style-name="P127">REVIEW </text:p>
        </text:list-item>
        <text:list-item>
          <text:p text:style-name="P127">TASK-1 : “is Trail”</text:p>
          <text:list>
            <text:list-item>
              <text:list>
                <text:list-item>
                  <text:p text:style-name="P127">//code:20200614_135508:c</text:p>
                </text:list-item>
                <text:list-item>
                  <text:p text:style-name="P127">ref ==&gt; //head:20200606_181307</text:p>
                </text:list-item>
              </text:list>
            </text:list-item>
            <text:list-item>
              <text:p text:style-name="P127">T-1.1</text:p>
              <text:list>
                <text:list-item>
                  <text:p text:style-name="P127">CODE : //code:20200614_135508:c</text:p>
                </text:list-item>
                <text:list-item>
                  <text:p text:style-name="P127">TEST </text:p>
                  <text:list>
                    <text:list-item>
                      <text:p text:style-name="P127">==&gt; OK</text:p>
                    </text:list-item>
                  </text:list>
                </text:list-item>
                <text:list-item>
                  <text:p text:style-name="P127">TEST : for-loop “$idxOf_Position_Start = $i * 3” ==&gt; to “$i * 2”</text:p>
                  <text:list>
                    <text:list-item>
                      <text:p text:style-name="P127">==&gt; OK</text:p>
                    </text:list-item>
                  </text:list>
                </text:list-item>
              </text:list>
            </text:list-item>
            <text:list-item>
              <text:p text:style-name="P127">PROBLEM</text:p>
              <text:list>
                <text:list-item>
                  <text:list>
                    <text:list-item>
                      <text:p text:style-name="P127">“is taken” ==&gt; before “judge_Bar_SL_TP_Trail__BUY”</text:p>
                      <text:list>
                        <text:list-item>
                          <text:p text:style-name="P127">==&gt; set “current price” → i.e. new bar, opening price</text:p>
                        </text:list-item>
                        <text:list-item>
                          <text:p text:style-name="P127">//next:20200613_151214: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002523097791168295" text:style-name="L86">
        <text:list-item>
          <text:p text:style-name="P128">TASK : this → “PROBLEM” ==&gt; coding</text:p>
          <text:list>
            <text:list-item>
              <text:p text:style-name="P128">//next:20200615_141145:n (cont.)</text:p>
            </text:list-item>
            <text:list-item>
              <text:p text:style-name="P128">update_Pos // LibEaTester_2</text:p>
              <text:list>
                <text:list-item>
                  <text:p text:style-name="P128"><text:soft-page-break/>//head:20200606_113413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5_141241</text:span></text:p>
      <text:p text:style-name="P11"/>
      <text:p text:style-name="P18"/>
      <text:p text:style-name="P11"/>
      <text:p text:style-name="P9"><text:span text:style-name="T5">10.2.2_20</text:span>---------------------------------------------------------------------------</text:p>
      <text:p text:style-name="P23">[21] res free# JVEMV6 44#10.2.2_XX / 44. currency / 10. prog-php / 2. tester / 2. <text:s/>tester_1__V2 / 20200615_161622</text:p>
      <text:p text:style-name="P11"/>
      <text:p text:style-name="P9">[do] <text:span text:style-name="T1">#_ </text:span></text:p>
      <text:list xml:id="list492783109312848936" text:style-name="L87">
        <text:list-item>
          <text:p text:style-name="P129">REVIEW </text:p>
        </text:list-item>
        <text:list-item>
          <text:p text:style-name="P129">TASK-1 : prev → “PROBLEM” ==&gt; coding</text:p>
          <text:list>
            <text:list-item>
              <text:list>
                <text:list-item>
                  <text:p text:style-name="P129">//next:20200615_141145:n (cont.)</text:p>
                </text:list-item>
                <text:list-item>
                  <text:p text:style-name="P129">update_Pos // LibEaTester_2</text:p>
                  <text:list>
                    <text:list-item>
                      <text:p text:style-name="P129">//head:20200606_113413</text:p>
                    </text:list-item>
                  </text:list>
                </text:list-item>
              </text:list>
            </text:list-item>
            <text:list-item>
              <text:p text:style-name="P129">T-1.1 </text:p>
              <text:list>
                <text:list-item>
                  <text:list>
                    <text:list-item>
                      <text:p text:style-name="P129">update_Pos // LibEaTester_2 ==&gt; use (no content line)</text:p>
                    </text:list-item>
                  </text:list>
                </text:list-item>
                <text:list-item>
                  <text:p text:style-name="P129"><text:span text:style-name="T1">#_ </text:span>CODE</text:p>
                </text:list-item>
                <text:list-item>
                  <text:p text:style-name="P129">TEST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  <text:list-item>
              <text:p text:style-name="P129">T-1.2</text:p>
              <text:list>
                <text:list-item>
                  <text:list>
                    <text:list-item>
                      <text:p text:style-name="P129">update_Pos() ==&gt; coding</text:p>
                    </text:list-item>
                    <text:list-item>
                      <text:p text:style-name="P129">current idx, price</text:p>
                    </text:list-item>
                  </text:list>
                </text:list-item>
                <text:list-item>
                  <text:p text:style-name="P195"><text:span text:style-name="T18">#_ </text:span><text:span text:style-name="T16">CODE : </text:span><text:span text:style-name="T32">//code:20200615_163128:c</text:span></text:p>
                </text:list-item>
                <text:list-item>
                  <text:p text:style-name="P129">TEST</text:p>
                  <text:list>
                    <text:list-item>
                      <text:p text:style-name="P1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<text:soft-page-break/>[next]</text:p>
      <text:list xml:id="list3693631937544139929" text:style-name="L88">
        <text:list-item>
          <text:p text:style-name="P130">TASK</text:p>
          <text:list>
            <text:list-item>
              <text:p text:style-name="P200"><text:span text:style-name="T17">if “</text:span><text:span text:style-name="T33">judge_Bar_SL_TP_Trail__BUY</text:span><text:span text:style-name="T17">” ==&gt; neither of 3 status</text:span></text:p>
              <text:list>
                <text:list-item>
                  <text:p text:style-name="P130">→ continue the for-loop</text:p>
                </text:list-item>
                <text:list-item>
                  <text:p text:style-name="P185">//next:20200615_164609:n</text:p>
                </text:list-item>
                <text:list-item>
                  <text:p text:style-name="P130"/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5_164632</text:span></text:p>
      <text:p text:style-name="P11"/>
      <text:p text:style-name="P18"/>
      <text:p text:style-name="P9"><text:span text:style-name="T5">10.2.2_21</text:span>---------------------------------------------------------------------------</text:p>
      <text:p text:style-name="P23">[22] res free# JVEMV6 44#10.2.2_XX / 44. currency / 10. prog-php / 2. tester / 2. <text:s/>tester_1__V2 / 20200616_110422</text:p>
      <text:p text:style-name="P11"/>
      <text:p text:style-name="P9">[do] <text:span text:style-name="T1">#_ </text:span></text:p>
      <text:list xml:id="list5267621352697194397" text:style-name="L89">
        <text:list-item>
          <text:p text:style-name="P131">REVIEW </text:p>
        </text:list-item>
        <text:list-item>
          <text:p text:style-name="P131">TASK-1 : if “<text:span text:style-name="T33">judge_Bar_SL_TP_Trail__BUY</text:span>” ==&gt; neither of 3 status</text:p>
          <text:list>
            <text:list-item>
              <text:list>
                <text:list-item>
                  <text:p text:style-name="P131">→ continue the for-loop</text:p>
                </text:list-item>
                <text:list-item>
                  <text:p text:style-name="P186">//next:20200615_164609:n</text:p>
                </text:list-item>
              </text:list>
            </text:list-item>
            <text:list-item>
              <text:p text:style-name="P201"><text:span text:style-name="T19">#_ </text:span><text:span text:style-name="T17">T-1.1 : set default ==&gt; “</text:span><text:span text:style-name="T34">$strOf_BarResult__Within</text:span><text:span text:style-name="T17">”</text:span></text:p>
              <text:list>
                <text:list-item>
                  <text:p text:style-name="P131">CODE </text:p>
                </text:list-item>
                <text:list-item>
                  <text:p text:style-name="P131">TEST ==&gt; OK</text:p>
                </text:list-item>
              </text:list>
            </text:list-item>
            <text:list-item>
              <text:p text:style-name="P131">T-1.2 : “j4” ==&gt; judge</text:p>
              <text:list>
                <text:list-item>
                  <text:p text:style-name="P196"><text:span text:style-name="T18">#_ </text:span><text:span text:style-name="T16">CODE : </text:span><text:span text:style-name="T32">//code:20200616_111328:c</text:span></text:p>
                  <text:list>
                    <text:list-item>
                      <text:p text:style-name="P131">upto ==&gt; “Y/N : 2”</text:p>
                    </text:list-item>
                  </text:list>
                </text:list-item>
                <text:list-item>
                  <text:p text:style-name="P131">TEST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T-1.3 : “j4 : Y : 3” → continue the loop</text:p>
              <text:list>
                <text:list-item>
                  <text:p text:style-name="P196"><text:span text:style-name="T18">#_ </text:span><text:span text:style-name="T16">CODE : </text:span><text:span text:style-name="T32">//code:20200616_112306:c</text:span></text:p>
                </text:list-item>
                <text:list-item>
                  <text:p text:style-name="P131"><text:soft-page-break/>TEST </text:p>
                  <text:list>
                    <text:list-item>
                      <text:p text:style-name="P131">==&gt; OK</text:p>
                    </text:list-item>
                  </text:list>
                </text:list-item>
              </text:list>
            </text:list-item>
            <text:list-item>
              <text:p text:style-name="P131">PROBLEM</text:p>
              <text:list>
                <text:list-item>
                  <text:list>
                    <text:list-item>
                      <text:p text:style-name="P131">“$idxOf_ForLoop_Start ==&gt; updated”</text:p>
                      <text:list>
                        <text:list-item>
                          <text:p text:style-name="P131">==&gt; the val is the number, which is the last index in the for-loop</text:p>
                        </text:list-item>
                        <text:list-item>
                          <text:p text:style-name="P131">==&gt; should be → $pos-&gt;st_idx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92149980345862059" text:style-name="L90">
        <text:list-item>
          <text:p text:style-name="P132">TASK : this ==&gt; PROBLEM</text:p>
          <text:list>
            <text:list-item>
              <text:p text:style-name="P202">//next:20200616_114510:n</text:p>
            </text:list-item>
          </text:list>
        </text:list-item>
        <text:list-item>
          <text:p text:style-name="P132">TASK-2 : post-for-break</text:p>
          <text:list>
            <text:list-item>
              <text:p text:style-name="P132"><text:span text:style-name="T32">//next:20200616_114358:n</text:span> <text:s/>// controller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6_114543</text:span></text:p>
      <text:p text:style-name="P11"/>
      <text:p text:style-name="P18"/>
      <text:p text:style-name="P9"><text:span text:style-name="T5">10.2.2_22</text:span>---------------------------------------------------------------------------</text:p>
      <text:p text:style-name="P23">[23] res free# JVEMV6 44#10.2.2_XX / 44. currency / 10. prog-php / 2. tester / 2. <text:s/>tester_1__V2 / 20200618_170846</text:p>
      <text:p text:style-name="P11"/>
      <text:p text:style-name="P9">[do] <text:span text:style-name="T1">#_ </text:span></text:p>
      <text:list xml:id="list5865779718137991949" text:style-name="L91">
        <text:list-item>
          <text:p text:style-name="P133"><text:span text:style-name="T1">#_ </text:span>REVIEW </text:p>
        </text:list-item>
        <text:list-item>
          <text:p text:style-name="P133">TASK-1 : this ==&gt; PROBLEM</text:p>
          <text:list>
            <text:list-item>
              <text:list>
                <text:list-item>
                  <text:list>
                    <text:list-item>
                      <text:p text:style-name="P203">//next:20200616_114510:n</text:p>
                    </text:list-item>
                  </text:list>
                </text:list-item>
              </text:list>
            </text:list-item>
            <text:list-item>
              <text:p text:style-name="P133">T-1.1 </text:p>
              <text:list>
                <text:list-item>
                  <text:p text:style-name="P133">CODE : add ==&gt; debug code, show $pos st_idx</text:p>
                  <text:list>
                    <text:list-item>
                      <text:p text:style-name="P187">//code:20200618_171436:c</text:p>
                    </text:list-item>
                  </text:list>
                </text:list-item>
                <text:list-item>
                  <text:p text:style-name="P133">TEST</text:p>
                  <text:list>
                    <text:list-item>
                      <text:p text:style-name="P133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3">TASK-2 : post-for-break</text:p>
          <text:list>
            <text:list-item>
              <text:list>
                <text:list-item>
                  <text:p text:style-name="P133"><text:span text:style-name="T32">//next:20200616_114358:n</text:span> <text:s/>// controller</text:p>
                </text:list-item>
              </text:list>
            </text:list-item>
            <text:list-item>
              <text:p text:style-name="P133"/>
            </text:list-item>
          </text:list>
        </text:list-item>
      </text:list>
      <text:p text:style-name="P9"/>
      <text:p text:style-name="P9">[next]</text:p>
      <text:list xml:id="list4806436025056782168" text:style-name="L92">
        <text:list-item>
          <text:p text:style-name="P134">TASK : this ==&gt; TASK-2 → post for-break</text:p>
          <text:list>
            <text:list-item>
              <text:p text:style-name="P188">//next:20200618_172639:n</text:p>
            </text:list-item>
            <text:list-item>
              <text:p text:style-name="P134">==&gt; case of “Trail” → let's start coding (see ==&gt; flowchart memo, #2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1"/>
      <text:p text:style-name="P18"/>
      <text:p text:style-name="P9"><text:span text:style-name="T5">10.2.2_23</text:span>---------------------------------------------------------------------------</text:p>
      <text:p text:style-name="P23">[24] res free# JVEMV6 44#10.2.2_XX / 44. currency / 10. prog-php / 2. tester / 2. <text:s/>tester_1__V2 / 20200619_160352</text:p>
      <text:p text:style-name="P11"/>
      <text:p text:style-name="P9">[do] <text:span text:style-name="T1">#_ </text:span></text:p>
      <text:list xml:id="list783052912636240019" text:style-name="L93">
        <text:list-item>
          <text:p text:style-name="P135"><text:span text:style-name="T1">#_ </text:span>REVIEW <text:s/></text:p>
        </text:list-item>
        <text:list-item>
          <text:p text:style-name="P135">TASK-1 : post for-break</text:p>
          <text:list>
            <text:list-item>
              <text:list>
                <text:list-item>
                  <text:p text:style-name="P189">//next:20200618_172639:n</text:p>
                </text:list-item>
                <text:list-item>
                  <text:p text:style-name="P135">==&gt; case of “Trail” → let's start coding (see ==&gt; flowchart memo, #2)</text:p>
                </text:list-item>
              </text:list>
            </text:list-item>
            <text:list-item>
              <text:p text:style-name="P135">T-1.1</text:p>
              <text:list>
                <text:list-item>
                  <text:p text:style-name="P135">CODE</text:p>
                  <text:list>
                    <text:list-item>
                      <text:p text:style-name="P135">skeleton</text:p>
                    </text:list-item>
                  </text:list>
                </text:list-item>
                <text:list-item>
                  <text:p text:style-name="P135">TEST</text:p>
                  <text:list>
                    <text:list-item>
                      <text:p text:style-name="P135">==&gt; OK</text:p>
                    </text:list-item>
                  </text:list>
                </text:list-item>
              </text:list>
            </text:list-item>
            <text:list-item>
              <text:p text:style-name="P135"><text:span text:style-name="T1">#_ </text:span>T-1.2 : if “trail” ==&gt; debug values</text:p>
              <text:list>
                <text:list-item>
                  <text:p text:style-name="P197"><text:soft-page-break/><text:span text:style-name="T16">CODE : </text:span><text:span text:style-name="T32">//debug:20200619_163356:d</text:span></text:p>
                </text:list-item>
                <text:list-item>
                  <text:p text:style-name="P135">TEST</text:p>
                  <text:list>
                    <text:list-item>
                      <text:p text:style-name="P135">==&gt; OK</text:p>
                    </text:list-item>
                  </text:list>
                </text:list-item>
              </text:list>
            </text:list-item>
            <text:list-item>
              <text:p text:style-name="P135">T-1.3 : SL, TP ==&gt; update</text:p>
              <text:list>
                <text:list-item>
                  <text:list>
                    <text:list-item>
                      <text:p text:style-name="P135">“step : 2 : j5 : choice-1(Trail) : 2”</text:p>
                    </text:list-item>
                  </text:list>
                </text:list-item>
                <text:list-item>
                  <text:p text:style-name="P135"><text:span text:style-name="T1">#_ </text:span>CODE </text:p>
                </text:list-item>
                <text:list-item>
                  <text:p text:style-name="P135">TEST </text:p>
                  <text:list>
                    <text:list-item>
                      <text:p text:style-name="P13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830579080581831169" text:style-name="L94">
        <text:list-item>
          <text:p text:style-name="P136">TASK : “j5 : choice-1(Trail) : 3”</text:p>
          <text:list>
            <text:list-item>
              <text:p text:style-name="P136">//next:20200619_170455:n <text:s text:c="2"/>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19_170541</text:span></text:p>
      <text:p text:style-name="P11"/>
      <text:p text:style-name="P18"/>
      <text:p text:style-name="P9"><text:span text:style-name="T5">10.2.2_24</text:span>---------------------------------------------------------------------------</text:p>
      <text:p text:style-name="P23">[25] res free# JVEMV6 44#10.2.2_XX / 44. currency / 10. prog-php / 2. tester / 2. <text:s/>tester_1__V2 / 20200620_113752</text:p>
      <text:p text:style-name="P11"/>
      <text:p text:style-name="P9">[do] <text:span text:style-name="T1">#_ </text:span></text:p>
      <text:list xml:id="list4285390993709577731" text:style-name="L95">
        <text:list-item>
          <text:p text:style-name="P137">REVIEW </text:p>
        </text:list-item>
        <text:list-item>
          <text:p text:style-name="P198"><text:span text:style-name="T16">SEG-1 : “j5 : choice-1(Trail) : 2” ==&gt; “</text:span><text:span text:style-name="T35">j5 : choice-1(Trail) : 2</text:span><text:span text:style-name="T16">” → as well</text:span></text:p>
          <text:list>
            <text:list-item>
              <text:p text:style-name="P137">S-1.1</text:p>
              <text:list>
                <text:list-item>
                  <text:p text:style-name="P198"><text:span text:style-name="T16">CODE : </text:span><text:span text:style-name="T20">//code:20200620_114800:c</text:span><text:span text:style-name="T16"> <text:s/></text:span></text:p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8"><text:span text:style-name="T16">SEG-2 : update “</text:span><text:span text:style-name="T21">pos-&gt;SL,TP</text:span><text:span text:style-name="T16">” ==&gt; conditional</text:span></text:p>
          <text:list>
            <text:list-item>
              <text:p text:style-name="P137">S-2.1</text:p>
              <text:list>
                <text:list-item>
                  <text:p text:style-name="P198"><text:soft-page-break/><text:span text:style-name="T16">CODE : </text:span><text:span text:style-name="T20">//code:20200620_115732:c</text:span><text:span text:style-name="T16"> <text:s/></text:span></text:p>
                </text:list-item>
                <text:list-item>
                  <text:p text:style-name="P137">TEST</text:p>
                  <text:list>
                    <text:list-item>
                      <text:p text:style-name="P137">==&gt; OK</text:p>
                    </text:list-item>
                  </text:list>
                </text:list-item>
                <text:list-item>
                  <text:p text:style-name="P198"><text:span text:style-name="T16">TEST : </text:span><text:span text:style-name="T20">//test:20200620_120258:t</text:span><text:span text:style-name="T16"> <text:s/></text:span></text:p>
                  <text:list>
                    <text:list-item>
                      <text:p text:style-name="P13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7">TASK-1 : “j5 : choice-1(Trail) : 3”</text:p>
          <text:list>
            <text:list-item>
              <text:list>
                <text:list-item>
                  <text:p text:style-name="P137">//next:20200619_170455:n</text:p>
                </text:list-item>
              </text:list>
            </text:list-item>
            <text:list-item>
              <text:p text:style-name="P137">T-1.1</text:p>
              <text:list>
                <text:list-item>
                  <text:p text:style-name="P137"/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58856037731137403" text:style-name="L96">
        <text:list-item>
          <text:p text:style-name="P138">TASK : this ==&gt; TASK-1</text:p>
          <text:list>
            <text:list-item>
              <text:p text:style-name="P138"><text:span text:style-name="T32">//next:20200620_120543:n</text:span> <text:s text:c="2"/>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0_120606</text:span></text:p>
      <text:p text:style-name="P11"/>
      <text:p text:style-name="P18"/>
      <text:p text:style-name="P9"><text:span text:style-name="T5">10.2.2_25</text:span>---------------------------------------------------------------------------</text:p>
      <text:p text:style-name="P23">[26] res free# JVEMV6 44#10.2.2_XX / 44. currency / 10. prog-php / 2. tester / 2. <text:s/>tester_1__V2 / 20200621_112426</text:p>
      <text:p text:style-name="P11"/>
      <text:p text:style-name="P9">[do] <text:span text:style-name="T1">#_ </text:span></text:p>
      <text:list xml:id="list1870524550361528600" text:style-name="L97">
        <text:list-item>
          <text:p text:style-name="P139">REVIEW </text:p>
        </text:list-item>
        <text:list-item>
          <text:p text:style-name="P139">TASK-1 : “j5 : choice-1(Trail) : 3”</text:p>
          <text:list>
            <text:list-item>
              <text:list>
                <text:list-item>
                  <text:p text:style-name="P139"><text:span text:style-name="T32">//next:20200620_120543:n</text:span> <text:s text:c="3"/></text:p>
                </text:list-item>
              </text:list>
            </text:list-item>
            <text:list-item>
              <text:p text:style-name="P139">T-1.1 : “step : 2 : j5.1-1 : Y : 1”</text:p>
              <text:list>
                <text:list-item>
                  <text:p text:style-name="P139">CODE </text:p>
                </text:list-item>
                <text:list-item>
                  <text:p text:style-name="P139">TEST</text:p>
                  <text:list>
                    <text:list-item>
                      <text:p text:style-name="P139"><text:soft-page-break/>==&gt; OK</text:p>
                    </text:list-item>
                  </text:list>
                </text:list-item>
              </text:list>
            </text:list-item>
            <text:list-item>
              <text:p text:style-name="P139">T-1.2 : “step : 2 : j5.1-1 : Y : 2”</text:p>
              <text:list>
                <text:list-item>
                  <text:p text:style-name="P199"><text:span text:style-name="T16">CODE : </text:span><text:span text:style-name="T32">//code:20200621_120039:c</text:span><text:span text:style-name="T16"> <text:s/></text:span>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  <text:list-item>
              <text:p text:style-name="P139">T-1.3 : “step : 2 : j5.1-1 : Y : 3”</text:p>
              <text:list>
                <text:list-item>
                  <text:p text:style-name="P139">CODE : //code:20200621_121020:c</text:p>
                </text:list-item>
                <text:list-item>
                  <text:p text:style-name="P139">TEST</text:p>
                  <text:list>
                    <text:list-item>
                      <text:p text:style-name="P13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380351934117627297" text:style-name="L98">
        <text:list-item>
          <text:p text:style-name="P140">TASK : “step : 2 : j5.1-1 : Y : 4”</text:p>
          <text:list>
            <text:list-item>
              <text:p text:style-name="P140">//next:20200621_121506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1_121528</text:span></text:p>
      <text:p text:style-name="P11"/>
      <text:p text:style-name="P18"/>
      <text:p text:style-name="P9"><text:span text:style-name="T5">10.2.2_26</text:span>---------------------------------------------------------------------------</text:p>
      <text:p text:style-name="P23">[27] res free# JVEMV6 44#10.2.2_XX / 44. currency / 10. prog-php / 2. tester / 2. <text:s/>tester_1__V2 / 20200622_131904</text:p>
      <text:p text:style-name="P11"/>
      <text:p text:style-name="P9">[do] <text:span text:style-name="T1">#_ </text:span></text:p>
      <text:list xml:id="list2263889169829414656" text:style-name="L99">
        <text:list-item>
          <text:p text:style-name="P141">REVIEW </text:p>
        </text:list-item>
        <text:list-item>
          <text:p text:style-name="P141">TASK-1 : “step : 2 : j5.1-1 : Y : 4”</text:p>
          <text:list>
            <text:list-item>
              <text:list>
                <text:list-item>
                  <text:p text:style-name="P141">//next:20200621_121506:n</text:p>
                </text:list-item>
              </text:list>
            </text:list-item>
            <text:list-item>
              <text:p text:style-name="P141">T-1.1</text:p>
              <text:list>
                <text:list-item>
                  <text:p text:style-name="P141">CODE : //next:20200621_121506:n</text:p>
                </text:list-item>
                <text:list-item>
                  <text:p text:style-name="P141">TEST </text:p>
                  <text:list>
                    <text:list-item>
                      <text:p text:style-name="P141">==&gt; search “(for)(step : 2 : j5.1-1 : Y : 2)”</text:p>
                    </text:list-item>
                    <text:list-item>
                      <text:p text:style-name="P141"><text:soft-page-break/>==&gt; search “(for)(step : 2 : j5 : others)”</text:p>
                    </text:list-item>
                    <text:list-item>
                      <text:p text:style-name="P141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757679507152708830" text:style-name="L100">
        <text:list-item>
          <text:p text:style-name="P142">TASK</text:p>
          <text:list>
            <text:list-item>
              <text:p text:style-name="P142">“(for)(step : 2 : j5.1-1 : N : 1)”</text:p>
              <text:list>
                <text:list-item>
                  <text:p text:style-name="P142">==&gt; case of trail not updating</text:p>
                </text:list-item>
              </text:list>
            </text:list-item>
            <text:list-item>
              <text:p text:style-name="P142">//next:20200622_134838:n</text:p>
              <text:list>
                <text:list-item>
                  <text:p text:style-name="P142">==&gt; case of SL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2_134914</text:span></text:p>
      <text:p text:style-name="P11"/>
      <text:p text:style-name="P18"/>
      <text:p text:style-name="P9"><text:span text:style-name="T5">10.2.2_27</text:span>---------------------------------------------------------------------------</text:p>
      <text:p text:style-name="P23">[28] res free# JVEMV6 44#10.2.2_XX / 44. currency / 10. prog-php / 2. tester / 2. <text:s/>tester_1__V2 / 20200623_105420</text:p>
      <text:p text:style-name="P11"/>
      <text:p text:style-name="P9">[do] <text:span text:style-name="T1">#_ </text:span></text:p>
      <text:list xml:id="list9158710363411433996" text:style-name="L101">
        <text:list-item>
          <text:p text:style-name="P143">REVIEW </text:p>
          <text:list>
            <text:list-item>
              <text:p text:style-name="P143">PROBLEM</text:p>
              <text:list>
                <text:list-item>
                  <text:p text:style-name="P143">“[FxTestController.php : 1015] (for)(step : 2 : j1 : Y : 4)<text:line-break/>bar result ==&gt; Trail”</text:p>
                </text:list-item>
                <text:list-item>
                  <text:p text:style-name="P143">==&gt; after this → loop continues</text:p>
                </text:list-item>
                <text:list-item>
                  <text:p text:style-name="P143">//fix:20200623_110432:f (cont.)</text:p>
                </text:list-item>
                <text:list-item>
                  <text:p text:style-name="P143">TEST : //debug:20200623_110526:d</text:p>
                  <text:list>
                    <text:list-item>
                      <text:p text:style-name="P143">fix logging codes</text:p>
                    </text:list-item>
                    <text:list-item>
                      <text:p text:style-name="P143">==&gt; log_fx_tester.(T-1).(Order-Buy-V2).(20200623_111655_128104).log</text:p>
                      <text:list>
                        <text:list-item>
                          <text:p text:style-name="P143">:645</text:p>
                        </text:list-item>
                      </text:list>
                    </text:list-item>
                    <text:list-item>
                      <text:p text:style-name="P143"><text:soft-page-break/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3">TASK-1 </text:p>
          <text:list>
            <text:list-item>
              <text:list>
                <text:list-item>
                  <text:p text:style-name="P143">“(for)(step : 2 : j5.1-1 : N : 1)”</text:p>
                  <text:list>
                    <text:list-item>
                      <text:p text:style-name="P143">==&gt; case of trail not updating</text:p>
                    </text:list-item>
                  </text:list>
                </text:list-item>
                <text:list-item>
                  <text:p text:style-name="P143">//next:20200622_134838:n</text:p>
                  <text:list>
                    <text:list-item>
                      <text:p text:style-name="P143">==&gt; case of SL</text:p>
                    </text:list-item>
                  </text:list>
                </text:list-item>
              </text:list>
            </text:list-item>
            <text:list-item>
              <text:p text:style-name="P143">T-1.1</text:p>
            </text:list-item>
          </text:list>
        </text:list-item>
      </text:list>
      <text:p text:style-name="P9">[next]</text:p>
      <text:list xml:id="list2286503216213204804" text:style-name="L102">
        <text:list-item>
          <text:p text:style-name="P144">TASK</text:p>
          <text:list>
            <text:list-item>
              <text:p text:style-name="P144">“(for)(step : 2 : j5.1-1 : N : 1)”</text:p>
              <text:list>
                <text:list-item>
                  <text:p text:style-name="P144">==&gt; case of trail not updating</text:p>
                </text:list-item>
                <text:list-item>
                  <text:p text:style-name="P144">//next:20200623_112457:n</text:p>
                </text:list-item>
              </text:list>
            </text:list-item>
            <text:list-item>
              <text:p text:style-name="P144">//next:20200622_134838:n</text:p>
              <text:list>
                <text:list-item>
                  <text:p text:style-name="P144">==&gt; case of SL</text:p>
                </text:list-item>
              </text:list>
            </text:list-item>
          </text:list>
        </text:list-item>
      </text:list>
      <text:p text:style-name="P9"/>
      <text:p text:style-name="P9">[further]</text:p>
      <text:p text:style-name="P19"><text:span text:style-name="T22"><text:line-break/></text:span><text:span text:style-name="T23">[/ XXX] 20200623_112556</text:span></text:p>
      <text:p text:style-name="P11"/>
      <text:p text:style-name="P18"/>
      <text:p text:style-name="P9"><text:span text:style-name="T5">10.2.2_28</text:span>---------------------------------------------------------------------------</text:p>
      <text:p text:style-name="P23">[29] res free# JVEMV6 44#10.2.2_XX / 44. currency / 10. prog-php / 2. tester / 2. <text:s/>tester_1__V2 / 20200624_170239</text:p>
      <text:p text:style-name="P11"/>
      <text:p text:style-name="P9">[do] <text:span text:style-name="T1">#_ </text:span></text:p>
      <text:list xml:id="list6837604156000332639" text:style-name="L103">
        <text:list-item>
          <text:p text:style-name="P145">REVIEW </text:p>
        </text:list-item>
        <text:list-item>
          <text:p text:style-name="P145">TASK-1 : </text:p>
          <text:list>
            <text:list-item>
              <text:list>
                <text:list-item>
                  <text:p text:style-name="P145">“(for)(step : 2 : j5.1-1 : N : 1)”</text:p>
                  <text:list>
                    <text:list-item>
                      <text:p text:style-name="P145">==&gt; case of trail not updating</text:p>
                    </text:list-item>
                    <text:list-item>
                      <text:p text:style-name="P145"><text:soft-page-break/>//next:20200623_112457:n</text:p>
                    </text:list-item>
                  </text:list>
                </text:list-item>
                <text:list-item>
                  <text:p text:style-name="P145">//next:20200622_134838:n</text:p>
                  <text:list>
                    <text:list-item>
                      <text:p text:style-name="P145">==&gt; case of SL</text:p>
                    </text:list-item>
                  </text:list>
                </text:list-item>
              </text:list>
            </text:list-item>
            <text:list-item>
              <text:p text:style-name="P145">T-1.1</text:p>
              <text:list>
                <text:list-item>
                  <text:p text:style-name="P145">CODE : “step : 2 : j5.1-1 : N : 2”</text:p>
                </text:list-item>
                <text:list-item>
                  <text:p text:style-name="P145">TEST 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1.2</text:p>
              <text:list>
                <text:list-item>
                  <text:p text:style-name="P145"><text:span text:style-name="T1">#_ </text:span>CODE : “step : 2 : j5.1-1 : N : 3”</text:p>
                </text:list-item>
                <text:list-item>
                  <text:p text:style-name="P145">TEST 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  <text:list-item>
              <text:p text:style-name="P145">T-1.3 : “step : 2 : j5.1-2(SL)”</text:p>
              <text:list>
                <text:list-item>
                  <text:p text:style-name="P145">CODE : //code:20200624_172551:c</text:p>
                  <text:list>
                    <text:list-item>
                      <text:p text:style-name="P145">skeleton</text:p>
                    </text:list-item>
                  </text:list>
                </text:list-item>
                <text:list-item>
                  <text:p text:style-name="P145">TEST</text:p>
                  <text:list>
                    <text:list-item>
                      <text:p text:style-name="P14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1959422165674903747" text:style-name="L104">
        <text:list-item>
          <text:p text:style-name="P146">TASK : “step : 2 : j5.1-2(SL) : 2”</text:p>
          <text:list>
            <text:list-item>
              <text:p text:style-name="P146">//next:20200624_173926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4_173952</text:span></text:p>
      <text:p text:style-name="P11"/>
      <text:p text:style-name="P18"/>
      <text:p text:style-name="P9"><text:span text:style-name="T5">10.2.2_29</text:span>---------------------------------------------------------------------------</text:p>
      <text:p text:style-name="P23">[30] res free# JVEMV6 44#10.2.2_XX / 44. currency / 10. prog-php / 2. tester / 2. <text:s/>tester_1__V2 / 20200625_125328</text:p>
      <text:p text:style-name="P11"/>
      <text:p text:style-name="P9">[do] <text:span text:style-name="T1">#_ </text:span></text:p>
      <text:list xml:id="list3618155407042122758" text:style-name="L105">
        <text:list-item>
          <text:p text:style-name="P147"><text:soft-page-break/><text:span text:style-name="T1">#_ </text:span>REVIEW <text:s/></text:p>
        </text:list-item>
        <text:list-item>
          <text:p text:style-name="P147"><text:span text:style-name="T1">#_ </text:span>TASK-1 : “step : 2 : j5.1-2(SL) : 2”</text:p>
          <text:list>
            <text:list-item>
              <text:list>
                <text:list-item>
                  <text:p text:style-name="P147">//next:20200624_173926:n</text:p>
                </text:list-item>
              </text:list>
            </text:list-item>
            <text:list-item>
              <text:p text:style-name="P147">T-1.1</text:p>
              <text:list>
                <text:list-item>
                  <text:p text:style-name="P147">CODE</text:p>
                </text:list-item>
                <text:list-item>
                  <text:p text:style-name="P147">TEST</text:p>
                  <text:list>
                    <text:list-item>
                      <text:p text:style-name="P147">==&gt; OK</text:p>
                    </text:list-item>
                    <text:list-item>
                      <text:p text:style-name="P147">“breaking... (coding not yet)” ==&gt; none</text:p>
                    </text:list-item>
                    <text:list-item>
                      <text:p text:style-name="P190">PROBLEM</text:p>
                      <text:list>
                        <text:list-item>
                          <text:p text:style-name="P147">“for-loop ==&gt; exited : $i = ” ==&gt; $i is 16, 24, X, and then, 16 again → why? </text:p>
                          <text:list>
                            <text:list-item>
                              <text:p text:style-name="P147">log_fx_tester.(T-1).(Order-Buy-V2).(20200625_130528_935216).log.(20200625_130553_313925).log </text:p>
                            </text:list-item>
                          </text:list>
                        </text:list-item>
                        <text:list-item>
                          <text:p text:style-name="P147">T-1 : review log lines</text:p>
                          <text:list>
                            <text:list-item>
                              <text:p text:style-name="P147">==&gt; OK : starting index → incrementing (for-loop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7">TASK-2 : post for-loop</text:p>
          <text:list>
            <text:list-item>
              <text:p text:style-name="P147"/>
            </text:list-item>
          </text:list>
        </text:list-item>
      </text:list>
      <text:p text:style-name="P9"/>
      <text:p text:style-name="P9">[next]</text:p>
      <text:list xml:id="list4827230624871309556" text:style-name="L106">
        <text:list-item>
          <text:p text:style-name="P148">TASK : post for-loop</text:p>
          <text:list>
            <text:list-item>
              <text:p text:style-name="P148"><text:span text:style-name="T32">//next:20200625_131641:n</text:span> <text:s text:c="2"/>(cont.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5_131758</text:span></text:p>
      <text:p text:style-name="P11"/>
      <text:p text:style-name="P18"/>
      <text:p text:style-name="P11"/>
      <text:p text:style-name="P9"><text:span text:style-name="T5">10.2.2_30</text:span>---------------------------------------------------------------------------</text:p>
      <text:p text:style-name="P23"><text:soft-page-break/>[31] res free# JVEMV6 44#10.2.2_XX / 44. currency / 10. prog-php / 2. tester / 2. <text:s/>tester_1__V2 / 20200627_122243</text:p>
      <text:p text:style-name="P11"/>
      <text:p text:style-name="P9">[do] <text:span text:style-name="T1">#_ </text:span></text:p>
      <text:list xml:id="list6283978757112957545" text:style-name="L107">
        <text:list-item>
          <text:p text:style-name="P149">REVIEW </text:p>
        </text:list-item>
        <text:list-item>
          <text:p text:style-name="P149">TASK-1 : post for-loop</text:p>
          <text:list>
            <text:list-item>
              <text:list>
                <text:list-item>
                  <text:p text:style-name="P149"><text:span text:style-name="T32">//next:20200625_131641:n</text:span> <text:s text:c="2"/>(cont.)</text:p>
                </text:list-item>
              </text:list>
            </text:list-item>
            <text:list-item>
              <text:p text:style-name="P149">T-1.1 : debugging</text:p>
              <text:list>
                <text:list-item>
                  <text:p text:style-name="P149">CODE : //code:20200627_122803:c</text:p>
                </text:list-item>
                <text:list-item>
                  <text:p text:style-name="P149">TEST </text:p>
                  <text:list>
                    <text:list-item>
                      <text:p text:style-name="P149">==&gt; OK</text:p>
                    </text:list-item>
                  </text:list>
                </text:list-item>
              </text:list>
            </text:list-item>
            <text:list-item>
              <text:p text:style-name="P149">T-1.2 : list of $pos</text:p>
              <text:list>
                <text:list-item>
                  <text:p text:style-name="P149">CODE</text:p>
                  <text:list>
                    <text:list-item>
                      <text:p text:style-name="P149">//code:20200627_124329:c → dec<text:span text:style-name="T26">alre : array</text:span></text:p>
                    </text:list-item>
                    <text:list-item>
                      <text:p text:style-name="P149">//code:20200627_124427:c → append</text:p>
                    </text:list-item>
                    <text:list-item>
                      <text:p text:style-name="P149">//code:20200627_124756:c → post while-loop</text:p>
                    </text:list-item>
                  </text:list>
                </text:list-item>
                <text:list-item>
                  <text:p text:style-name="P149">TEST </text:p>
                  <text:list>
                    <text:list-item>
                      <text:p text:style-name="P149"><text:span text:style-name="T37">PROBLEM</text:span> ==&gt; for-loop exec status → all “SL” ==&gt; why?</text:p>
                      <text:list>
                        <text:list-item>
                          <text:p text:style-name="P149">T-1 : review</text:p>
                          <text:list>
                            <text:list-item>
                              <text:p text:style-name="P149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541327249952736051" text:style-name="L108">
        <text:list-item>
          <text:p text:style-name="P150">TASK : post while-loop ==&gt; wri<text:span text:style-name="T26">te out list of $pos</text:span></text:p>
          <text:list>
            <text:list-item>
              <text:p text:style-name="P175">//next:20200627_130504:n (cont.)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1"/>
      <text:p text:style-name="P18"/>
      <text:p text:style-name="P9"><text:span text:style-name="T5">10.2.2_31</text:span>---------------------------------------------------------------------------</text:p>
      <text:p text:style-name="P23"><text:soft-page-break/>[32] res free# JVEMV6 44#10.2.2_XX / 44. currency / 10. prog-php / 2. tester / 2. <text:s/>tester_1__V2 / 20200628_114013</text:p>
      <text:p text:style-name="P11"/>
      <text:p text:style-name="P9">[do] <text:span text:style-name="T1">#_ </text:span></text:p>
      <text:list xml:id="list8964386436437585418" text:style-name="L109">
        <text:list-item>
          <text:p text:style-name="P151">REVIEW </text:p>
        </text:list-item>
        <text:list-item>
          <text:p text:style-name="P151">TASK-1 : post while-loop ==&gt; wri<text:span text:style-name="T26">te out list of $pos</text:span></text:p>
          <text:list>
            <text:list-item>
              <text:list>
                <text:list-item>
                  <text:p text:style-name="P176">//next:20200627_130504:n (cont.)</text:p>
                </text:list-item>
              </text:list>
            </text:list-item>
            <text:list-item>
              <text:p text:style-name="P176">T-1.1 : “fx_tester_T_1__Order_Buy__V2__While_Loop” ==&gt; return val</text:p>
              <text:list>
                <text:list-item>
                  <text:p text:style-name="P176">CODE</text:p>
                </text:list-item>
                <text:list-item>
                  <text:p text:style-name="P176">TEST </text:p>
                  <text:list>
                    <text:list-item>
                      <text:p text:style-name="P176">==&gt; OK</text:p>
                    </text:list-item>
                  </text:list>
                </text:list-item>
              </text:list>
            </text:list-item>
            <text:list-item>
              <text:p text:style-name="P176">T-1.2 : write to file</text:p>
              <text:list>
                <text:list-item>
                  <text:p text:style-name="P176">CODE : //code:20200628_121021:c</text:p>
                </text:list-item>
                <text:list-item>
                  <text:p text:style-name="P176">TEST</text:p>
                  <text:list>
                    <text:list-item>
                      <text:p text:style-name="P176">==&gt; PROBLEM</text:p>
                      <text:list>
                        <text:list-item>
                          <text:p text:style-name="P176">pos –&gt; “dateTime” ==&gt; blank</text:p>
                        </text:list-item>
                      </text:list>
                    </text:list-item>
                    <text:list-item>
                      <text:p text:style-name="P176">T-1 </text:p>
                      <text:list>
                        <text:list-item>
                          <text:p text:style-name="P176">search “step : 2 : j2 : choice-1 : Y : 2”</text:p>
                        </text:list-item>
                        <text:list-item>
                          <text:p text:style-name="P176">//debug:20200628_121707:d</text:p>
                        </text:list-item>
                        <text:list-item>
                          <text:p text:style-name="P176">review : LibEaTester_2::set_Vals_To_Pos__First_Occasion</text:p>
                        </text:list-item>
                        <text:list-item>
                          <text:p text:style-name="P176">CODE : add</text:p>
                          <text:list>
                            <text:list-item>
                              <text:p text:style-name="P176">//code:20200628_121827:c</text:p>
                            </text:list-item>
                          </text:list>
                        </text:list-item>
                        <text:list-item>
                          <text:p text:style-name="P176">TEST</text:p>
                          <text:list>
                            <text:list-item>
                              <text:p text:style-name="P176">==&gt; OK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6">T-2 : “update_Pos(” ==&gt; modify : add datetime</text:p>
                      <text:list>
                        <text:list-item>
                          <text:p text:style-name="P176">CODE : //code:20200628_122723:c</text:p>
                        </text:list-item>
                        <text:list-item>
                          <text:p text:style-name="P176">TEST</text:p>
                          <text:list>
                            <text:list-item>
                              <text:p text:style-name="P176">==&gt; PROBLEM</text:p>
                              <text:list>
                                <text:list-item>
                                  <text:p text:style-name="P176">log_fx_tester.(T-1).(Order-Buy-V2).<text:soft-page-break/>(20200628_122746_595436).log.(20200628_122812_491064).log</text:p>
                                  <text:list>
                                    <text:list-item>
                                      <text:p text:style-name="P176">“aaa”</text:p>
                                    </text:list-item>
                                  </text:list>
                                </text:list-item>
                                <text:list-item>
                                  <text:p text:style-name="P176">“$pos-&gt;cu_idx<text:tab/>9” ==&gt; datetime still same as “$pos-&gt;st_idx<text:tab/>0”</text:p>
                                </text:list-item>
                              </text:list>
                            </text:list-item>
                            <text:list-item>
                              <text:p text:style-name="P176">T-1 : review</text:p>
                              <text:list>
                                <text:list-item>
                                  <text:p text:style-name="P176">“step : 2 : j4 : Y : 1”</text:p>
                                </text:list-item>
                              </text:list>
                            </text:list-item>
                            <text:list-item>
                              <text:p text:style-name="P176">T-2 : “step : 2 : j1 : Y : 3”</text:p>
                              <text:list>
                                <text:list-item>
                                  <text:p text:style-name="P176">==&gt; pos updated?</text:p>
                                </text:list-item>
                                <text:list-item>
                                  <text:p text:style-name="P176">“step : 2 : j5.1-1 : Y : 2”</text:p>
                                </text:list-item>
                                <text:list-item>
                                  <text:p text:style-name="P176">==&gt; FOUND : datetime not updated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745040426581728425" text:style-name="L110">
        <text:list-item>
          <text:p text:style-name="P152">TASK : “j5.1-1”</text:p>
          <text:list>
            <text:list-item>
              <text:p text:style-name="P152">upate $pos → cu_dateTime (j5.1-1 Y/N ==&gt; both)</text:p>
            </text:list-item>
            <text:list-item>
              <text:p text:style-name="P152">//next:20200628_124338:n</text:p>
            </text:list-item>
          </text:list>
        </text:list-item>
        <text:list-item>
          <text:p text:style-name="P152">TASK-2 : “j5.1-2” (SL)</text:p>
          <text:list>
            <text:list-item>
              <text:p text:style-name="P152">upate $pos → cu_dateTime</text:p>
            </text:list-item>
            <text:list-item>
              <text:p text:style-name="P152">//next:20200628_124405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8_124159</text:span></text:p>
      <text:p text:style-name="P11"/>
      <text:p text:style-name="P18"/>
      <text:p text:style-name="P9"><text:span text:style-name="T5">10.2.2_32</text:span>---------------------------------------------------------------------------</text:p>
      <text:p text:style-name="P23">[33] res free# JVEMV6 44#10.2.2_XX / 44. currency / 10. prog-php / 2. tester / 2. <text:s/>tester_1__V2 / 20200629_160355</text:p>
      <text:p text:style-name="P11"/>
      <text:p text:style-name="P9">[do] <text:span text:style-name="T1">#_ </text:span></text:p>
      <text:list xml:id="list1880149758338808872" text:style-name="L111">
        <text:list-item>
          <text:p text:style-name="P153">REVIEW </text:p>
        </text:list-item>
        <text:list-item>
          <text:p text:style-name="P153"><text:soft-page-break/><text:span text:style-name="T1">#_ </text:span>SEG-1 : review</text:p>
          <text:list>
            <text:list-item>
              <text:p text:style-name="P153"><text:span text:style-name="T1">#_ </text:span>S-1.1 : “j2 : Y : 3” </text:p>
              <text:list>
                <text:list-item>
                  <text:p text:style-name="P153">LibEaTester_2::set_Vals_To_Pos__First_Occasion</text:p>
                  <text:list>
                    <text:list-item>
                      <text:p text:style-name="P153">//debug:20200628_121707:d</text:p>
                    </text:list-item>
                  </text:list>
                </text:list-item>
                <text:list-item>
                  <text:p text:style-name="P153"><text:span text:style-name="T1">#_ </text:span>TEST</text:p>
                  <text:list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S-1.2 : “j1 : Y : 3” </text:p>
              <text:list>
                <text:list-item>
                  <text:list>
                    <text:list-item>
                      <text:p text:style-name="P153">LibEaTester_2::update_Pos</text:p>
                    </text:list-item>
                  </text:list>
                </text:list-item>
                <text:list-item>
                  <text:p text:style-name="P153">CODE</text:p>
                </text:list-item>
                <text:list-item>
                  <text:p text:style-name="P153"><text:span text:style-name="T1">#_ </text:span>TEST</text:p>
                  <text:list>
                    <text:list-item>
                      <text:p text:style-name="P153"><text:span text:style-name="T37">PROBLEM</text:span> ==&gt; NOT updated</text:p>
                    </text:list-item>
                    <text:list-item>
                      <text:p text:style-name="P153">TRY-1</text:p>
                      <text:list>
                        <text:list-item>
                          <text:p text:style-name="P153">FOUND : //next:20200615_141145:n</text:p>
                          <text:list>
                            <text:list-item>
                              <text:p text:style-name="P153">seems : LibEaTester_2::update_Pos<text:span text:style-name="T26">に渡す $bardata_This が、おかしいか？　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7">TRY-2 : “bardata_This” ==&gt; searc in : fx_tester_T_1__Order_Buy__V2__For_Loop</text:p>
                      <text:list>
                        <text:list-item>
                          <text:p text:style-name="P177">source csv ==&gt; OK</text:p>
                        </text:list-item>
                        <text:list-item>
                          <text:p text:style-name="P177">val of bardata_This ==&gt; OK</text:p>
                        </text:list-item>
                      </text:list>
                    </text:list-item>
                    <text:list-item>
                      <text:p text:style-name="P177"><text:span text:style-name="T1">#_ </text:span>TRY-3 : debug ==&gt; //debug:20200629_153448:d</text:p>
                      <text:list>
                        <text:list-item>
                          <text:p text:style-name="P177">search ==&gt; “(for)(step : 2 : j1 : Y : 3)”</text:p>
                        </text:list-item>
                        <text:list-item>
                          <text:p text:style-name="P177">==&gt; FOUND : “$pos-&gt;cu_pr<text:tab/>69.339<text:tab/>$pos-&gt;st_dateTime ”</text:p>
                          <text:list>
                            <text:list-item>
                              <text:p text:style-name="P177">==&gt; should be using → cu_dateTime</text:p>
                            </text:list-item>
                          </text:list>
                        </text:list-item>
                        <text:list-item>
                          <text:p text:style-name="P177"><text:span text:style-name="T1">#_ </text:span>FIX</text:p>
                        </text:list-item>
                        <text:list-item>
                          <text:p text:style-name="P177">TEST ==&gt; FIXED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3"><text:span text:style-name="T2">#_ </text:span>TASK-1 : “j5.1-1” </text:p>
          <text:list>
            <text:list-item>
              <text:list>
                <text:list-item>
                  <text:p text:style-name="P153">upate $pos → cu_dateTime (j5.1-1 Y/N ==&gt; both)</text:p>
                </text:list-item>
                <text:list-item>
                  <text:p text:style-name="P153">//next:20200628_124338:n</text:p>
                </text:list-item>
              </text:list>
            </text:list-item>
            <text:list-item>
              <text:p text:style-name="P153">T-1.1 : review</text:p>
              <text:list>
                <text:list-item>
                  <text:p text:style-name="P153"><text:soft-page-break/>“(for)(step : 2 : j5.1-1 : Y : 2)”</text:p>
                  <text:list>
                    <text:list-item>
                      <text:p text:style-name="P153">==&gt; OK</text:p>
                    </text:list-item>
                  </text:list>
                </text:list-item>
              </text:list>
            </text:list-item>
            <text:list-item>
              <text:p text:style-name="P153">==&gt; this task ---&gt; no need</text:p>
            </text:list-item>
          </text:list>
        </text:list-item>
        <text:list-item>
          <text:p text:style-name="P153">TASK-2 : “j5.1-2” (SL) </text:p>
          <text:list>
            <text:list-item>
              <text:list>
                <text:list-item>
                  <text:p text:style-name="P153">upate $pos → cu_dateTime</text:p>
                </text:list-item>
                <text:list-item>
                  <text:p text:style-name="P153">//next:20200628_124405:n</text:p>
                </text:list-item>
              </text:list>
            </text:list-item>
            <text:list-item>
              <text:p text:style-name="P153">T-2.1 : review</text:p>
              <text:list>
                <text:list-item>
                  <text:p text:style-name="P153">search “j5.1-2”</text:p>
                </text:list-item>
              </text:list>
            </text:list-item>
            <text:list-item>
              <text:p text:style-name="P153">==&gt; this task ---&gt; no need</text:p>
            </text:list-item>
          </text:list>
        </text:list-item>
      </text:list>
      <text:p text:style-name="P9"/>
      <text:p text:style-name="P9">[next]</text:p>
      <text:list xml:id="list2348440706493968961" text:style-name="L112">
        <text:list-item>
          <text:p text:style-name="P154">TASK : “list-of-pos.(20200629_154757_216828).dat” ==&gt; more column</text:p>
          <text:list>
            <text:list-item>
              <text:p text:style-name="P154">cols</text:p>
              <text:list>
                <text:list-item>
                  <text:p text:style-name="P154">$pos-&gt;cu_idx</text:p>
                </text:list-item>
                <text:list-item>
                  <text:p text:style-name="P154">$pos-&gt;cu_pr</text:p>
                </text:list-item>
                <text:list-item>
                  <text:p text:style-name="P154">$pos-&gt;pr_SL</text:p>
                </text:list-item>
                <text:list-item>
                  <text:p text:style-name="P154">diff_start-SL</text:p>
                </text:list-item>
              </text:list>
            </text:list-item>
            <text:list-item>
              <text:p text:style-name="P154">//next:20200629_155516:n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29_160335</text:span></text:p>
      <text:p text:style-name="P11"/>
      <text:p text:style-name="P18"/>
      <text:p text:style-name="P9"><text:span text:style-name="T5">10.2.2_33</text:span>---------------------------------------------------------------------------</text:p>
      <text:p text:style-name="P23">[34] res free# JVEMV6 44#10.2.2_XX / 44. currency / 10. prog-php / 2. tester / 2. <text:s/>tester_1__V2 / 20200630_131348</text:p>
      <text:p text:style-name="P11"/>
      <text:p text:style-name="P9">[do] <text:span text:style-name="T1">#_ </text:span></text:p>
      <text:list xml:id="list4807534446334079364" text:style-name="L113">
        <text:list-item>
          <text:p text:style-name="P155">REVIEW </text:p>
        </text:list-item>
        <text:list-item>
          <text:p text:style-name="P155"><text:soft-page-break/>TASK-1 : “list-of-pos.(20200629_154757_216828).dat” ==&gt; more column</text:p>
          <text:list>
            <text:list-item>
              <text:list>
                <text:list-item>
                  <text:p text:style-name="P155">cols</text:p>
                  <text:list>
                    <text:list-item>
                      <text:p text:style-name="P155">$pos-&gt;cu_idx</text:p>
                    </text:list-item>
                    <text:list-item>
                      <text:p text:style-name="P155">$pos-&gt;cu_pr</text:p>
                    </text:list-item>
                    <text:list-item>
                      <text:p text:style-name="P155">$pos-&gt;pr_SL</text:p>
                    </text:list-item>
                    <text:list-item>
                      <text:p text:style-name="P155">$pos-&gt;pr_TP</text:p>
                    </text:list-item>
                    <text:list-item>
                      <text:p text:style-name="P155">diff_start~SL</text:p>
                    </text:list-item>
                  </text:list>
                </text:list-item>
                <text:list-item>
                  <text:p text:style-name="P155">//next:20200629_155516:n</text:p>
                </text:list-item>
              </text:list>
            </text:list-item>
            <text:list-item>
              <text:p text:style-name="P155"><text:span text:style-name="T1">#_ </text:span>T-1.1 </text:p>
              <text:list>
                <text:list-item>
                  <text:list>
                    <text:list-item>
                      <text:p text:style-name="P155">$pos-&gt;cu_idx</text:p>
                    </text:list-item>
                    <text:list-item>
                      <text:p text:style-name="P155">$pos-&gt;cu_pr</text:p>
                    </text:list-item>
                  </text:list>
                </text:list-item>
                <text:list-item>
                  <text:p text:style-name="P155">CODE</text:p>
                </text:list-item>
                <text:list-item>
                  <text:p text:style-name="P155">TEST <text:s/>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  <text:list-item>
              <text:p text:style-name="P155">T-1.2</text:p>
              <text:list>
                <text:list-item>
                  <text:list>
                    <text:list-item>
                      <text:p text:style-name="P155">$pos-&gt;pr_SL</text:p>
                    </text:list-item>
                    <text:list-item>
                      <text:p text:style-name="P155">$pos-&gt;pr_TP</text:p>
                    </text:list-item>
                    <text:list-item>
                      <text:p text:style-name="P155">diff_start~SL</text:p>
                    </text:list-item>
                  </text:list>
                </text:list-item>
                <text:list-item>
                  <text:p text:style-name="P155"><text:span text:style-name="T1">#_ </text:span>CODE </text:p>
                  <text:list>
                    <text:list-item>
                      <text:p text:style-name="P155">header</text:p>
                    </text:list-item>
                    <text:list-item>
                      <text:p text:style-name="P155">data</text:p>
                    </text:list-item>
                  </text:list>
                </text:list-item>
                <text:list-item>
                  <text:p text:style-name="P155">TEST </text:p>
                  <text:list>
                    <text:list-item>
                      <text:p text:style-name="P155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5">TASK-2 : sheet ==&gt; </text:p>
          <text:list>
            <text:list-item>
              <text:p text:style-name="P155">new sheet</text:p>
              <text:list>
                <text:list-item>
                  <text:p text:style-name="P155">log_JVE_44_10_2.2.[session-34~].ods // C:\WORKS_2\WS\WS_Others.JVEMV6\JVEMV6\44_currency\10_prog-php\2_tester</text:p>
                </text:list-item>
              </text:list>
            </text:list-item>
            <text:list-item>
              <text:p text:style-name="P155">C/P</text:p>
            </text:list-item>
            <text:list-item>
              <text:p text:style-name="P155"><text:soft-page-break/>ops : stats</text:p>
              <text:list>
                <text:list-item>
                  <text:p text:style-name="P155">col “diff.SL~start”</text:p>
                  <text:list>
                    <text:list-item>
                      <text:p text:style-name="P155">color ==&gt; backgrnd</text:p>
                    </text:list-item>
                  </text:list>
                </text:list-item>
                <text:list-item>
                  <text:p text:style-name="P155">stats data</text:p>
                  <text:list>
                    <text:list-item>
                      <text:p text:style-name="P155">total=, minus=, plus=</text:p>
                    </text:list-item>
                  </text:list>
                </text:list-item>
              </text:list>
            </text:list-item>
            <text:list-item>
              <text:p text:style-name="P155">ops : new columns</text:p>
              <text:list>
                <text:list-item>
                  <text:p text:style-name="P155">“cur &gt;= start ?”</text:p>
                </text:list-item>
                <text:list-item>
                  <text:p text:style-name="P155">num of idx ==&gt; start → current </text:p>
                </text:list-item>
                <text:list-item>
                  <text:p text:style-name="P155"><text:span text:style-name="T1">#_ </text:span>“cur &gt; SL ?” ==&gt; “&gt;”, not “&gt;=” (equal not included)</text:p>
                  <text:list>
                    <text:list-item>
                      <text:p text:style-name="P155">==&gt; modify : “cur – SL” (diff)</text:p>
                    </text:list-item>
                  </text:list>
                </text:list-item>
                <text:list-item>
                  <text:p text:style-name="P155">“exit price” ==&gt; if current is below SL → SL</text:p>
                </text:list-item>
                <text:list-item>
                  <text:p text:style-name="P155">“diff.exit~start” </text:p>
                </text:list-item>
              </text:list>
            </text:list-item>
          </text:list>
        </text:list-item>
      </text:list>
      <text:p text:style-name="P9">[next]</text:p>
      <text:list xml:id="list1763504249516343260" text:style-name="L114">
        <text:list-item>
          <text:p text:style-name="P156">TASK : wri<text:span text:style-name="T26">te ==&gt; to a function</text:span></text:p>
          <text:list>
            <text:list-item>
              <text:p text:style-name="P156">list-of-pos</text:p>
            </text:list-item>
            <text:list-item>
              <text:p text:style-name="P156">//next:20200630_141510:n</text:p>
            </text:list-item>
          </text:list>
        </text:list-item>
        <text:list-item>
          <text:p text:style-name="P156">TASK : “spread” ==&gt; modify</text:p>
          <text:list>
            <text:list-item>
              <text:p text:style-name="P156">current : 3</text:p>
            </text:list-item>
            <text:list-item>
              <text:p text:style-name="P156">to : 1</text:p>
            </text:list-item>
            <text:list-item>
              <text:p text:style-name="P156">//next:20200630_141227:n</text:p>
            </text:list-item>
          </text:list>
        </text:list-item>
        <text:list-item>
          <text:p text:style-name="P156">TASK : “list-of-pos.(XXX).dat” ==&gt; more data</text:p>
          <text:list>
            <text:list-item>
              <text:p text:style-name="P156">meta info</text:p>
              <text:list>
                <text:list-item>
                  <text:list>
                    <text:list-item>
                      <text:p text:style-name="P156">//next:<text:tab/>20200630_141350:n</text:p>
                    </text:list-item>
                  </text:list>
                </text:list-item>
                <text:list-item>
                  <text:p text:style-name="P156">$val_FxTester_TP</text:p>
                </text:list-item>
                <text:list-item>
                  <text:p text:style-name="P156">$val_FxTester_SL</text:p>
                </text:list-item>
                <text:list-item>
                  <text:p text:style-name="P156">$val_FxTester_SPREAD</text:p>
                </text:list-item>
                <text:list-item>
                  <text:p text:style-name="P156">detect pattern name</text:p>
                </text:list-item>
              </text:list>
            </text:list-item>
          </text:list>
        </text:list-item>
        <text:list-item>
          <text:p text:style-name="P156">TASK : “list-of-pos.(XXX).dat” ==&gt; more data</text:p>
          <text:list>
            <text:list-item>
              <text:p text:style-name="P156">starting bar ==&gt; loc in BB</text:p>
            </text:list-item>
          </text:list>
        </text:list-item>
        <text:list-item>
          <text:p text:style-name="P156">TASK-2</text:p>
          <text:list>
            <text:list-item>
              <text:p text:style-name="P156"><text:soft-page-break/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630_141528</text:span></text:p>
      <text:p text:style-name="P11"/>
      <text:p text:style-name="P18"/>
      <text:p text:style-name="P9"><text:span text:style-name="T5">10.2.2_34</text:span>---------------------------------------------------------------------------</text:p>
      <text:p text:style-name="P23">[35] res free# JVEMV6 44#10.2.2_XX / 44. currency / 10. prog-php / 2. tester / 2. <text:s/>tester_1__V2 / 20200701_154010</text:p>
      <text:p text:style-name="P11"/>
      <text:p text:style-name="P9">[do] <text:span text:style-name="T1">#_ </text:span></text:p>
      <text:list xml:id="list338193731673799810" text:style-name="L115">
        <text:list-item>
          <text:p text:style-name="P157">REVIEW </text:p>
        </text:list-item>
        <text:list-item>
          <text:p text:style-name="P157"><text:span text:style-name="T1">#_ </text:span>TASK-1 : wri<text:span text:style-name="T26">te ==&gt; to a function</text:span></text:p>
          <text:list>
            <text:list-item>
              <text:list>
                <text:list-item>
                  <text:p text:style-name="P157">list-of-pos</text:p>
                </text:list-item>
                <text:list-item>
                  <text:p text:style-name="P157">//next:20200630_141510:n</text:p>
                </text:list-item>
              </text:list>
            </text:list-item>
            <text:list-item>
              <text:p text:style-name="P157">T-1.1 : new FUNC : fx_tester_T_1__Order_Buy__V2__Write_List_Of_Pos()</text:p>
              <text:list>
                <text:list-item>
                  <text:p text:style-name="P157">CODE</text:p>
                  <text:list>
                    <text:list-item>
                      <text:p text:style-name="P157">sig, time label</text:p>
                    </text:list-item>
                    <text:list-item>
                      <text:p text:style-name="P157"><text:span text:style-name="T1">#_ </text:span>C/P ==&gt; lines </text:p>
                    </text:list-item>
                    <text:list-item>
                      <text:p text:style-name="P157"><text:span text:style-name="T1">#_ </text:span>params</text:p>
                    </text:list-item>
                  </text:list>
                </text:list-item>
                <text:list-item>
                  <text:p text:style-name="P157">TEST </text:p>
                  <text:list>
                    <text:list-item>
                      <text:p text:style-name="P157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7">TASK-2 : “list-of-pos.(XXX).dat” ==&gt; more data</text:p>
          <text:list>
            <text:list-item>
              <text:p text:style-name="P157">meta info </text:p>
              <text:list>
                <text:list-item>
                  <text:list>
                    <text:list-item>
                      <text:p text:style-name="P157">//next:20200630_141350:n</text:p>
                    </text:list-item>
                  </text:list>
                </text:list-item>
                <text:list-item>
                  <text:p text:style-name="P157">$val_FxTester_TP</text:p>
                </text:list-item>
                <text:list-item>
                  <text:p text:style-name="P157">$val_FxTester_SL</text:p>
                </text:list-item>
                <text:list-item>
                  <text:p text:style-name="P157">$val_FxTester_SPREAD</text:p>
                </text:list-item>
                <text:list-item>
                  <text:p text:style-name="P157"><text:soft-page-break/>detect pattern name</text:p>
                </text:list-item>
              </text:list>
            </text:list-item>
            <text:list-item>
              <text:p text:style-name="P157"><text:span text:style-name="T1">#_ </text:span>T-2.1 : TP, SL, SPREAD</text:p>
              <text:list>
                <text:list-item>
                  <text:p text:style-name="P157">CODE</text:p>
                </text:list-item>
                <text:list-item>
                  <text:p text:style-name="P157">TEST ==&gt; OK</text:p>
                </text:list-item>
              </text:list>
            </text:list-item>
            <text:list-item>
              <text:p text:style-name="P157"><text:span text:style-name="T1">#_ </text:span>T-2.2 : detect pattern name</text:p>
              <text:list>
                <text:list-item>
                  <text:p text:style-name="P157">CODE</text:p>
                </text:list-item>
                <text:list-item>
                  <text:p text:style-name="P157">TEST ==&gt; </text:p>
                </text:list-item>
              </text:list>
            </text:list-item>
            <text:list-item>
              <text:p text:style-name="P157">T-2.3 : starting/ending datetime</text:p>
              <text:list>
                <text:list-item>
                  <text:p text:style-name="P157"><text:span text:style-name="T1">#_ </text:span>CODE</text:p>
                </text:list-item>
                <text:list-item>
                  <text:p text:style-name="P157">TEST ==&gt; OK </text:p>
                </text:list-item>
              </text:list>
            </text:list-item>
          </text:list>
        </text:list-item>
      </text:list>
      <text:p text:style-name="P9">[next]</text:p>
      <text:list xml:id="list4256570751217745349" text:style-name="L116">
        <text:list-item>
          <text:p text:style-name="P158">TASK- : “spread” ==&gt; modify</text:p>
          <text:list>
            <text:list-item>
              <text:list>
                <text:list-item>
                  <text:p text:style-name="P158">current : 3</text:p>
                </text:list-item>
                <text:list-item>
                  <text:p text:style-name="P158">to : 1</text:p>
                </text:list-item>
                <text:list-item>
                  <text:p text:style-name="P158">//next:20200630_141227:n</text:p>
                </text:list-item>
              </text:list>
            </text:list-item>
          </text:list>
        </text:list-item>
        <text:list-item>
          <text:p text:style-name="P158">TASK : “list-of-pos.(XXX).dat” ==&gt; more data</text:p>
          <text:list>
            <text:list-item>
              <text:p text:style-name="P158">starting bar ==&gt; loc in BB</text:p>
            </text:list-item>
            <text:list-item>
              <text:p text:style-name="P158">//next:20200701_163805:n</text:p>
            </text:list-item>
          </text:list>
        </text:list-item>
        <text:list-item>
          <text:p text:style-name="P158">TASK-2</text:p>
          <text:list>
            <text:list-item>
              <text:p text:style-name="P178">loc in BB ==&gt; 5 prev ones before the starting bar</text:p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701_163851</text:span></text:p>
      <text:p text:style-name="P11"/>
      <text:p text:style-name="P18"/>
      <text:p text:style-name="P9"><text:span text:style-name="T5">10.2.2_35</text:span>---------------------------------------------------------------------------</text:p>
      <text:p text:style-name="P23">[36] res free# JVEMV6 44#10.2.2_XX / 44. currency / 10. prog-php / 2. tester / 2. <text:s/>tester_1__V2 / 20200702_155053</text:p>
      <text:p text:style-name="P11"/>
      <text:p text:style-name="P9"><text:soft-page-break/>[do] <text:span text:style-name="T1">#_ </text:span></text:p>
      <text:list xml:id="list1723005181108167613" text:style-name="L117">
        <text:list-item>
          <text:p text:style-name="P159"><text:span text:style-name="T1">#_ </text:span>REVIEW </text:p>
        </text:list-item>
        <text:list-item>
          <text:p text:style-name="P159"><text:span text:style-name="T1">#_ </text:span>TASK-1 : “spread” ==&gt; modify </text:p>
          <text:list>
            <text:list-item>
              <text:list>
                <text:list-item>
                  <text:p text:style-name="P159">current : 3</text:p>
                </text:list-item>
                <text:list-item>
                  <text:p text:style-name="P159">to : 1</text:p>
                </text:list-item>
                <text:list-item>
                  <text:p text:style-name="P159">//next:20200630_141227:n</text:p>
                </text:list-item>
              </text:list>
            </text:list-item>
            <text:list-item>
              <text:p text:style-name="P159">T-1.1</text:p>
              <text:list>
                <text:list-item>
                  <text:p text:style-name="P159">CODE</text:p>
                </text:list-item>
                <text:list-item>
                  <text:p text:style-name="P159">TEST ==&gt; OK</text:p>
                </text:list-item>
              </text:list>
            </text:list-item>
          </text:list>
        </text:list-item>
        <text:list-item>
          <text:p text:style-name="P191">TASK : “list-of-pos.(XXX).dat” ==&gt; more data</text:p>
          <text:list>
            <text:list-item>
              <text:list>
                <text:list-item>
                  <text:p text:style-name="P191">plus/minus exit ==&gt; count</text:p>
                </text:list-item>
                <text:list-item>
                  <text:p text:style-name="P191">starting bar ==&gt; loc in BB</text:p>
                </text:list-item>
                <text:list-item>
                  <text:p text:style-name="P191">//next:20200701_163805:n</text:p>
                </text:list-item>
              </text:list>
            </text:list-item>
          </text:list>
        </text:list-item>
        <text:list-item>
          <text:p text:style-name="P191">TASK-2</text:p>
          <text:list>
            <text:list-item>
              <text:list>
                <text:list-item>
                  <text:p text:style-name="P192">loc in BB ==&gt; 5 prev ones before the starting bar</text:p>
                </text:list-item>
              </text:list>
            </text:list-item>
            <text:list-item>
              <text:p text:style-name="P179"/>
            </text:list-item>
          </text:list>
        </text:list-item>
      </text:list>
      <text:p text:style-name="P9"/>
      <text:p text:style-name="P9">[next]</text:p>
      <text:list xml:id="list8858741628076030762" text:style-name="L118">
        <text:list-item>
          <text:p text:style-name="P160">TASK : “list-of-pos.(XXX).dat” ==&gt; more data</text:p>
          <text:list>
            <text:list-item>
              <text:list>
                <text:list-item>
                  <text:p text:style-name="P160">plus/minus exit ==&gt; count</text:p>
                </text:list-item>
                <text:list-item>
                  <text:p text:style-name="P160">starting bar ==&gt; loc in BB</text:p>
                </text:list-item>
                <text:list-item>
                  <text:p text:style-name="P160">//next:20200701_163805:n</text:p>
                </text:list-item>
              </text:list>
            </text:list-item>
          </text:list>
        </text:list-item>
        <text:list-item>
          <text:p text:style-name="P160">TASK-2</text:p>
          <text:list>
            <text:list-item>
              <text:list>
                <text:list-item>
                  <text:p text:style-name="P180">loc in BB ==&gt; 5 prev ones before the starting bar</text:p>
                </text:list-item>
              </text:list>
            </text:list-item>
          </text:list>
        </text:list-item>
      </text:list>
      <text:p text:style-name="P9">[further]</text:p>
      <text:p text:style-name="P19"><text:span text:style-name="T22"><text:line-break/></text:span><text:span text:style-name="T23">[/ XXX] 20200702_170340</text:span></text:p>
      <text:p text:style-name="P11"/>
      <text:p text:style-name="P18"/>
      <text:p text:style-name="P11"><text:soft-page-break/><text:span text:style-name="T38">10.2.2_36</text:span>---------------------------------------------------------------------------</text:p>
      <text:p text:style-name="P205">[37] res free# JVEMV6 44#10.2.2_XX / 44. currency / 10. prog-php / 2. tester / 2. <text:s/>tester_1__V2 / 20200703_165539</text:p>
      <text:p text:style-name="P11"/>
      <text:p text:style-name="P9">[do] <text:span text:style-name="T1">#_ </text:span></text:p>
      <text:list xml:id="list5799894382954941298" text:style-name="L119">
        <text:list-item>
          <text:p text:style-name="P161"><text:span text:style-name="T1">#_ </text:span>REVIEW </text:p>
        </text:list-item>
        <text:list-item>
          <text:p text:style-name="P161"><text:span text:style-name="T1">#_ </text:span>SEG-1 : //code:20200703_171215:c</text:p>
          <text:list>
            <text:list-item>
              <text:list>
                <text:list-item>
                  <text:p text:style-name="P161">set ==&gt; $pos-&gt;ext_status</text:p>
                </text:list-item>
              </text:list>
            </text:list-item>
            <text:list-item>
              <text:p text:style-name="P161">S-1.1</text:p>
              <text:list>
                <text:list-item>
                  <text:p text:style-name="P161">CODE</text:p>
                </text:list-item>
                <text:list-item>
                  <text:p text:style-name="P161">TEST ==&gt; </text:p>
                  <text:list>
                    <text:list-item>
                      <text:p text:style-name="P1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><text:span text:style-name="T1">#_ </text:span>SEG-2 : list-of-pos ==&gt; show “ext_status</text:p>
          <text:list>
            <text:list-item>
              <text:p text:style-name="P161">S-2.1</text:p>
              <text:list>
                <text:list-item>
                  <text:p text:style-name="P161">CODE : //code:20200703_172006:c</text:p>
                </text:list-item>
                <text:list-item>
                  <text:p text:style-name="P161">TEST </text:p>
                  <text:list>
                    <text:list-item>
                      <text:p text:style-name="P161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">TASK : “list-of-pos.(XXX).dat” ==&gt; more data</text:p>
          <text:list>
            <text:list-item>
              <text:list>
                <text:list-item>
                  <text:p text:style-name="P161">plus/minus exit ==&gt; count </text:p>
                  <text:list>
                    <text:list-item>
                      <text:p text:style-name="P161"/>
                    </text:list-item>
                  </text:list>
                </text:list-item>
                <text:list-item>
                  <text:p text:style-name="P161">starting bar ==&gt; loc in BB</text:p>
                  <text:list>
                    <text:list-item>
                      <text:p text:style-name="P161">//next:20200701_163805:n</text:p>
                    </text:list-item>
                  </text:list>
                </text:list-item>
              </text:list>
            </text:list-item>
            <text:list-item>
              <text:p text:style-name="P161">T-1.1</text:p>
              <text:list>
                <text:list-item>
                  <text:p text:style-name="P161">CODE</text:p>
                </text:list-item>
              </text:list>
            </text:list-item>
          </text:list>
        </text:list-item>
        <text:list-item>
          <text:p text:style-name="P161">TASK-2</text:p>
          <text:list>
            <text:list-item>
              <text:list>
                <text:list-item>
                  <text:p text:style-name="P181">loc in BB ==&gt; 5 prev ones before the starting bar</text:p>
                </text:list-item>
              </text:list>
            </text:list-item>
            <text:list-item>
              <text:p text:style-name="P161"/>
            </text:list-item>
          </text:list>
        </text:list-item>
      </text:list>
      <text:p text:style-name="P9"/>
      <text:p text:style-name="P9">[next]</text:p>
      <text:list xml:id="list3079307344953408466" text:style-name="L120">
        <text:list-item>
          <text:p text:style-name="P162"><text:soft-page-break/>TASK</text:p>
        </text:list-item>
      </text:list>
      <text:p text:style-name="P9">[further]</text:p>
      <text:p text:style-name="P19"><text:span text:style-name="T22"><text:line-break/></text:span><text:span text:style-name="T23">[/ XXX] 20200703_172224</text:span></text:p>
      <text:p text:style-name="P11"/>
      <text:p text:style-name="P9"><text:span text:style-name="T36">@@@</text:span></text:p>
      <text:p text:style-name="P11"><text:span text:style-name="T38">10.2.2_37</text:span>---------------------------------------------------------------------------</text:p>
      <text:p text:style-name="P205">[38] res free# JVEMV6 44#10.2.2_XX / 44. currency / 10. prog-php / 2. tester / 2. <text:s/>tester_1__V2 / XXX</text:p>
      <text:p text:style-name="P11"/>
      <text:p text:style-name="P9">[do] <text:span text:style-name="T1">#_ </text:span></text:p>
      <text:list xml:id="list9210911063627100164" text:style-name="L129">
        <text:list-item>
          <text:p text:style-name="P165">REVIEW </text:p>
        </text:list-item>
        <text:list-item>
          <text:p text:style-name="P165">TASK-1</text:p>
        </text:list-item>
      </text:list>
      <text:p text:style-name="P9"/>
      <text:p text:style-name="P9">[next]</text:p>
      <text:list xml:id="list992060455192080281" text:style-name="L128">
        <text:list-item>
          <text:p text:style-name="P164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11"/>
      <text:p text:style-name="P11"/>
      <text:p text:style-name="P11"/>
      <text:p text:style-name="P7">------------------------------------------------ [TEMPLATE] 20191224_144528</text:p>
      <text:p text:style-name="P9"><text:span text:style-name="T5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1">#_ </text:span></text:p>
      <text:list xml:id="list37442203" text:continue-list="list21463336460279509" text:style-name="L85">
        <text:list-item>
          <text:p text:style-name="P127">REVIEW </text:p>
        </text:list-item>
        <text:list-item>
          <text:p text:style-name="P127">TASK-1</text:p>
        </text:list-item>
      </text:list>
      <text:p text:style-name="P9"><text:soft-page-break/></text:p>
      <text:p text:style-name="P9">[next]</text:p>
      <text:list xml:id="list2597744145575870244" text:style-name="L121">
        <text:list-item>
          <text:p text:style-name="P163">TASK</text:p>
        </text:list-item>
      </text:list>
      <text:p text:style-name="P9">[further]</text:p>
      <text:p text:style-name="P19"><text:span text:style-name="T22"><text:line-break/></text:span><text:span text:style-name="T23">[/ XXX] </text:span></text:p>
      <text:p text:style-name="P29"/>
      <text:p text:style-name="P29"/>
      <text:p text:style-name="P29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13">------------------------------------------------------- [STEPS : start] 20191224_114459</text:p>
      <text:list xml:id="list6576629303100414512" text:style-name="L122">
        <text:list-item>
          <text:p text:style-name="P18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462972" text:continue-numbering="true" text:style-name="L122">
        <text:list-item>
          <text:p text:style-name="P182"/>
        </text:list-item>
      </text:list>
      <text:p text:style-name="P13">/ ------------------------------------------------------- [STEPS : start] 20191224_114459 /</text:p>
      <text:p text:style-name="P7"/>
      <text:p text:style-name="P12">------------------------------------------------------- [STEPS : closing] 20191220_142139</text:p>
      <text:list xml:id="list328767450525112732" text:style-name="L123">
        <text:list-item>
          <text:p text:style-name="P47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/>
          </table:table-cell>
        </table:table-row>
        <table:table-row>
          <table:table-cell table:style-name="表5.A2" office:value-type="string">
            <text:p text:style-name="P32">r oj &amp;&amp; s &amp;&amp; r c &amp;&amp; s</text:p>
          </table:table-cell>
        </table:table-row>
        <table:table-row>
          <table:table-cell table:style-name="表5.A3" office:value-type="string">
            <text:p text:style-name="P1">doc</text:p>
            <text:list xml:id="list3208306994341360784" text:style-name="L124">
              <text:list-item>
                <text:p text:style-name="P42">M – w &gt; a (new window)</text:p>
              </text:list-item>
              <text:list-item>
                <text:p text:style-name="P42">doc 2 : select → session number</text:p>
              </text:list-item>
              <text:list-item>
                <text:p text:style-name="P42">doc 1</text:p>
                <text:list>
                  <text:list-item>
                    <text:p text:style-name="P42">DUP → template</text:p>
                  </text:list-item>
                  <text:list-item>
                    <text:p text:style-name="P42"><text:soft-page-break/>session num → paste</text:p>
                  </text:list-item>
                  <text:list-item>
                    <text:p text:style-name="P42">datetime ==&gt; change to “XXX”</text:p>
                  </text:list-item>
                  <text:list-item>
                    <text:p text:style-name="P42">session num → update</text:p>
                  </text:list-item>
                </text:list>
              </text:list-item>
              <text:list-item>
                <text:p text:style-name="P42">doc 2 : select → session string</text:p>
              </text:list-item>
              <text:list-item>
                <text:p text:style-name="P46">==&gt; to git</text:p>
              </text:list-item>
            </text:list>
          </table:table-cell>
        </table:table-row>
        <table:table-row>
          <table:table-cell table:style-name="表5.A4" office:value-type="string">
            <text:p text:style-name="P1">git</text:p>
            <text:list xml:id="list2558570487156413328" text:style-name="L125">
              <text:list-item>
                <text:p text:style-name="P43">commit</text:p>
                <text:list>
                  <text:list-item>
                    <text:p text:style-name="P43">jve</text:p>
                  </text:list-item>
                  <text:list-item>
                    <text:p text:style-name="P43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34">###</text:p>
          </table:table-cell>
        </table:table-row>
        <table:table-row>
          <table:table-cell table:style-name="表5.A3" office:value-type="string">
            <text:p text:style-name="P33"><office:annotation office:name="__Annotation__8900_564638208"><dc:creator>iwabuchi ken</dc:creator><dc:date>2020-06-18T17:30:51.67</dc:date><text:p text:style-name="P209"><text:span text:style-name="T39">https://stackoverflow.com/questions/357315/get-list-of-passed-arguments-in-windows-batch-script-bat</text:span></text:p></office:annotation>C:<office:annotation-end office:name="__Annotation__8900_564638208"/>\WORKS_2\WS\WS_Others.JVEMV6\JVEMV6\44_currency\10_prog-php\2_tester\end_all.bat <text:span text:style-name="T10">[37] res free# JVEMV6 44#10.2.2_XX / 44. currency / 10. prog-php / 2. tester / 2. <text:s/>tester_1__V2 / 20200703_165539</text:span></text:p>
          </table:table-cell>
        </table:table-row>
        <table:table-row>
          <table:table-cell table:style-name="表5.A3" office:value-type="string">
            <text:p text:style-name="P1"/>
          </table:table-cell>
        </table:table-row>
        <table:table-row>
          <table:table-cell table:style-name="表5.A3" office:value-type="string">
            <text:p text:style-name="P1">doc</text:p>
            <text:list xml:id="list2346896513487252326" text:style-name="L126">
              <text:list-item>
                <text:p text:style-name="P44">doc 1 : select → git push, echo</text:p>
              </text:list-item>
              <text:list-item>
                <text:p text:style-name="P44">console : paste</text:p>
              </text:list-item>
            </text:list>
          </table:table-cell>
        </table:table-row>
        <table:table-row>
          <table:table-cell table:style-name="表5.A3" office:value-type="string">
            <text:p text:style-name="P26"><text:span text:style-name="T12">C:\WORKS_2\WS\WS_Others.JVEMV6\JVEMV6\37_miscs\12_programmin</text:span><text:span text:style-name="T12">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5.A10" office:value-type="string">
            <text:p text:style-name="P28">C:\WORKS_2\a.bat &amp;&amp; r oj &amp;&amp; git add -A &amp;&amp; git commit -m ^"<text:span text:style-name="T14">[21] res free# </text:span><text:span text:style-name="T14">JVEMV6 44#10.2.2_XX / 44. currency / 10. prog-php / 2. tester / 2. <text:s/></text:span><text:span text:style-name="T14">tester_1__V2 / 20200615_161622</text:span>^" &amp;&amp; e &amp;&amp; p</text:p>
          </table:table-cell>
        </table:table-row>
        <table:table-row>
          <table:table-cell table:style-name="表5.A10" office:value-type="string">
            <text:p text:style-name="P28">C:\WORKS_2\a.bat &amp;&amp; r c &amp;&amp; git add -A &amp;&amp; git commit -m ^"<text:span text:style-name="T14">[20] res free# </text:span><text:span text:style-name="T14">JVEMV6 44#10.2.2_XX / 44. currency / 10. prog-php / 2. tester / 2. <text:s/></text:span><text:span text:style-name="T14">tester_1__V2 / 20200615_134356</text:span>^" &amp;&amp; e &amp;&amp; p</text:p>
          </table:table-cell>
        </table:table-row>
        <table:table-row>
          <table:table-cell table:style-name="表5.A3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5.A3" office:value-type="string">
            <text:p text:style-name="P1">close</text:p>
            <text:list xml:id="list424117777668257901" text:style-name="L127">
              <text:list-item>
                <text:p text:style-name="P45">eclipse</text:p>
              </text:list-item>
              <text:list-item>
                <text:p text:style-name="P45"><text:soft-page-break/>mt4</text:p>
              </text:list-item>
              <text:list-item>
                <text:p text:style-name="P45">folders</text:p>
              </text:list-item>
              <text:list-item>
                <text:p text:style-name="P45">sakura files</text:p>
              </text:list-item>
              <text:list-item>
                <text:p text:style-name="P45">docs</text:p>
              </text:list-item>
            </text:list>
          </table:table-cell>
        </table:table-row>
      </table:table>
      <text:list xml:id="list37450065" text:continue-list="list328767450525112732" text:style-name="L123">
        <text:list-item>
          <text:p text:style-name="P47">git</text:p>
          <text:list>
            <text:list-item>
              <text:p text:style-name="P47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 &amp;&amp; r c &amp;&amp; s</text:p>
          </table:table-cell>
        </table:table-row>
        <table:table-row>
          <table:table-cell table:style-name="表1.A3" office:value-type="string">
            <text:p text:style-name="P27"><text:span text:style-name="T12">C:\WORKS_2\WS\WS_Others.JVEMV6\JVEMV6\37_miscs\12_programmin</text:span><text:span text:style-name="T12">g\3_fx-log-file\end_apps.bat &amp;&amp; echo.&gt;&gt; C:\WORKS_2\shortcuts_docs\start_log_JVE_44_10_2.[fx-php-tester].bat &amp;&amp; </text:span><text:span text:style-name="T30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1">r oj &amp;&amp; s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  <table:table-row>
          <table:table-cell table:style-name="表1.A4" office:value-type="string">
            <text:p text:style-name="P1">r c &amp;&amp; g l</text:p>
          </table:table-cell>
        </table:table-row>
        <table:table-row>
          <table:table-cell table:style-name="表1.A4" office:value-type="string">
            <text:p text:style-name="P1"/>
          </table:table-cell>
        </table:table-row>
      </table:table>
      <text:list xml:id="list37445189" text:continue-numbering="true" text:style-name="L123">
        <text:list-item>
          <text:list>
            <text:list-item>
              <text:p text:style-name="P47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8">C:\WORKS_2\WS\WS_Others.JVEMV6\JVEMV6\37_miscs\12_programmin</text:span><text:span text:style-name="T8">g\3_fx-log-file\end_apps.bat</text:span></text:p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25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5"/>
          </table:table-cell>
        </table:table-row>
      </table:table>
      <text:list xml:id="list37457172" text:continue-numbering="true" text:style-name="L123">
        <text:list-item>
          <text:p text:style-name="P47">move “<text:span text:style-name="T6">@@@</text:span>”</text:p>
        </text:list-item>
        <text:list-item>
          <text:p text:style-name="P183">DUP : template</text:p>
        </text:list-item>
      </text:list>
      <text:p text:style-name="P7"/>
      <text:p text:style-name="P7">/ <text:span text:style-name="T7">------------------------------------------------------- [STEPS : closing] 20191220_142139 /</text:span></text:p>
      <text:p text:style-name="P14"/>
      <text:p text:style-name="P13"><text:soft-page-break/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7-03T17:23:21.65</dc:date>
    <dc:creator>iwabuchi ken</dc:creator>
    <meta:editing-duration>P7DT22H59M24S</meta:editing-duration>
    <meta:editing-cycles>1181</meta:editing-cycles>
    <meta:generator>OpenOffice/4.1.3$Win32 OpenOffice.org_project/413m1$Build-9783</meta:generator>
    <meta:document-statistic meta:table-count="32" meta:image-count="0" meta:object-count="3" meta:page-count="82" meta:paragraph-count="1811" meta:word-count="7845" meta:character-count="552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86cm" svg:height="6.517cm" xlink:href="." xlink:type="simple" chart:class="chart:line" chart:style-name="ch1">
        <chart:legend chart:legend-position="end" svg:x="9.025cm" svg:y="1.898cm" style:legend-expansion="high" chart:style-name="ch2"/>
        <chart:plot-area chart:style-name="ch3" chart:data-source-has-labels="both" svg:x="0.681cm" svg:y="0.655cm" svg:width="7.882cm" svg:height="5.312cm">
          <chartooo:coordinate-region svg:x="1.382cm" svg:y="0.867cm" svg:width="6.478cm" svg:height="4.888cm"/>
          <chart:axis chart:dimension="x" chart:name="primary-x" chart:style-name="ch4" chartooo:axis-type="auto">
            <chartooo:date-scale/>
            <chart:categories table:cell-range-address="local-table.$B$1:.$G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G$2" chart:label-cell-address="local-table.$A$2" chart:class="chart:line">
            <chart:data-point chart:repeated="6"/>
          </chart:series>
          <chart:series chart:style-name="ch8" chart:values-cell-range-address="local-table.$B$3:.$G$3" chart:label-cell-address="local-table.$A$3" chart:class="chart:line">
            <chart:data-point chart:repeated="6"/>
          </chart:series>
          <chart:series chart:style-name="ch9" chart:values-cell-range-address="local-table.$B$4:.$G$4" chart:label-cell-address="local-table.$A$4" chart:class="chart:line">
            <chart:data-point chart:repeated="6"/>
          </chart:series>
          <chart:series chart:style-name="ch10" chart:values-cell-range-address="local-table.$B$5:.$G$5" chart:label-cell-address="local-table.$A$5" chart:class="chart:line">
            <chart:data-point chart:repeated="6"/>
          </chart:series>
          <chart:series chart:style-name="ch11" chart:values-cell-range-address="local-table.$B$6:.$G$6" chart:label-cell-address="local-table.$A$6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-1">
                <text:p>-1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inus-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inus-3</text:p>
              </table:table-cell>
              <table:table-cell office:value-type="float" office:value="-2">
                <text:p>-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503cm" svg:height="5.908cm" xlink:href="." xlink:type="simple" chart:class="chart:line" chart:style-name="ch1">
        <chart:legend chart:legend-position="end" svg:x="8.233cm" svg:y="2.118cm" style:legend-expansion="high" chart:style-name="ch2"/>
        <chart:plot-area chart:style-name="ch3" chart:data-source-has-labels="both" svg:x="0.66cm" svg:y="0.607cm" svg:width="7.153cm" svg:height="4.763cm">
          <chartooo:coordinate-region svg:x="1.361cm" svg:y="0.819cm" svg:width="5.749cm" svg:height="4.339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-level.-9</text:p>
              </table:table-cell>
              <table:table-cell office:value-type="string">
                <text:p>w-level.-8</text:p>
              </table:table-cell>
              <table:table-cell office:value-type="string">
                <text:p>w-level.-7</text:p>
              </table:table-cell>
              <table:table-cell office:value-type="string">
                <text:p>w-level.-6</text:p>
              </table:table-cell>
              <table:table-cell office:value-type="string">
                <text:p>w-level.-5</text:p>
              </table:table-cell>
              <table:table-cell office:value-type="string">
                <text:p>w-level.-4</text:p>
              </table:table-cell>
              <table:table-cell office:value-type="string">
                <text:p>w-level.-3</text:p>
              </table:table-cell>
              <table:table-cell office:value-type="string">
                <text:p>w-level.-2</text:p>
              </table:table-cell>
              <table:table-cell office:value-type="string">
                <text:p>w-level.-1</text:p>
              </table:table-cell>
            </table:table-row>
          </table:table-header-rows>
          <table:table-rows>
            <table:table-row>
              <table:table-cell office:value-type="string">
                <text:p>plus-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3">
                <text:p>-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5"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8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02cm" svg:height="5.457cm" xlink:href="." xlink:type="simple" chart:class="chart:line" chart:style-name="ch1">
        <chart:legend chart:legend-position="end" svg:x="7.141cm" svg:y="1.106cm" style:legend-expansion="high" chart:style-name="ch2"/>
        <chart:plot-area chart:style-name="ch3" chart:data-source-has-labels="both" svg:x="0.644cm" svg:y="0.571cm" svg:width="6.109cm" svg:height="4.357cm">
          <chartooo:coordinate-region svg:x="1.279cm" svg:y="0.784cm" svg:width="4.837cm" svg:height="3.512cm"/>
          <chart:axis chart:dimension="x" chart:name="primary-x" chart:style-name="ch4" chartooo:axis-type="auto">
            <chartooo:date-scale/>
            <chart:categories table:cell-range-address="local-table.$B$1:.$J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J$2" chart:label-cell-address="local-table.$A$2" chart:class="chart:line">
            <chart:data-point chart:repeated="9"/>
          </chart:series>
          <chart:series chart:style-name="ch8" chart:values-cell-range-address="local-table.$B$3:.$J$3" chart:label-cell-address="local-table.$A$3" chart:class="chart:line">
            <chart:data-point chart:repeated="9"/>
          </chart:series>
          <chart:series chart:style-name="ch9" chart:values-cell-range-address="local-table.$B$4:.$J$4" chart:label-cell-address="local-table.$A$4" chart:class="chart:line">
            <chart:data-point chart:repeated="9"/>
          </chart:series>
          <chart:series chart:style-name="ch10" chart:values-cell-range-address="local-table.$B$5:.$J$5" chart:label-cell-address="local-table.$A$5" chart:class="chart:line">
            <chart:data-point chart:repeated="9"/>
          </chart:series>
          <chart:series chart:style-name="ch11" chart:values-cell-range-address="local-table.$B$6:.$J$6" chart:label-cell-address="local-table.$A$6" chart:class="chart:line">
            <chart:data-point chart:repeated="9"/>
          </chart:series>
          <chart:series chart:style-name="ch12" chart:values-cell-range-address="local-table.$B$7:.$J$7" chart:label-cell-address="local-table.$A$7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ce.-9</text:p>
              </table:table-cell>
              <table:table-cell office:value-type="string">
                <text:p>Force.-8</text:p>
              </table:table-cell>
              <table:table-cell office:value-type="string">
                <text:p>Force.-7</text:p>
              </table:table-cell>
              <table:table-cell office:value-type="string">
                <text:p>Force.-6</text:p>
              </table:table-cell>
              <table:table-cell office:value-type="string">
                <text:p>Force.-5</text:p>
              </table:table-cell>
              <table:table-cell office:value-type="string">
                <text:p>Force.-4</text:p>
              </table:table-cell>
              <table:table-cell office:value-type="string">
                <text:p>Force.-3</text:p>
              </table:table-cell>
              <table:table-cell office:value-type="string">
                <text:p>Force.-2</text:p>
              </table:table-cell>
              <table:table-cell office:value-type="string">
                <text:p>Force.-1</text:p>
              </table:table-cell>
            </table:table-row>
          </table:table-header-rows>
          <table:table-rows>
            <table:table-row>
              <table:table-cell office:value-type="string">
                <text:p>minus-1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  <table:table-cell office:value-type="float" office:value="2.4156">
                <text:p>2.4156</text:p>
              </table:table-cell>
              <table:table-cell office:value-type="float" office:value="4.9528">
                <text:p>4.9528</text:p>
              </table:table-cell>
              <table:table-cell office:value-type="float" office:value="11.2793">
                <text:p>11.2793</text:p>
              </table:table-cell>
              <table:table-cell office:value-type="float" office:value="11.0967">
                <text:p>11.0967</text:p>
              </table:table-cell>
              <table:table-cell office:value-type="float" office:value="10.7166">
                <text:p>10.7166</text:p>
              </table:table-cell>
              <table:table-cell office:value-type="float" office:value="7.953">
                <text:p>7.953</text:p>
              </table:table-cell>
              <table:table-cell office:value-type="float" office:value="4.9868">
                <text:p>4.9868</text:p>
              </table:table-cell>
            </table:table-row>
            <table:table-row>
              <table:table-cell office:value-type="string">
                <text:p>plus-1</text:p>
              </table:table-cell>
              <table:table-cell office:value-type="float" office:value="-0.4726">
                <text:p>-0.4726</text:p>
              </table:table-cell>
              <table:table-cell office:value-type="float" office:value="-0.0578">
                <text:p>-0.0578</text:p>
              </table:table-cell>
              <table:table-cell office:value-type="float" office:value="0.4532">
                <text:p>0.4532</text:p>
              </table:table-cell>
              <table:table-cell office:value-type="float" office:value="0.78375">
                <text:p>0.78375</text:p>
              </table:table-cell>
              <table:table-cell office:value-type="float" office:value="0.1912">
                <text:p>0.1912</text:p>
              </table:table-cell>
              <table:table-cell office:value-type="float" office:value="0.32955">
                <text:p>0.32955</text:p>
              </table:table-cell>
              <table:table-cell office:value-type="float" office:value="0.14495">
                <text:p>0.14495</text:p>
              </table:table-cell>
              <table:table-cell office:value-type="float" office:value="0.2964">
                <text:p>0.2964</text:p>
              </table:table-cell>
              <table:table-cell office:value-type="float" office:value="0.94135">
                <text:p>0.94135</text:p>
              </table:table-cell>
            </table:table-row>
            <table:table-row>
              <table:table-cell office:value-type="string">
                <text:p>plus-2</text:p>
              </table:table-cell>
              <table:table-cell office:value-type="float" office:value="0.3955">
                <text:p>0.3955</text:p>
              </table:table-cell>
              <table:table-cell office:value-type="float" office:value="0.1539">
                <text:p>0.1539</text:p>
              </table:table-cell>
              <table:table-cell office:value-type="float" office:value="0.65205">
                <text:p>0.65205</text:p>
              </table:table-cell>
              <table:table-cell office:value-type="float" office:value="1.01475">
                <text:p>1.01475</text:p>
              </table:table-cell>
              <table:table-cell office:value-type="float" office:value="1.537">
                <text:p>1.537</text:p>
              </table:table-cell>
              <table:table-cell office:value-type="float" office:value="2.3829">
                <text:p>2.3829</text:p>
              </table:table-cell>
              <table:table-cell office:value-type="float" office:value="2.5434">
                <text:p>2.5434</text:p>
              </table:table-cell>
              <table:table-cell office:value-type="float" office:value="2.2388">
                <text:p>2.2388</text:p>
              </table:table-cell>
              <table:table-cell office:value-type="float" office:value="2.6838">
                <text:p>2.6838</text:p>
              </table:table-cell>
            </table:table-row>
            <table:table-row>
              <table:table-cell office:value-type="string">
                <text:p>plus-3</text:p>
              </table:table-cell>
              <table:table-cell office:value-type="float" office:value="1.8502">
                <text:p>1.8502</text:p>
              </table:table-cell>
              <table:table-cell office:value-type="float" office:value="3.9083">
                <text:p>3.9083</text:p>
              </table:table-cell>
              <table:table-cell office:value-type="float" office:value="3.50445">
                <text:p>3.50445</text:p>
              </table:table-cell>
              <table:table-cell office:value-type="float" office:value="4.25365">
                <text:p>4.25365</text:p>
              </table:table-cell>
              <table:table-cell office:value-type="float" office:value="3.59195">
                <text:p>3.59195</text:p>
              </table:table-cell>
              <table:table-cell office:value-type="float" office:value="3.3561">
                <text:p>3.3561</text:p>
              </table:table-cell>
              <table:table-cell office:value-type="float" office:value="6.1776">
                <text:p>6.1776</text:p>
              </table:table-cell>
              <table:table-cell office:value-type="float" office:value="4.9068">
                <text:p>4.9068</text:p>
              </table:table-cell>
              <table:table-cell office:value-type="float" office:value="7.2695">
                <text:p>7.2695</text:p>
              </table:table-cell>
            </table:table-row>
            <table:table-row>
              <table:table-cell office:value-type="string">
                <text:p>plus-4</text:p>
              </table:table-cell>
              <table:table-cell office:value-type="float" office:value="-0.3366">
                <text:p>-0.3366</text:p>
              </table:table-cell>
              <table:table-cell office:value-type="float" office:value="0.0238">
                <text:p>0.0238</text:p>
              </table:table-cell>
              <table:table-cell office:value-type="float" office:value="-0.52675">
                <text:p>-0.52675</text:p>
              </table:table-cell>
              <table:table-cell office:value-type="float" office:value="0.79355">
                <text:p>0.79355</text:p>
              </table:table-cell>
              <table:table-cell office:value-type="float" office:value="-0.1705">
                <text:p>-0.1705</text:p>
              </table:table-cell>
              <table:table-cell office:value-type="float" office:value="0.31365">
                <text:p>0.31365</text:p>
              </table:table-cell>
              <table:table-cell office:value-type="float" office:value="0.3094">
                <text:p>0.3094</text:p>
              </table:table-cell>
              <table:table-cell office:value-type="float" office:value="0.8827">
                <text:p>0.8827</text:p>
              </table:table-cell>
              <table:table-cell office:value-type="float" office:value="0.60435">
                <text:p>0.60435</text:p>
              </table:table-cell>
            </table:table-row>
            <table:table-row>
              <table:table-cell office:value-type="string">
                <text:p>minus-2</text:p>
              </table:table-cell>
              <table:table-cell office:value-type="float" office:value="4.6683">
                <text:p>4.6683</text:p>
              </table:table-cell>
              <table:table-cell office:value-type="float" office:value="4.3026">
                <text:p>4.3026</text:p>
              </table:table-cell>
              <table:table-cell office:value-type="float" office:value="3.894">
                <text:p>3.894</text:p>
              </table:table-cell>
              <table:table-cell office:value-type="float" office:value="4.38275">
                <text:p>4.38275</text:p>
              </table:table-cell>
              <table:table-cell office:value-type="float" office:value="4.72395">
                <text:p>4.72395</text:p>
              </table:table-cell>
              <table:table-cell office:value-type="float" office:value="6.29965">
                <text:p>6.29965</text:p>
              </table:table-cell>
              <table:table-cell office:value-type="float" office:value="5.2934">
                <text:p>5.2934</text:p>
              </table:table-cell>
              <table:table-cell office:value-type="float" office:value="4.33605">
                <text:p>4.33605</text:p>
              </table:table-cell>
              <table:table-cell office:value-type="float" office:value="4.74155">
                <text:p>4.741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